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37.544cm" fo:margin-left="0.176cm"/>
    </style:style>
    <style:style style:name="Column1" style:family="table-column">
      <style:table-column-properties style:column-width="2.037cm"/>
    </style:style>
    <style:style style:name="Column2" style:family="table-column">
      <style:table-column-properties style:column-width="4.392cm"/>
    </style:style>
    <style:style style:name="Column3" style:family="table-column">
      <style:table-column-properties style:column-width="3.625cm"/>
    </style:style>
    <style:style style:name="Column4" style:family="table-column">
      <style:table-column-properties style:column-width="3.704cm"/>
    </style:style>
    <style:style style:name="Column5" style:family="table-column">
      <style:table-column-properties style:column-width="7.646cm"/>
    </style:style>
    <style:style style:name="Column6" style:family="table-column">
      <style:table-column-properties style:column-width="12.224cm"/>
    </style:style>
    <style:style style:name="Column7" style:family="table-column">
      <style:table-column-properties style:column-width="1.27cm"/>
    </style:style>
    <style:style style:name="Column8" style:family="table-column">
      <style:table-column-properties style:column-width="2.64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6aa84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position="sub 58%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-0.635cm" fo:line-height="100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1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1_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1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1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1_5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/>
    <style:style style:name="T137_2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23" style:family="text"/>
    <style:style style:name="T137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25" style:family="text"/>
    <style:style style:name="T137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27" style:family="text"/>
    <style:style style:name="T137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29" style:family="text"/>
    <style:style style:name="T137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31" style:family="text"/>
    <style:style style:name="T137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33" style:family="text"/>
    <style:style style:name="T137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35" style:family="text"/>
    <style:style style:name="T137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37" style:family="text"/>
    <style:style style:name="T137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39" style:family="text"/>
    <style:style style:name="T137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41" style:family="text"/>
    <style:style style:name="T137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43" style:family="text"/>
    <style:style style:name="T137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45" style:family="text"/>
    <style:style style:name="T137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47" style:family="text"/>
    <style:style style:name="T137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49" style:family="text"/>
    <style:style style:name="T137_5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51" style:family="text"/>
    <style:style style:name="T137_5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53" style:family="text"/>
    <style:style style:name="T137_5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55" style:family="text"/>
    <style:style style:name="T137_5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57" style:family="text"/>
    <style:style style:name="T137_5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59" style:family="text"/>
    <style:style style:name="T137_6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61" style:family="text"/>
    <style:style style:name="T137_6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63" style:family="text"/>
    <style:style style:name="T137_6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65" style:family="text"/>
    <style:style style:name="T137_6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67" style:family="text"/>
    <style:style style:name="T137_6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69" style:family="text"/>
    <style:style style:name="T137_7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71" style:family="text"/>
    <style:style style:name="T137_7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73" style:family="text"/>
    <style:style style:name="T137_7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7_7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-0.635cm" fo:line-height="115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6_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2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3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4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5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6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7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8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9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0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1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2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6_1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9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0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1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2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39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0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1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2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3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4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5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6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7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48" style:family="text">
      <style:text-properties fo:background-color="#ffffff"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2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3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4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5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6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7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8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9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0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1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1_12" style:family="text">
      <style:text-properties fo:background-color="#f3f3f3" style:text-line-through-style="none" fo:font-style="normal" style:font-style-asian="normal" style:font-style-complex="normal" fo:color="#a61c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1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5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6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7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8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9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10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1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0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1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2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3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4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5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6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7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8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29" style:family="text">
      <style:text-properties style:text-line-through-style="none" fo:font-style="normal" style:font-style-asian="normal" style:font-style-complex="normal" fo:color="#741b47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reatment</text:span><text:span text:style-name="T1_2"><text:s/></text:span><text:span text:style-name="T1_3">enviroCar</text:span></text:p>
      <text:p text:style-name="P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1">
          <table:table-cell table:style-name="Cell1">
            <text:p text:style-name="P3"><text:span text:style-name="T3_1">Szene</text:span><text:span text:style-name="T3_2"><text:s/></text:span><text:span text:style-name="T3_3">Nr</text:span><text:span text:style-name="T3_4"><text:s/></text:span></text:p>
          </table:table-cell>
          <table:table-cell table:style-name="Cell2">
            <text:p text:style-name="P4"><text:span text:style-name="T4_1">Bild</text:span></text:p>
          </table:table-cell>
          <table:table-cell table:style-name="Cell3">
            <text:p text:style-name="P5"><text:span text:style-name="T5_1">Stil</text:span></text:p>
          </table:table-cell>
          <table:table-cell table:style-name="Cell4">
            <text:p text:style-name="P6"><text:span text:style-name="T6_1">Ton</text:span></text:p>
          </table:table-cell>
          <table:table-cell table:style-name="Cell5">
            <text:p text:style-name="P7"><text:span text:style-name="T7_1">Inhalt</text:span><text:span text:style-name="T7_2">/</text:span><text:span text:style-name="T7_3">Aussage</text:span><text:span text:style-name="T7_4"><text:s/></text:span></text:p>
          </table:table-cell>
          <table:table-cell table:style-name="Cell6">
            <text:p text:style-name="P8"><text:span text:style-name="T8_1">Animation</text:span><text:span text:style-name="T8_2"><text:s/>/<text:s/></text:span><text:span text:style-name="T8_3">Gesprochener</text:span><text:span text:style-name="T8_4"><text:s/></text:span><text:span text:style-name="T8_5">Text</text:span></text:p>
          </table:table-cell>
          <table:table-cell table:style-name="Cell7">
            <text:p text:style-name="P9"><text:span text:style-name="T9_1">Zeit</text:span></text:p>
          </table:table-cell>
          <table:table-cell table:style-name="Cell8">
            <text:p text:style-name="P10"><text:span text:style-name="T10_1">Anmerkungen</text:span></text:p>
          </table:table-cell>
        </table:table-row>
        <table:table-row table:style-name="Row2">
          <table:table-cell table:style-name="Cell9">
            <text:p text:style-name="P11"><text:span text:style-name="T11_1">1</text:span></text:p>
          </table:table-cell>
          <table:table-cell table:style-name="Cell10">
            <text:p text:style-name="P12"><text:span text:style-name="T12_1">Statische</text:span><text:span text:style-name="T12_2"><text:s/></text:span><text:span text:style-name="T12_3">Totale</text:span></text:p>
            <text:p text:style-name="P13"><text:span text:style-name="T13_1">leicht</text:span><text:span text:style-name="T13_2"><text:s/></text:span><text:span text:style-name="T13_3">untersichtig</text:span><text:span text:style-name="T13_4"><text:s text:c="11"/></text:span></text:p>
            <text:p text:style-name="P14"><text:span text:style-name="T14_1">(14<text:s/></text:span><text:span text:style-name="T14_2">mm</text:span><text:span text:style-name="T14_3"><text:s/>)</text:span></text:p>
            <text:p text:style-name="P15"/>
            <text:list text:style-name="LS1" xml:id="list0">
              <text:list-item>
                <text:p text:style-name="P16"><text:span text:style-name="T16_1">Große</text:span><text:span text:style-name="T16_2"><text:s/></text:span><text:span text:style-name="T16_3">Straße</text:span><text:span text:style-name="T16_4"><text:s/></text:span><text:span text:style-name="T16_5">z</text:span><text:span text:style-name="T16_6">.</text:span><text:span text:style-name="T16_7">B</text:span><text:span text:style-name="T16_8">.<text:s/></text:span><text:span text:style-name="T16_9">Wolbeckerstr</text:span><text:span text:style-name="T16_10">.</text:span></text:p>
              </text:list-item>
            </text:list>
            <text:list text:style-name="LS2" xml:id="list1">
              <text:list-item>
                <text:p text:style-name="P17"><text:span text:style-name="T17_1">Straße</text:span><text:span text:style-name="T17_2"><text:s/></text:span><text:span text:style-name="T17_3">ist</text:span><text:span text:style-name="T17_4"><text:s/></text:span><text:span text:style-name="T17_5">leer</text:span></text:p>
              </text:list-item>
              <text:list-item>
                <text:p text:style-name="P18"><text:span text:style-name="T18_1">Auto</text:span><text:span text:style-name="T18_2"><text:s/></text:span><text:span text:style-name="T18_3">kommt</text:span><text:span text:style-name="T18_4"><text:s/></text:span><text:span text:style-name="T18_5">von</text:span><text:span text:style-name="T18_6"><text:s/></text:span><text:span text:style-name="T18_7">links</text:span><text:span text:style-name="T18_8"><text:s/></text:span><text:span text:style-name="T18_9">und</text:span><text:span text:style-name="T18_10"><text:s/></text:span><text:span text:style-name="T18_11">fährt</text:span><text:span text:style-name="T18_12"><text:s/></text:span><text:span text:style-name="T18_13">nach</text:span><text:span text:style-name="T18_14"><text:s/></text:span><text:span text:style-name="T18_15">rechts</text:span><text:span text:style-name="T18_16"><text:s/></text:span><text:span text:style-name="T18_17">durch</text:span><text:span text:style-name="T18_18"><text:s/></text:span><text:span text:style-name="T18_19">das</text:span><text:span text:style-name="T18_20"><text:s/></text:span><text:span text:style-name="T18_21">Bild</text:span></text:p>
              </text:list-item>
            </text:list>
            <text:p text:style-name="P19"/>
            <text:p text:style-name="P20"><text:span text:style-name="T20_1">.</text:span></text:p>
          </table:table-cell>
          <table:table-cell table:style-name="Cell11">
            <text:p text:style-name="P21"><text:span text:style-name="T21_1">“</text:span><text:span text:style-name="T21_2">Großstadt</text:span><text:span text:style-name="T21_3">-</text:span></text:p>
            <text:p text:style-name="P22"><text:span text:style-name="T22_1">feeling</text:span><text:span text:style-name="T22_2">”</text:span></text:p>
            <text:p text:style-name="P23"><text:span text:style-name="T23_1">Weitwinklig</text:span><text:span text:style-name="T23_2"><text:s/></text:span></text:p>
          </table:table-cell>
          <table:table-cell table:style-name="Cell12">
            <text:list text:style-name="LS3" xml:id="list3">
              <text:list-item>
                <text:p text:style-name="P24"><text:span text:style-name="T24_1">Musik</text:span><text:span text:style-name="T24_2"><text:s/></text:span><text:span text:style-name="T24_3">läuft</text:span><text:span text:style-name="T24_4"><text:s/></text:span><text:span text:style-name="T24_5">leise</text:span><text:span text:style-name="T24_6"><text:s/></text:span><text:span text:style-name="T24_7">an</text:span></text:p>
              </text:list-item>
              <text:list-item>
                <text:p text:style-name="P25"><text:span text:style-name="T25_1">Atmosound</text:span></text:p>
              </text:list-item>
            </text:list>
          </table:table-cell>
          <table:table-cell table:style-name="Cell13">
            <text:list text:style-name="LS4" xml:id="list5">
              <text:list-item>
                <text:p text:style-name="P26"><text:span text:style-name="T26_1">Frage</text:span><text:span text:style-name="T26_2"><text:s/>1</text:span></text:p>
              </text:list-item>
              <text:list-item>
                <text:p text:style-name="P27"><text:span text:style-name="T27_1">Einstieg</text:span></text:p>
              </text:list-item>
            </text:list>
            <text:list text:style-name="LS5" xml:id="list7">
              <text:list-item>
                <text:p text:style-name="P28"><text:span text:style-name="T28_1">“</text:span><text:span text:style-name="T28_2">Großstadtfeeling</text:span><text:span text:style-name="T28_3">”</text:span></text:p>
              </text:list-item>
              <text:list-item>
                <text:p text:style-name="P29"><text:span text:style-name="T29_1">Der</text:span><text:span text:style-name="T29_2"><text:s/></text:span><text:span text:style-name="T29_3">Zuschauer</text:span><text:span text:style-name="T29_4"><text:s/></text:span><text:span text:style-name="T29_5">soll</text:span><text:span text:style-name="T29_6"><text:s/></text:span><text:span text:style-name="T29_7">zum</text:span><text:span text:style-name="T29_8"><text:s/></text:span><text:span text:style-name="T29_9">Denken</text:span><text:span text:style-name="T29_10"><text:s/></text:span><text:span text:style-name="T29_11">angeregt</text:span><text:span text:style-name="T29_12"><text:s/></text:span><text:span text:style-name="T29_13">werden</text:span><text:span text:style-name="T29_14">,<text:s/></text:span><text:span text:style-name="T29_15">indem</text:span><text:span text:style-name="T29_16"><text:s/></text:span><text:span text:style-name="T29_17">man</text:span><text:span text:style-name="T29_18"><text:s/></text:span><text:span text:style-name="T29_19">ein</text:span><text:span text:style-name="T29_20"><text:s/></text:span><text:span text:style-name="T29_21">Beispiel</text:span><text:span text:style-name="T29_22"><text:s/></text:span><text:span text:style-name="T29_23">aus</text:span><text:span text:style-name="T29_24"><text:s/></text:span><text:span text:style-name="T29_25">dem</text:span><text:span text:style-name="T29_26"><text:s/></text:span><text:span text:style-name="T29_27">alltäglichen</text:span><text:span text:style-name="T29_28"><text:s/></text:span><text:span text:style-name="T29_29">Leben</text:span><text:span text:style-name="T29_30"><text:s/></text:span><text:span text:style-name="T29_31">gibt</text:span></text:p>
              </text:list-item>
            </text:list>
          </table:table-cell>
          <table:table-cell table:style-name="Cell14">
            <text:list text:style-name="LS6" xml:id="list9">
              <text:list-item>
                <text:p text:style-name="P30"><text:span text:style-name="T30_1">ab</text:span><text:span text:style-name="T30_2"><text:s/></text:span><text:span text:style-name="T30_3">der</text:span><text:span text:style-name="T30_4"><text:s/>⅓<text:s/></text:span><text:span text:style-name="T30_5">der</text:span><text:span text:style-name="T30_6"><text:s/></text:span><text:span text:style-name="T30_7">Bildschirmfläche</text:span><text:span text:style-name="T30_8"><text:s/></text:span><text:span text:style-name="T30_9">erscheint</text:span><text:span text:style-name="T30_10"><text:s/></text:span><text:span text:style-name="T30_11">folgende</text:span><text:span text:style-name="T30_12"><text:s/></text:span><text:span text:style-name="T30_13">Frage</text:span><text:span text:style-name="T30_14"><text:s/>(</text:span><text:span text:style-name="T30_15">wird</text:span><text:span text:style-name="T30_16"><text:s/></text:span><text:span text:style-name="T30_17">durch</text:span><text:span text:style-name="T30_18"><text:s/></text:span><text:span text:style-name="T30_19">das</text:span><text:span text:style-name="T30_20"><text:s/></text:span><text:span text:style-name="T30_21">vorbeifahrene</text:span><text:span text:style-name="T30_22"><text:s/></text:span><text:span text:style-name="T30_23">Auto</text:span><text:span text:style-name="T30_24"><text:s/></text:span><text:span text:style-name="T30_25">zunächst</text:span><text:span text:style-name="T30_26"><text:s/></text:span><text:span text:style-name="T30_27">überdeckt</text:span><text:span text:style-name="T30_28"><text:s/></text:span><text:span text:style-name="T30_29">und</text:span><text:span text:style-name="T30_30"><text:s/></text:span><text:span text:style-name="T30_31">nach</text:span><text:span text:style-name="T30_32"><text:s/></text:span><text:span text:style-name="T30_33">und</text:span><text:span text:style-name="T30_34"><text:s/></text:span><text:span text:style-name="T30_35">nach</text:span><text:span text:style-name="T30_36"><text:s/></text:span><text:span text:style-name="T30_37">aufgedeckt</text:span><text:span text:style-name="T30_38">)</text:span></text:p>
              </text:list-item>
            </text:list>
            <text:list text:style-name="LS2" xml:id="list10">
              <text:list-item>
                <text:p text:style-name="P31"><text:span text:style-name="T31_1"><text:s/></text:span><text:span text:style-name="T31_2">“</text:span><text:span text:style-name="T31_3">How</text:span><text:span text:style-name="T31_4"><text:s/></text:span><text:span text:style-name="T31_5">much</text:span><text:span text:style-name="T31_6"><text:s/></text:span><text:span text:style-name="T31_7">CO</text:span><text:span text:style-name="T31_8">2</text:span><text:span text:style-name="T31_9"><text:s/></text:span><text:span text:style-name="T31_10">do</text:span><text:span text:style-name="T31_11"><text:s/></text:span><text:span text:style-name="T31_12">I</text:span><text:span text:style-name="T31_13"><text:s/></text:span><text:span text:style-name="T31_14">emit</text:span><text:span text:style-name="T31_15"><text:s/></text:span><text:span text:style-name="T31_16">each</text:span><text:span text:style-name="T31_17"><text:s/></text:span><text:span text:style-name="T31_18">time</text:span><text:span text:style-name="T31_19">,<text:s/></text:span><text:span text:style-name="T31_20">if</text:span><text:span text:style-name="T31_21"><text:s/></text:span><text:span text:style-name="T31_22">I</text:span><text:span text:style-name="T31_23"><text:s/></text:span><text:span text:style-name="T31_24">drive</text:span><text:span text:style-name="T31_25"><text:s/></text:span><text:span text:style-name="T31_26">my</text:span><text:span text:style-name="T31_27"><text:s/></text:span><text:span text:style-name="T31_28">car</text:span><text:span text:style-name="T31_29"><text:s/></text:span><text:span text:style-name="T31_30">from</text:span><text:span text:style-name="T31_31"><text:s/></text:span><text:span text:style-name="T31_32">my</text:span><text:span text:style-name="T31_33"><text:s/></text:span><text:span text:style-name="T31_34">home</text:span><text:span text:style-name="T31_35"><text:s/></text:span><text:span text:style-name="T31_36">to</text:span><text:span text:style-name="T31_37"><text:s/></text:span><text:span text:style-name="T31_38">work</text:span><text:span text:style-name="T31_39"><text:s/></text:span><text:span text:style-name="T31_40">or</text:span><text:span text:style-name="T31_41"><text:s/></text:span><text:span text:style-name="T31_42">to</text:span><text:span text:style-name="T31_43"><text:s/></text:span><text:span text:style-name="T31_44">the</text:span><text:span text:style-name="T31_45"><text:s/></text:span><text:span text:style-name="T31_46">supermarket</text:span><text:span text:style-name="T31_47">?”</text:span><text:span text:style-name="T31_48"><text:s/></text:span></text:p>
              </text:list-item>
            </text:list>
            <text:p text:style-name="P32"/>
          </table:table-cell>
          <table:table-cell table:style-name="Cell15">
            <text:p text:style-name="P33"><text:span text:style-name="T33_1">7<text:s/></text:span><text:span text:style-name="T33_2">Sek</text:span></text:p>
          </table:table-cell>
          <table:table-cell table:style-name="Cell16">
            <text:p text:style-name="P34"/>
          </table:table-cell>
        </table:table-row>
        <table:table-row table:style-name="Row3">
          <table:table-cell table:style-name="Cell17">
            <text:p text:style-name="P35"><text:span text:style-name="T35_1">2.1</text:span></text:p>
          </table:table-cell>
          <table:table-cell table:style-name="Cell18">
            <text:p text:style-name="P36"><text:span text:style-name="T36_1">Frage</text:span><text:span text:style-name="T36_2"><text:s/>2<text:s/></text:span></text:p>
            <text:p text:style-name="P37"/>
            <text:list text:style-name="LS7" xml:id="list11">
              <text:list-item>
                <text:p text:style-name="P38"><text:span text:style-name="T38_1">Totale</text:span></text:p>
              </text:list-item>
              <text:list-item>
                <text:p text:style-name="P39"><text:span text:style-name="T39_1">Eine</text:span><text:span text:style-name="T39_2"><text:s/></text:span><text:span text:style-name="T39_3">Person</text:span><text:span text:style-name="T39_4"><text:s/></text:span><text:span text:style-name="T39_5">steht</text:span><text:span text:style-name="T39_6"><text:s/></text:span><text:span text:style-name="T39_7">mit</text:span><text:span text:style-name="T39_8"><text:s/></text:span><text:span text:style-name="T39_9">dem</text:span><text:span text:style-name="T39_10"><text:s/></text:span><text:span text:style-name="T39_11">Wagen</text:span><text:span text:style-name="T39_12"><text:s/></text:span><text:span text:style-name="T39_13">an</text:span><text:span text:style-name="T39_14"><text:s/></text:span><text:span text:style-name="T39_15">einer</text:span><text:span text:style-name="T39_16"><text:s/></text:span><text:span text:style-name="T39_17">Zapfsäule</text:span><text:span text:style-name="T39_18"><text:s/></text:span><text:span text:style-name="T39_19">und</text:span><text:span text:style-name="T39_20"><text:s/></text:span><text:span text:style-name="T39_21">tankt</text:span></text:p>
              </text:list-item>
            </text:list>
          </table:table-cell>
          <table:table-cell table:style-name="Cell19">
            <text:list text:style-name="LS8" xml:id="list13">
              <text:list-item>
                <text:p text:style-name="P40"><text:span text:style-name="T40_1">Normalstil</text:span></text:p>
              </text:list-item>
            </text:list>
            <text:list text:style-name="LS9" xml:id="list14">
              <text:list-item>
                <text:p text:style-name="P41"><text:span text:style-name="T41_1">Alltagssitua</text:span><text:span text:style-name="T41_2">-</text:span></text:p>
              </text:list-item>
            </text:list>
            <text:p text:style-name="P42"><text:span text:style-name="T42_1"><text:s text:c="12"/></text:span><text:span text:style-name="T42_2">tion</text:span></text:p>
          </table:table-cell>
          <table:table-cell table:style-name="Cell20">
            <text:list text:style-name="LS10" xml:id="list15">
              <text:list-item>
                <text:p text:style-name="P43"><text:span text:style-name="T43_1">Musik</text:span><text:span text:style-name="T43_2"><text:s/></text:span><text:span text:style-name="T43_3">läuft</text:span><text:span text:style-name="T43_4"><text:s/></text:span><text:span text:style-name="T43_5">weiter</text:span></text:p>
              </text:list-item>
              <text:list-item>
                <text:p text:style-name="P44"><text:span text:style-name="T44_1">Atmosound</text:span></text:p>
              </text:list-item>
            </text:list>
          </table:table-cell>
          <table:table-cell table:style-name="Cell21">
            <text:list text:style-name="LS11" xml:id="list17">
              <text:list-item>
                <text:p text:style-name="P45"><text:span text:style-name="T45_1">Frage</text:span><text:span text:style-name="T45_2"><text:s/>2</text:span></text:p>
              </text:list-item>
              <text:list-item>
                <text:p text:style-name="P46"><text:span text:style-name="T46_1">Gedankenanstoß</text:span></text:p>
              </text:list-item>
            </text:list>
            <text:list text:style-name="LS2" xml:id="list19">
              <text:list-item>
                <text:p text:style-name="P47"><text:span text:style-name="T47_1">man</text:span><text:span text:style-name="T47_2"><text:s/></text:span><text:span text:style-name="T47_3">sieht</text:span><text:span text:style-name="T47_4"><text:s/></text:span><text:span text:style-name="T47_5">wie</text:span><text:span text:style-name="T47_6"><text:s/></text:span><text:span text:style-name="T47_7">er</text:span><text:span text:style-name="T47_8"><text:s/></text:span><text:span text:style-name="T47_9">mit</text:span><text:span text:style-name="T47_10"><text:s/></text:span><text:span text:style-name="T47_11">großen</text:span><text:span text:style-name="T47_12"><text:s/></text:span><text:span text:style-name="T47_13">Augen</text:span><text:span text:style-name="T47_14"><text:s/></text:span><text:span text:style-name="T47_15">auf</text:span><text:span text:style-name="T47_16"><text:s/></text:span><text:span text:style-name="T47_17">die</text:span><text:span text:style-name="T47_18"><text:s/></text:span><text:span text:style-name="T47_19">Anzeige</text:span><text:span text:style-name="T47_20"><text:s/></text:span><text:span text:style-name="T47_21">des</text:span><text:span text:style-name="T47_22"><text:s/></text:span><text:span text:style-name="T47_23">stetig</text:span><text:span text:style-name="T47_24"><text:s/></text:span><text:span text:style-name="T47_25">steigenden</text:span><text:span text:style-name="T47_26"><text:s/></text:span><text:span text:style-name="T47_27">Preis</text:span><text:span text:style-name="T47_28"><text:s/></text:span><text:span text:style-name="T47_29">schaut</text:span><text:span text:style-name="T47_30"><text:s/>(</text:span><text:span text:style-name="T47_31">ggf</text:span><text:span text:style-name="T47_32">.<text:s/></text:span><text:span text:style-name="T47_33">überspitzt</text:span><text:span text:style-name="T47_34"><text:s/></text:span><text:span text:style-name="T47_35">darstellen</text:span><text:span text:style-name="T47_36">...</text:span><text:span text:style-name="T47_37">Angsterfüllter</text:span><text:span text:style-name="T47_38"><text:s/></text:span><text:span text:style-name="T47_39">Blick</text:span><text:span text:style-name="T47_40"><text:s/></text:span><text:span text:style-name="T47_41">an</text:span><text:span text:style-name="T47_42"><text:s/></text:span><text:span text:style-name="T47_43">die</text:span><text:span text:style-name="T47_44"><text:s/></text:span><text:span text:style-name="T47_45">Zapfsäule</text:span><text:span text:style-name="T47_46">,<text:s/></text:span><text:span text:style-name="T47_47">leeres</text:span><text:span text:style-name="T47_48"><text:s/></text:span><text:span text:style-name="T47_49">Portemonnaie</text:span><text:span text:style-name="T47_50">)<text:s/></text:span></text:p>
              </text:list-item>
            </text:list>
            <text:p text:style-name="P48"/>
            <text:p text:style-name="P49"/>
          </table:table-cell>
          <table:table-cell table:style-name="Cell22">
            <text:p text:style-name="P50"/>
          </table:table-cell>
          <table:table-cell table:style-name="Cell23">
            <text:p text:style-name="P51"><text:span text:style-name="T51_1">3<text:s/></text:span><text:span text:style-name="T51_2">Sek</text:span></text:p>
          </table:table-cell>
          <table:table-cell table:style-name="Cell24">
            <text:p text:style-name="P52"/>
          </table:table-cell>
        </table:table-row>
        <table:table-row table:style-name="Row4">
          <table:table-cell table:style-name="Cell25">
            <text:p text:style-name="P53"><text:span text:style-name="T53_1">2.2</text:span></text:p>
          </table:table-cell>
          <table:table-cell table:style-name="Cell26">
            <text:list text:style-name="LS12" xml:id="list20">
              <text:list-item>
                <text:p text:style-name="P54"><text:span text:style-name="T54_1">Nahe</text:span><text:span text:style-name="T54_2"><text:s/></text:span><text:span text:style-name="T54_3">Augen</text:span></text:p>
              </text:list-item>
              <text:list-item>
                <text:p text:style-name="P55"><text:span text:style-name="T55_1">leichter</text:span><text:span text:style-name="T55_2"><text:s/></text:span><text:span text:style-name="T55_3">zoom</text:span><text:span text:style-name="T55_4"><text:s/></text:span><text:span text:style-name="T55_5">oder</text:span><text:span text:style-name="T55_6"><text:s/></text:span><text:span text:style-name="T55_7">Reißzoom</text:span><text:span text:style-name="T55_8"><text:s/>(</text:span><text:span text:style-name="T55_9">alla</text:span><text:span text:style-name="T55_10"><text:s/></text:span><text:span text:style-name="T55_11">Tarentino</text:span><text:span text:style-name="T55_12">)</text:span></text:p>
              </text:list-item>
              <text:list-item>
                <text:p text:style-name="P56"><text:span text:style-name="T56_1">man</text:span><text:span text:style-name="T56_2"><text:s/></text:span><text:span text:style-name="T56_3">sieht</text:span><text:span text:style-name="T56_4"><text:s/></text:span><text:span text:style-name="T56_5">wie</text:span><text:span text:style-name="T56_6"><text:s/></text:span><text:span text:style-name="T56_7">er</text:span><text:span text:style-name="T56_8"><text:s/></text:span><text:span text:style-name="T56_9">mit</text:span><text:span text:style-name="T56_10"><text:s/></text:span><text:span text:style-name="T56_11">großen</text:span><text:span text:style-name="T56_12"><text:s/></text:span><text:span text:style-name="T56_13">Augen</text:span><text:span text:style-name="T56_14"><text:s/></text:span><text:span text:style-name="T56_15">auf</text:span><text:span text:style-name="T56_16"><text:s/></text:span><text:span text:style-name="T56_17">die</text:span><text:span text:style-name="T56_18"><text:s/></text:span><text:span text:style-name="T56_19">Anzeige</text:span><text:span text:style-name="T56_20"><text:s/></text:span><text:span text:style-name="T56_21">des</text:span><text:span text:style-name="T56_22"><text:s/></text:span><text:span text:style-name="T56_23">stetig</text:span><text:span text:style-name="T56_24"><text:s/></text:span><text:span text:style-name="T56_25">steigenden</text:span><text:span text:style-name="T56_26"><text:s/></text:span><text:span text:style-name="T56_27">Preis</text:span><text:span text:style-name="T56_28"><text:s/></text:span><text:span text:style-name="T56_29">schaut</text:span></text:p>
              </text:list-item>
            </text:list>
          </table:table-cell>
          <table:table-cell table:style-name="Cell27">
            <text:list text:style-name="LS13" xml:id="list23">
              <text:list-item>
                <text:p text:style-name="P57"><text:span text:style-name="T57_1"><text:s/></text:span><text:span text:style-name="T57_2">Normalstil</text:span></text:p>
              </text:list-item>
            </text:list>
          </table:table-cell>
          <table:table-cell table:style-name="Cell28">
            <text:list text:style-name="LS10" xml:id="list24">
              <text:list-item>
                <text:p text:style-name="P58"><text:span text:style-name="T58_1">Musik</text:span><text:span text:style-name="T58_2"><text:s/></text:span><text:span text:style-name="T58_3">läuft</text:span><text:span text:style-name="T58_4"><text:s/></text:span><text:span text:style-name="T58_5">weiter</text:span></text:p>
              </text:list-item>
              <text:list-item>
                <text:p text:style-name="P59"><text:span text:style-name="T59_1">Atmosound</text:span></text:p>
              </text:list-item>
            </text:list>
          </table:table-cell>
          <table:table-cell table:style-name="Cell29">
            <text:list text:style-name="LS14" xml:id="list26">
              <text:list-item>
                <text:p text:style-name="P60"><text:span text:style-name="T60_1">schockiert</text:span><text:span text:style-name="T60_2"><text:s/></text:span><text:span text:style-name="T60_3">über</text:span><text:span text:style-name="T60_4"><text:s/></text:span><text:span text:style-name="T60_5">die</text:span><text:span text:style-name="T60_6"><text:s/></text:span><text:span text:style-name="T60_7">steigenden</text:span><text:span text:style-name="T60_8"><text:s/></text:span><text:span text:style-name="T60_9">Preise</text:span></text:p>
              </text:list-item>
            </text:list>
          </table:table-cell>
          <table:table-cell table:style-name="Cell30">
            <text:p text:style-name="P61"/>
          </table:table-cell>
          <table:table-cell table:style-name="Cell31">
            <text:p text:style-name="P62"><text:span text:style-name="T62_1">2<text:s/></text:span><text:span text:style-name="T62_2">Sek</text:span></text:p>
          </table:table-cell>
          <table:table-cell table:style-name="Cell32">
            <text:p text:style-name="P63"/>
          </table:table-cell>
        </table:table-row>
        <table:table-row table:style-name="Row5">
          <table:table-cell table:style-name="Cell33">
            <text:p text:style-name="P64"><text:span text:style-name="T64_1">2.3</text:span></text:p>
          </table:table-cell>
          <table:table-cell table:style-name="Cell34">
            <text:list text:style-name="LS15" xml:id="list27">
              <text:list-item>
                <text:p text:style-name="P65"><text:span text:style-name="T65_1">Nahe</text:span></text:p>
              </text:list-item>
              <text:list-item>
                <text:p text:style-name="P66"><text:span text:style-name="T66_1">leeres</text:span><text:span text:style-name="T66_2"><text:s/></text:span><text:span text:style-name="T66_3">Potzemonnaie</text:span></text:p>
              </text:list-item>
            </text:list>
          </table:table-cell>
          <table:table-cell table:style-name="Cell35">
            <text:list text:style-name="LS16" xml:id="list29">
              <text:list-item>
                <text:p text:style-name="P67"><text:span text:style-name="T67_1"><text:s/></text:span><text:span text:style-name="T67_2">Normalstil</text:span></text:p>
              </text:list-item>
            </text:list>
          </table:table-cell>
          <table:table-cell table:style-name="Cell36">
            <text:list text:style-name="LS10" xml:id="list30">
              <text:list-item>
                <text:p text:style-name="P68"><text:span text:style-name="T68_1">Musik</text:span><text:span text:style-name="T68_2"><text:s/></text:span><text:span text:style-name="T68_3">läuft</text:span><text:span text:style-name="T68_4"><text:s/></text:span><text:span text:style-name="T68_5">weiter</text:span></text:p>
              </text:list-item>
              <text:list-item>
                <text:p text:style-name="P69"><text:span text:style-name="T69_1">Atmosound</text:span></text:p>
              </text:list-item>
            </text:list>
          </table:table-cell>
          <table:table-cell table:style-name="Cell37">
            <text:list text:style-name="LS17" xml:id="list32">
              <text:list-item>
                <text:p text:style-name="P70"><text:span text:style-name="T70_1">Hinweis</text:span><text:span text:style-name="T70_2"><text:s/></text:span><text:span text:style-name="T70_3">auf</text:span><text:span text:style-name="T70_4"><text:s/></text:span><text:span text:style-name="T70_5">Geldknappheit</text:span></text:p>
              </text:list-item>
            </text:list>
          </table:table-cell>
          <table:table-cell table:style-name="Cell38">
            <text:p text:style-name="P71"/>
          </table:table-cell>
          <table:table-cell table:style-name="Cell39">
            <text:p text:style-name="P72"><text:span text:style-name="T72_1">2<text:s/></text:span><text:span text:style-name="T72_2">Sek</text:span></text:p>
          </table:table-cell>
          <table:table-cell table:style-name="Cell40">
            <text:p text:style-name="P73"/>
          </table:table-cell>
        </table:table-row>
        <table:table-row table:style-name="Row6">
          <table:table-cell table:style-name="Cell41">
            <text:p text:style-name="P74"><text:span text:style-name="T74_1">2.4</text:span></text:p>
          </table:table-cell>
          <table:table-cell table:style-name="Cell42">
            <text:list text:style-name="LS18" xml:id="list33">
              <text:list-item>
                <text:p text:style-name="P75"><text:span text:style-name="T75_1">Untersicht</text:span><text:span text:style-name="T75_2"><text:s/></text:span><text:span text:style-name="T75_3">auf</text:span><text:span text:style-name="T75_4"><text:s/></text:span><text:span text:style-name="T75_5">Preisanzeige</text:span><text:span text:style-name="T75_6"><text:s/></text:span><text:span text:style-name="T75_7">der</text:span><text:span text:style-name="T75_8"><text:s/></text:span><text:span text:style-name="T75_9">Zapfsäule</text:span></text:p>
              </text:list-item>
              <text:list-item>
                <text:p text:style-name="P76"><text:span text:style-name="T76_1"><text:s/></text:span><text:span text:style-name="T76_2">Halbnahe</text:span></text:p>
              </text:list-item>
              <text:list-item>
                <text:p text:style-name="P77"><text:span text:style-name="T77_1">Reißzoom</text:span></text:p>
              </text:list-item>
              <text:list-item>
                <text:p text:style-name="P78"><text:span text:style-name="T78_1">Ende</text:span><text:span text:style-name="T78_2"><text:s/></text:span><text:span text:style-name="T78_3">Standbild</text:span></text:p>
              </text:list-item>
            </text:list>
          </table:table-cell>
          <table:table-cell table:style-name="Cell43">
            <text:list text:style-name="LS19" xml:id="list37">
              <text:list-item>
                <text:p text:style-name="P79"><text:span text:style-name="T79_1"><text:s/></text:span><text:span text:style-name="T79_2">Normalstil</text:span></text:p>
              </text:list-item>
            </text:list>
          </table:table-cell>
          <table:table-cell table:style-name="Cell44">
            <text:list text:style-name="LS10" xml:id="list38">
              <text:list-item>
                <text:p text:style-name="P80"><text:span text:style-name="T80_1">Musik</text:span><text:span text:style-name="T80_2"><text:s/></text:span><text:span text:style-name="T80_3">läuft</text:span><text:span text:style-name="T80_4"><text:s/></text:span><text:span text:style-name="T80_5">weiter</text:span></text:p>
              </text:list-item>
              <text:list-item>
                <text:p text:style-name="P81"><text:span text:style-name="T81_1">Atmosound</text:span></text:p>
              </text:list-item>
              <text:list-item>
                <text:p text:style-name="P82"><text:span text:style-name="T82_1">evtl</text:span><text:span text:style-name="T82_2">.<text:s/></text:span><text:span text:style-name="T82_3">Daniels</text:span><text:span text:style-name="T82_4"><text:s/></text:span><text:span text:style-name="T82_5">Stimme</text:span></text:p>
              </text:list-item>
            </text:list>
          </table:table-cell>
          <table:table-cell table:style-name="Cell45">
            <text:list text:style-name="LS20" xml:id="list41">
              <text:list-item>
                <text:p text:style-name="P83"><text:span text:style-name="T83_1">Den</text:span><text:span text:style-name="T83_2"><text:s/></text:span><text:span text:style-name="T83_3">Zuschauer</text:span><text:span text:style-name="T83_4"><text:s/></text:span><text:span text:style-name="T83_5">zum</text:span><text:span text:style-name="T83_6"><text:s/></text:span><text:span text:style-name="T83_7">Denken</text:span><text:span text:style-name="T83_8"><text:s/></text:span><text:span text:style-name="T83_9">anregen</text:span><text:span text:style-name="T83_10">,<text:s/></text:span><text:span text:style-name="T83_11">indem</text:span><text:span text:style-name="T83_12"><text:s/></text:span><text:span text:style-name="T83_13">man</text:span><text:span text:style-name="T83_14"><text:s/></text:span><text:span text:style-name="T83_15">ein</text:span><text:span text:style-name="T83_16"><text:s/></text:span><text:span text:style-name="T83_17">zweites</text:span><text:span text:style-name="T83_18"><text:s/></text:span><text:span text:style-name="T83_19">Beispiel</text:span><text:span text:style-name="T83_20"><text:s/></text:span><text:span text:style-name="T83_21">aus</text:span><text:span text:style-name="T83_22"><text:s/></text:span><text:span text:style-name="T83_23">dem</text:span><text:span text:style-name="T83_24"><text:s/></text:span><text:span text:style-name="T83_25">alltäglichen</text:span><text:span text:style-name="T83_26"><text:s/></text:span><text:span text:style-name="T83_27">Leben</text:span><text:span text:style-name="T83_28"><text:s/></text:span><text:span text:style-name="T83_29">gibt</text:span></text:p>
              </text:list-item>
            </text:list>
          </table:table-cell>
          <table:table-cell table:style-name="Cell46">
            <text:list text:style-name="LS21" xml:id="list42">
              <text:list-item>
                <text:p text:style-name="P84"><text:span text:style-name="T84_1">Frage</text:span><text:span text:style-name="T84_2">:<text:s/>“</text:span><text:span text:style-name="T84_3">Which</text:span><text:span text:style-name="T84_4"><text:s/></text:span><text:span text:style-name="T84_5">route</text:span><text:span text:style-name="T84_6"><text:s/></text:span><text:span text:style-name="T84_7">requires</text:span><text:span text:style-name="T84_8"><text:s/></text:span><text:span text:style-name="T84_9">more</text:span><text:span text:style-name="T84_10"><text:s/></text:span><text:span text:style-name="T84_11">fuel</text:span><text:span text:style-name="T84_12">?”<text:s/></text:span><text:span text:style-name="T84_13">(</text:span><text:span text:style-name="T84_14">alternativ</text:span><text:span text:style-name="T84_15">/</text:span><text:span text:style-name="T84_16">ergänzend</text:span><text:span text:style-name="T84_17"><text:s/></text:span><text:span text:style-name="T84_18">von</text:span><text:span text:style-name="T84_19"><text:s/></text:span><text:span text:style-name="T84_20">Daniel</text:span><text:span text:style-name="T84_21"><text:s/></text:span><text:span text:style-name="T84_22">gesprochen</text:span><text:span text:style-name="T84_23">:<text:s/></text:span><text:span text:style-name="T84_24">I</text:span><text:span text:style-name="T84_25"><text:s/></text:span><text:span text:style-name="T84_26">have</text:span><text:span text:style-name="T84_27"><text:s/></text:span><text:span text:style-name="T84_28">absolutely</text:span><text:span text:style-name="T84_29"><text:s/></text:span><text:span text:style-name="T84_30">no</text:span><text:span text:style-name="T84_31"><text:s/></text:span><text:span text:style-name="T84_32">idea</text:span><text:span text:style-name="T84_33">,<text:s/></text:span><text:span text:style-name="T84_34">why</text:span><text:span text:style-name="T84_35"><text:s/></text:span><text:span text:style-name="T84_36">I</text:span><text:span text:style-name="T84_37"><text:s/></text:span><text:span text:style-name="T84_38">need</text:span><text:span text:style-name="T84_39"><text:s/></text:span><text:span text:style-name="T84_40">to</text:span><text:span text:style-name="T84_41"><text:s/></text:span><text:span text:style-name="T84_42">fuel</text:span><text:span text:style-name="T84_43"><text:s/></text:span><text:span text:style-name="T84_44">my</text:span><text:span text:style-name="T84_45"><text:s/></text:span><text:span text:style-name="T84_46">vehicle</text:span><text:span text:style-name="T84_47"><text:s/></text:span><text:span text:style-name="T84_48">again</text:span><text:span text:style-name="T84_49">.<text:s/></text:span><text:span text:style-name="T84_50">Where</text:span><text:span text:style-name="T84_51"><text:s/></text:span><text:span text:style-name="T84_52">is</text:span><text:span text:style-name="T84_53"><text:s/></text:span><text:span text:style-name="T84_54">my</text:span><text:span text:style-name="T84_55"><text:s/></text:span><text:span text:style-name="T84_56">benzine</text:span><text:span text:style-name="T84_57">???</text:span></text:p>
              </text:list-item>
            </text:list>
          </table:table-cell>
          <table:table-cell table:style-name="Cell47">
            <text:p text:style-name="P85"><text:span text:style-name="T85_1">6<text:s/></text:span><text:span text:style-name="T85_2">Sek</text:span></text:p>
          </table:table-cell>
          <table:table-cell table:style-name="Cell48">
            <text:p text:style-name="P86"/>
          </table:table-cell>
        </table:table-row>
        <table:table-row table:style-name="Row7">
          <table:table-cell table:style-name="Cell49">
            <text:p text:style-name="P87"><text:span text:style-name="T87_1">3</text:span></text:p>
          </table:table-cell>
          <table:table-cell table:style-name="Cell50">
            <text:list text:style-name="LS22" xml:id="list43">
              <text:list-item>
                <text:p text:style-name="P88"><text:span text:style-name="T88_1">Panoramablick</text:span><text:span text:style-name="T88_2"><text:s/></text:span><text:span text:style-name="T88_3">auf</text:span><text:span text:style-name="T88_4"><text:s/></text:span><text:span text:style-name="T88_5">den</text:span><text:span text:style-name="T88_6"><text:s/></text:span><text:span text:style-name="T88_7">Ludgeri</text:span><text:span text:style-name="T88_8">-</text:span><text:span text:style-name="T88_9">Kreisel</text:span><text:span text:style-name="T88_10"><text:s/>(</text:span><text:span text:style-name="T88_11">Zeitraffer</text:span><text:span text:style-name="T88_12">)<text:s/></text:span></text:p>
              </text:list-item>
              <text:list-item>
                <text:p text:style-name="P89"><text:span text:style-name="T89_1">Walimex</text:span><text:span text:style-name="T89_2"><text:s/>14<text:s/></text:span><text:span text:style-name="T89_3">mm</text:span></text:p>
              </text:list-item>
            </text:list>
          </table:table-cell>
          <table:table-cell table:style-name="Cell51">
            <text:list text:style-name="LS23" xml:id="list45">
              <text:list-item>
                <text:p text:style-name="P90"><text:span text:style-name="T90_1"><text:s/></text:span><text:span text:style-name="T90_2">Normalstil</text:span></text:p>
              </text:list-item>
            </text:list>
          </table:table-cell>
          <table:table-cell table:style-name="Cell52">
            <text:list text:style-name="LS24" xml:id="list46">
              <text:list-item>
                <text:p text:style-name="P91"><text:span text:style-name="T91_1">Musik</text:span><text:span text:style-name="T91_2"><text:s/></text:span><text:span text:style-name="T91_3">läuft</text:span><text:span text:style-name="T91_4"><text:s/></text:span><text:span text:style-name="T91_5">weiter</text:span></text:p>
              </text:list-item>
              <text:list-item>
                <text:p text:style-name="P92"><text:span text:style-name="T92_1">Daniel</text:span><text:span text:style-name="T92_2">:</text:span></text:p>
              </text:list-item>
            </text:list>
          </table:table-cell>
          <table:table-cell table:style-name="Cell53">
            <text:list text:style-name="LS25" xml:id="list48">
              <text:list-item>
                <text:p text:style-name="P93"><text:span text:style-name="T93_1">Introduction</text:span><text:span text:style-name="T93_2"><text:s/></text:span><text:span text:style-name="T93_3">EnviroCar</text:span></text:p>
              </text:list-item>
              <text:list-item>
                <text:p text:style-name="P94"><text:span text:style-name="T94_1">Einleitung</text:span><text:span text:style-name="T94_2"><text:s/></text:span><text:span text:style-name="T94_3">in</text:span><text:span text:style-name="T94_4"><text:s/></text:span><text:span text:style-name="T94_5">die</text:span><text:span text:style-name="T94_6"><text:s/></text:span><text:span text:style-name="T94_7">Thematik</text:span><text:span text:style-name="T94_8"><text:s/></text:span><text:span text:style-name="T94_9">und</text:span><text:span text:style-name="T94_10"><text:s/></text:span><text:span text:style-name="T94_11">den</text:span><text:span text:style-name="T94_12"><text:s/></text:span><text:span text:style-name="T94_13">thematischen</text:span><text:span text:style-name="T94_14"><text:s/></text:span><text:span text:style-name="T94_15">Rahmen</text:span></text:p>
              </text:list-item>
            </text:list>
          </table:table-cell>
          <table:table-cell table:style-name="Cell54">
            <text:p text:style-name="P95"><text:span text:style-name="T95_1">“</text:span><text:span text:style-name="T95_2">These</text:span><text:span text:style-name="T95_3"><text:s/></text:span><text:span text:style-name="T95_4">are</text:span><text:span text:style-name="T95_5"><text:s/></text:span><text:span text:style-name="T95_6">only</text:span><text:span text:style-name="T95_7"><text:s/></text:span><text:span text:style-name="T95_8">some</text:span><text:span text:style-name="T95_9"><text:s/></text:span><text:span text:style-name="T95_10">of</text:span><text:span text:style-name="T95_11"><text:s/></text:span><text:span text:style-name="T95_12">the</text:span><text:span text:style-name="T95_13"><text:s/></text:span><text:span text:style-name="T95_14">questions</text:span><text:span text:style-name="T95_15">,<text:s/></text:span><text:span text:style-name="T95_16">which</text:span><text:span text:style-name="T95_17"><text:s/></text:span><text:span text:style-name="T95_18">affect</text:span><text:span text:style-name="T95_19"><text:s/></text:span><text:span text:style-name="T95_20">our</text:span><text:span text:style-name="T95_21"><text:s/></text:span><text:span text:style-name="T95_22">daily</text:span><text:span text:style-name="T95_23"><text:s/></text:span><text:span text:style-name="T95_24">lives</text:span><text:span text:style-name="T95_25">.<text:s/></text:span><text:span text:style-name="T95_26">Especially</text:span><text:span text:style-name="T95_27"><text:s/></text:span><text:span text:style-name="T95_28">when</text:span><text:span text:style-name="T95_29"><text:s/></text:span><text:span text:style-name="T95_30">we</text:span><text:span text:style-name="T95_31">’</text:span><text:span text:style-name="T95_32">re</text:span><text:span text:style-name="T95_33"><text:s/></text:span><text:span text:style-name="T95_34">driving</text:span><text:span text:style-name="T95_35">.<text:s/></text:span><text:span text:style-name="T95_36">We</text:span><text:span text:style-name="T95_37"><text:s/></text:span><text:span text:style-name="T95_38">are</text:span><text:span text:style-name="T95_39"><text:s/></text:span><text:span text:style-name="T95_40">living</text:span><text:span text:style-name="T95_41"><text:s/></text:span><text:span text:style-name="T95_42">in</text:span><text:span text:style-name="T95_43"><text:s/></text:span><text:span text:style-name="T95_44">a</text:span><text:span text:style-name="T95_45"><text:s/></text:span><text:span text:style-name="T95_46">world</text:span><text:span text:style-name="T95_47">,<text:s/></text:span><text:span text:style-name="T95_48">in</text:span><text:span text:style-name="T95_49"><text:s/></text:span><text:span text:style-name="T95_50">which</text:span><text:span text:style-name="T95_51"><text:s/></text:span><text:span text:style-name="T95_52">sustainability</text:span><text:span text:style-name="T95_53"><text:s/></text:span><text:span text:style-name="T95_54">and</text:span><text:span text:style-name="T95_55"><text:s/></text:span><text:span text:style-name="T95_56">ecology</text:span><text:span text:style-name="T95_57"><text:s/></text:span><text:span text:style-name="T95_58">become</text:span><text:span text:style-name="T95_59"><text:s/></text:span><text:span text:style-name="T95_60">increasingly</text:span><text:span text:style-name="T95_61"><text:s text:c="2"/></text:span><text:span text:style-name="T95_62">important</text:span><text:span text:style-name="T95_63">.<text:s/></text:span><text:span text:style-name="T95_64">Not</text:span><text:span text:style-name="T95_65"><text:s/></text:span><text:span text:style-name="T95_66">only</text:span><text:span text:style-name="T95_67"><text:s/></text:span><text:span text:style-name="T95_68">for</text:span><text:span text:style-name="T95_69"><text:s/></text:span><text:span text:style-name="T95_70">countries</text:span><text:span text:style-name="T95_71">,<text:s/></text:span><text:span text:style-name="T95_72">states</text:span><text:span text:style-name="T95_73"><text:s/></text:span><text:span text:style-name="T95_74">or</text:span><text:span text:style-name="T95_75"><text:s/></text:span><text:span text:style-name="T95_76">cities</text:span><text:span text:style-name="T95_77">,<text:s/></text:span><text:span text:style-name="T95_78">but</text:span><text:span text:style-name="T95_79"><text:s/></text:span><text:span text:style-name="T95_80">also</text:span><text:span text:style-name="T95_81"><text:s/></text:span><text:span text:style-name="T95_82">for</text:span><text:span text:style-name="T95_83"><text:s/></text:span><text:span text:style-name="T95_84">people</text:span><text:span text:style-name="T95_85"><text:s/></text:span><text:span text:style-name="T95_86">like</text:span><text:span text:style-name="T95_87"><text:s/></text:span><text:span text:style-name="T95_88">you</text:span><text:span text:style-name="T95_89"><text:s/></text:span><text:span text:style-name="T95_90">and</text:span><text:span text:style-name="T95_91"><text:s/></text:span><text:span text:style-name="T95_92">me</text:span><text:span text:style-name="T95_93">....</text:span><text:span text:style-name="T95_94">and</text:span><text:span text:style-name="T95_95"><text:s/></text:span><text:span text:style-name="T95_96">that</text:span><text:span text:style-name="T95_97"><text:s/></text:span><text:span text:style-name="T95_98">is</text:span><text:span text:style-name="T95_99"><text:s/></text:span><text:span text:style-name="T95_100">where</text:span><text:span text:style-name="T95_101"><text:s/></text:span><text:span text:style-name="T95_102">enviroCar</text:span><text:span text:style-name="T95_103"><text:s/></text:span><text:span text:style-name="T95_104">comes</text:span><text:span text:style-name="T95_105"><text:s/></text:span><text:span text:style-name="T95_106">into</text:span><text:span text:style-name="T95_107"><text:s/></text:span><text:span text:style-name="T95_108">play</text:span><text:span text:style-name="T95_109">.”<text:s/>(</text:span><text:span text:style-name="T95_110">aus</text:span><text:span text:style-name="T95_111"><text:s/></text:span><text:span text:style-name="T95_112">dem</text:span><text:span text:style-name="T95_113"><text:s/></text:span><text:span text:style-name="T95_114">Off</text:span><text:span text:style-name="T95_115">)</text:span></text:p>
          </table:table-cell>
          <table:table-cell table:style-name="Cell55">
            <text:p text:style-name="P96"><text:span text:style-name="T96_1">10<text:s/></text:span><text:span text:style-name="T96_2">Sek</text:span></text:p>
          </table:table-cell>
          <table:table-cell table:style-name="Cell56">
            <text:p text:style-name="P97"/>
          </table:table-cell>
        </table:table-row>
        <table:table-row table:style-name="Row8">
          <table:table-cell table:style-name="Cell57">
            <text:p text:style-name="P98"><text:span text:style-name="T98_1">4.1</text:span></text:p>
          </table:table-cell>
          <table:table-cell table:style-name="Cell58">
            <text:list text:style-name="LS26" xml:id="list50">
              <text:list-item>
                <text:p text:style-name="P99"><text:span text:style-name="T99_1">Innenaufnahme</text:span><text:span text:style-name="T99_2"><text:s/></text:span><text:span text:style-name="T99_3">von</text:span><text:span text:style-name="T99_4"><text:s/></text:span><text:span text:style-name="T99_5">Auto</text:span><text:span text:style-name="T99_6">,<text:s/></text:span><text:span text:style-name="T99_7">wie</text:span><text:span text:style-name="T99_8"><text:s/></text:span><text:span text:style-name="T99_9">es</text:span><text:span text:style-name="T99_10"><text:s/></text:span><text:span text:style-name="T99_11">um</text:span><text:span text:style-name="T99_12"><text:s/></text:span><text:span text:style-name="T99_13">Kreisel</text:span><text:span text:style-name="T99_14"><text:s/></text:span><text:span text:style-name="T99_15">fährt</text:span></text:p>
              </text:list-item>
            </text:list>
          </table:table-cell>
          <table:table-cell table:style-name="Cell59">
            <text:list text:style-name="LS27" xml:id="list51">
              <text:list-item>
                <text:p text:style-name="P100"><text:span text:style-name="T100_1"><text:s/></text:span><text:span text:style-name="T100_2">Normalstil</text:span></text:p>
              </text:list-item>
            </text:list>
          </table:table-cell>
          <table:table-cell table:style-name="Cell60">
            <text:list text:style-name="LS28" xml:id="list52">
              <text:list-item>
                <text:p text:style-name="P101"><text:span text:style-name="T101_1">Musik</text:span><text:span text:style-name="T101_2"><text:s/></text:span><text:span text:style-name="T101_3">läuft</text:span><text:span text:style-name="T101_4"><text:s/></text:span><text:span text:style-name="T101_5">weiter</text:span></text:p>
              </text:list-item>
              <text:list-item>
                <text:p text:style-name="P102"><text:span text:style-name="T102_1">Atmosound</text:span></text:p>
              </text:list-item>
            </text:list>
          </table:table-cell>
          <table:table-cell table:style-name="Cell61">
            <text:list text:style-name="LS29" xml:id="list54">
              <text:list-item>
                <text:p text:style-name="P103"><text:span text:style-name="T103_1">Daniel</text:span><text:span text:style-name="T103_2"><text:s/></text:span><text:span text:style-name="T103_3">hat</text:span><text:span text:style-name="T103_4"><text:s/></text:span><text:span text:style-name="T103_5">die</text:span><text:span text:style-name="T103_6"><text:s/></text:span><text:span text:style-name="T103_7">ganze</text:span><text:span text:style-name="T103_8"><text:s/></text:span><text:span text:style-name="T103_9">Zeit</text:span><text:span text:style-name="T103_10"><text:s/></text:span><text:span text:style-name="T103_11">gesprochen</text:span><text:span text:style-name="T103_12"><text:s/></text:span><text:span text:style-name="T103_13">ohne</text:span><text:span text:style-name="T103_14"><text:s/></text:span><text:span text:style-name="T103_15">dass</text:span><text:span text:style-name="T103_16"><text:s/></text:span><text:span text:style-name="T103_17">man</text:span><text:span text:style-name="T103_18"><text:s/></text:span><text:span text:style-name="T103_19">ihn</text:span><text:span text:style-name="T103_20"><text:s/></text:span><text:span text:style-name="T103_21">sieht</text:span><text:span text:style-name="T103_22"><text:s/>-&gt;<text:s/></text:span><text:span text:style-name="T103_23">Stellt</text:span><text:span text:style-name="T103_24"><text:s/></text:span><text:span text:style-name="T103_25">sich</text:span><text:span text:style-name="T103_26"><text:s/></text:span><text:span text:style-name="T103_27">selber</text:span><text:span text:style-name="T103_28"><text:s/></text:span><text:span text:style-name="T103_29">vor</text:span><text:span text:style-name="T103_30">.</text:span></text:p>
              </text:list-item>
            </text:list>
          </table:table-cell>
          <table:table-cell table:style-name="Cell62">
            <text:p text:style-name="P104"><text:span text:style-name="T104_1">“</text:span><text:span text:style-name="T104_2">And</text:span><text:span text:style-name="T104_3"><text:s/></text:span><text:span text:style-name="T104_4">now</text:span><text:span text:style-name="T104_5"><text:s/></text:span><text:span text:style-name="T104_6">you</text:span><text:span text:style-name="T104_7"><text:s/></text:span><text:span text:style-name="T104_8">probably</text:span><text:span text:style-name="T104_9"><text:s/></text:span><text:span text:style-name="T104_10">wonder</text:span><text:span text:style-name="T104_11"><text:s/></text:span><text:span text:style-name="T104_12">who</text:span><text:span text:style-name="T104_13"><text:s/></text:span><text:span text:style-name="T104_14">is</text:span><text:span text:style-name="T104_15"><text:s/></text:span><text:span text:style-name="T104_16">talking</text:span><text:span text:style-name="T104_17"><text:s/></text:span><text:span text:style-name="T104_18">to</text:span><text:span text:style-name="T104_19"><text:s/></text:span><text:span text:style-name="T104_20">you</text:span><text:span text:style-name="T104_21"><text:s/></text:span><text:span text:style-name="T104_22">and</text:span><text:span text:style-name="T104_23"><text:s/></text:span><text:span text:style-name="T104_24">who</text:span><text:span text:style-name="T104_25"><text:s/></text:span><text:span text:style-name="T104_26">will</text:span><text:span text:style-name="T104_27"><text:s/></text:span><text:span text:style-name="T104_28">answer</text:span><text:span text:style-name="T104_29"><text:s/></text:span><text:span text:style-name="T104_30">the</text:span><text:span text:style-name="T104_31"><text:s/></text:span><text:span text:style-name="T104_32">question</text:span><text:span text:style-name="T104_33">.<text:s/></text:span><text:span text:style-name="T104_34">Yeah</text:span><text:span text:style-name="T104_35">....</text:span><text:span text:style-name="T104_36">this</text:span><text:span text:style-name="T104_37"><text:s/></text:span><text:span text:style-name="T104_38">is</text:span><text:span text:style-name="T104_39"><text:s/></text:span><text:span text:style-name="T104_40">my</text:span><text:span text:style-name="T104_41"><text:s/></text:span><text:span text:style-name="T104_42">part</text:span><text:span text:style-name="T104_43">.”<text:s/>(</text:span><text:span text:style-name="T104_44">Aus</text:span><text:span text:style-name="T104_45"><text:s/></text:span><text:span text:style-name="T104_46">dem</text:span><text:span text:style-name="T104_47"><text:s/></text:span><text:span text:style-name="T104_48">Off</text:span><text:span text:style-name="T104_49">)</text:span></text:p>
          </table:table-cell>
          <table:table-cell table:style-name="Cell63">
            <text:p text:style-name="P105"><text:span text:style-name="T105_1">6<text:s/></text:span><text:span text:style-name="T105_2">Sek</text:span></text:p>
          </table:table-cell>
          <table:table-cell table:style-name="Cell64">
            <text:p text:style-name="P106"><text:span text:style-name="T106_1">.</text:span></text:p>
          </table:table-cell>
        </table:table-row>
        <table:table-row table:style-name="Row9">
          <table:table-cell table:style-name="Cell65">
            <text:p text:style-name="P107"><text:span text:style-name="T107_1">4.2</text:span></text:p>
          </table:table-cell>
          <table:table-cell table:style-name="Cell66">
            <text:list text:style-name="LS30" xml:id="list55">
              <text:list-item>
                <text:p text:style-name="P108"><text:span text:style-name="T108_1">Fahrt</text:span><text:span text:style-name="T108_2"><text:s/></text:span><text:span text:style-name="T108_3">um</text:span><text:span text:style-name="T108_4"><text:s/></text:span><text:span text:style-name="T108_5">Kreisel</text:span></text:p>
              </text:list-item>
            </text:list>
            <text:list text:style-name="LS31" xml:id="list56">
              <text:list-item>
                <text:p text:style-name="P109"><text:span text:style-name="T109_1">Halbnahe</text:span><text:span text:style-name="T109_2"><text:s/></text:span><text:span text:style-name="T109_3">von</text:span><text:span text:style-name="T109_4"><text:s/></text:span><text:span text:style-name="T109_5">Daniel</text:span><text:span text:style-name="T109_6"><text:s/>(</text:span><text:span text:style-name="T109_7">Wir</text:span><text:span text:style-name="T109_8"><text:s/></text:span><text:span text:style-name="T109_9">filmen</text:span><text:span text:style-name="T109_10"><text:s/></text:span><text:span text:style-name="T109_11">aus</text:span><text:span text:style-name="T109_12"><text:s/></text:span><text:span text:style-name="T109_13">dem</text:span><text:span text:style-name="T109_14"><text:s/></text:span><text:span text:style-name="T109_15">Auto</text:span><text:span text:style-name="T109_16"><text:s/></text:span><text:span text:style-name="T109_17">und</text:span><text:span text:style-name="T109_18"><text:s/></text:span><text:span text:style-name="T109_19">fahren</text:span><text:span text:style-name="T109_20"><text:s/></text:span><text:span text:style-name="T109_21">um</text:span><text:span text:style-name="T109_22"><text:s/></text:span><text:span text:style-name="T109_23">den</text:span><text:span text:style-name="T109_24"><text:s/></text:span><text:span text:style-name="T109_25">Kreisel</text:span><text:span text:style-name="T109_26">,<text:s/></text:span><text:span text:style-name="T109_27">Daniel</text:span><text:span text:style-name="T109_28"><text:s/></text:span><text:span text:style-name="T109_29">spricht</text:span><text:span text:style-name="T109_30"><text:s/></text:span><text:span text:style-name="T109_31">von</text:span><text:span text:style-name="T109_32"><text:s/></text:span><text:span text:style-name="T109_33">einem</text:span><text:span text:style-name="T109_34"><text:s/></text:span><text:span text:style-name="T109_35">fixen</text:span><text:span text:style-name="T109_36"><text:s/></text:span><text:span text:style-name="T109_37">Punkt</text:span><text:span text:style-name="T109_38"><text:s/></text:span><text:span text:style-name="T109_39">aus</text:span><text:span text:style-name="T109_40"><text:s/></text:span><text:span text:style-name="T109_41">in</text:span><text:span text:style-name="T109_42"><text:s/></text:span><text:span text:style-name="T109_43">die</text:span><text:span text:style-name="T109_44"><text:s/></text:span><text:span text:style-name="T109_45">Kamera</text:span><text:span text:style-name="T109_46"><text:s/></text:span><text:span text:style-name="T109_47">und</text:span><text:span text:style-name="T109_48"><text:s/></text:span><text:span text:style-name="T109_49">bewegt</text:span><text:span text:style-name="T109_50"><text:s/></text:span><text:span text:style-name="T109_51">sich</text:span><text:span text:style-name="T109_52"><text:s/></text:span><text:span text:style-name="T109_53">dementsprechend</text:span><text:span text:style-name="T109_54"><text:s/></text:span><text:span text:style-name="T109_55">im</text:span><text:span text:style-name="T109_56"><text:s/></text:span><text:span text:style-name="T109_57">Kreis</text:span><text:span text:style-name="T109_58"><text:s/></text:span><text:span text:style-name="T109_59">mit</text:span><text:span text:style-name="T109_60"><text:s/></text:span><text:span text:style-name="T109_61">ihr</text:span><text:span text:style-name="T109_62"><text:s/></text:span><text:span text:style-name="T109_63">mit</text:span><text:span text:style-name="T109_64">)</text:span></text:p>
              </text:list-item>
            </text:list>
          </table:table-cell>
          <table:table-cell table:style-name="Cell67">
            <text:list text:style-name="LS32" xml:id="list57">
              <text:list-item>
                <text:p text:style-name="P110"><text:span text:style-name="T110_1"><text:s/></text:span><text:span text:style-name="T110_2">Normalstil</text:span></text:p>
              </text:list-item>
            </text:list>
          </table:table-cell>
          <table:table-cell table:style-name="Cell68">
            <text:list text:style-name="LS33" xml:id="list58">
              <text:list-item>
                <text:p text:style-name="P111"><text:span text:style-name="T111_1">Musik</text:span><text:span text:style-name="T111_2"><text:s/></text:span><text:span text:style-name="T111_3">läuft</text:span><text:span text:style-name="T111_4"><text:s/></text:span><text:span text:style-name="T111_5">weiter</text:span></text:p>
              </text:list-item>
              <text:list-item>
                <text:p text:style-name="P112"><text:span text:style-name="T112_1">Atmosound</text:span></text:p>
              </text:list-item>
            </text:list>
          </table:table-cell>
          <table:table-cell table:style-name="Cell69">
            <text:list text:style-name="LS34" xml:id="list60">
              <text:list-item>
                <text:p text:style-name="P113"><text:span text:style-name="T113_1">Schnitt</text:span><text:span text:style-name="T113_2"><text:s/></text:span><text:span text:style-name="T113_3">von</text:span><text:span text:style-name="T113_4"><text:s/></text:span><text:span text:style-name="T113_5">Innenraum</text:span><text:span text:style-name="T113_6"><text:s/></text:span><text:span text:style-name="T113_7">Auto</text:span><text:span text:style-name="T113_8"><text:s/></text:span><text:span text:style-name="T113_9">zu</text:span><text:span text:style-name="T113_10"><text:s/></text:span><text:span text:style-name="T113_11">Kreisel</text:span><text:span text:style-name="T113_12">,<text:s/></text:span><text:span text:style-name="T113_13">auf</text:span><text:span text:style-name="T113_14"><text:s/></text:span><text:span text:style-name="T113_15">Daniel</text:span></text:p>
              </text:list-item>
              <text:list-item>
                <text:p text:style-name="P114"><text:span text:style-name="T114_1">Daniel</text:span><text:span text:style-name="T114_2"><text:s/></text:span><text:span text:style-name="T114_3">steht</text:span><text:span text:style-name="T114_4"><text:s/></text:span><text:span text:style-name="T114_5">in</text:span><text:span text:style-name="T114_6"><text:s/></text:span><text:span text:style-name="T114_7">der</text:span><text:span text:style-name="T114_8"><text:s/></text:span><text:span text:style-name="T114_9">Mitte</text:span><text:span text:style-name="T114_10"><text:s/></text:span><text:span text:style-name="T114_11">des</text:span><text:span text:style-name="T114_12"><text:s/></text:span><text:span text:style-name="T114_13">Kreisels</text:span><text:span text:style-name="T114_14"><text:s/></text:span><text:span text:style-name="T114_15">und</text:span><text:span text:style-name="T114_16"><text:s/></text:span><text:span text:style-name="T114_17">spricht</text:span><text:span text:style-name="T114_18"><text:s/></text:span><text:span text:style-name="T114_19">in</text:span><text:span text:style-name="T114_20"><text:s/></text:span><text:span text:style-name="T114_21">die</text:span><text:span text:style-name="T114_22"><text:s/></text:span><text:span text:style-name="T114_23">Kamera</text:span></text:p>
              </text:list-item>
              <text:list-item>
                <text:p text:style-name="P115"><text:span text:style-name="T115_1">Vorstellung</text:span><text:span text:style-name="T115_2"><text:s/>/<text:s/></text:span><text:span text:style-name="T115_3">Den</text:span><text:span text:style-name="T115_4"><text:s/></text:span><text:span text:style-name="T115_5">Zuschauer</text:span><text:span text:style-name="T115_6"><text:s/></text:span><text:span text:style-name="T115_7">motivieren</text:span><text:span text:style-name="T115_8"><text:s/></text:span><text:span text:style-name="T115_9">an</text:span><text:span text:style-name="T115_10"><text:s/></text:span><text:span text:style-name="T115_11">dem</text:span><text:span text:style-name="T115_12"><text:s/></text:span><text:span text:style-name="T115_13">Projekt</text:span><text:span text:style-name="T115_14"><text:s/></text:span><text:span text:style-name="T115_15">teil</text:span><text:span text:style-name="T115_16"><text:s/></text:span><text:span text:style-name="T115_17">zu</text:span><text:span text:style-name="T115_18"><text:s/></text:span><text:span text:style-name="T115_19">nehmen</text:span><text:span text:style-name="T115_20"><text:s/></text:span><text:span text:style-name="T115_21">und</text:span><text:span text:style-name="T115_22"><text:s/></text:span><text:span text:style-name="T115_23">sich</text:span><text:span text:style-name="T115_24"><text:s/></text:span><text:span text:style-name="T115_25">einzubringen</text:span></text:p>
              </text:list-item>
            </text:list>
          </table:table-cell>
          <table:table-cell table:style-name="Cell70">
            <text:list text:style-name="LS35" xml:id="list63">
              <text:list-item>
                <text:p text:style-name="P116"><text:span text:style-name="T116_1">Bauchbinde</text:span><text:span text:style-name="T116_2"><text:s/>“</text:span><text:span text:style-name="T116_3">Daniel</text:span><text:span text:style-name="T116_4"><text:s/></text:span><text:span text:style-name="T116_5">Nüst</text:span><text:span text:style-name="T116_6">,<text:s/></text:span><text:span text:style-name="T116_7">enviroCar</text:span><text:span text:style-name="T116_8"><text:s/></text:span><text:span text:style-name="T116_9">team</text:span><text:span text:style-name="T116_10"><text:s/></text:span><text:span text:style-name="T116_11">member</text:span><text:span text:style-name="T116_12">”</text:span></text:p>
              </text:list-item>
            </text:list>
            <text:list text:style-name="LS36" xml:id="list64">
              <text:list-item>
                <text:p text:style-name="P117"><text:span text:style-name="T117_1">“</text:span><text:span text:style-name="T117_2">Speaking</text:span><text:span text:style-name="T117_3"><text:s/></text:span><text:span text:style-name="T117_4">about</text:span><text:span text:style-name="T117_5"><text:s/></text:span><text:span text:style-name="T117_6">enviroCar</text:span><text:span text:style-name="T117_7">,<text:s/></text:span><text:span text:style-name="T117_8">does</text:span><text:span text:style-name="T117_9"><text:s/></text:span><text:span text:style-name="T117_10">not</text:span><text:span text:style-name="T117_11"><text:s/></text:span><text:span text:style-name="T117_12">mean</text:span><text:span text:style-name="T117_13"><text:s/></text:span><text:span text:style-name="T117_14">to</text:span><text:span text:style-name="T117_15"><text:s/></text:span><text:span text:style-name="T117_16">talk</text:span><text:span text:style-name="T117_17"><text:s/></text:span><text:span text:style-name="T117_18">only</text:span><text:span text:style-name="T117_19"><text:s/></text:span><text:span text:style-name="T117_20">about</text:span><text:span text:style-name="T117_21"><text:s/></text:span><text:span text:style-name="T117_22">the</text:span><text:span text:style-name="T117_23"><text:s/></text:span><text:span text:style-name="T117_24">opportunity</text:span><text:span text:style-name="T117_25"><text:s/></text:span><text:span text:style-name="T117_26">to</text:span><text:span text:style-name="T117_27"><text:s/></text:span><text:span text:style-name="T117_28">gain</text:span><text:span text:style-name="T117_29"><text:s/></text:span><text:span text:style-name="T117_30">access</text:span><text:span text:style-name="T117_31"><text:s/></text:span><text:span text:style-name="T117_32">to</text:span><text:span text:style-name="T117_33"><text:s/></text:span><text:span text:style-name="T117_34">more</text:span><text:span text:style-name="T117_35"><text:s/></text:span><text:span text:style-name="T117_36">information</text:span><text:span text:style-name="T117_37"><text:s/></text:span><text:span text:style-name="T117_38">about</text:span><text:span text:style-name="T117_39"><text:s/></text:span><text:span text:style-name="T117_40">one</text:span><text:span text:style-name="T117_41">'</text:span><text:span text:style-name="T117_42">s</text:span><text:span text:style-name="T117_43"><text:s/></text:span><text:span text:style-name="T117_44">car</text:span><text:span text:style-name="T117_45"><text:s/></text:span><text:span text:style-name="T117_46">or</text:span><text:span text:style-name="T117_47"><text:s/></text:span><text:span text:style-name="T117_48">to</text:span><text:span text:style-name="T117_49"><text:s/></text:span><text:span text:style-name="T117_50">have</text:span><text:span text:style-name="T117_51"><text:s/></text:span><text:span text:style-name="T117_52">more</text:span><text:span text:style-name="T117_53"><text:s/></text:span><text:span text:style-name="T117_54">information</text:span><text:span text:style-name="T117_55"><text:s/></text:span><text:span text:style-name="T117_56">about</text:span><text:span text:style-name="T117_57"><text:s/></text:span><text:span text:style-name="T117_58">driving</text:span><text:span text:style-name="T117_59"><text:s/></text:span><text:span text:style-name="T117_60">behaviour</text:span><text:span text:style-name="T117_61"><text:s/></text:span><text:span text:style-name="T117_62">and</text:span><text:span text:style-name="T117_63"><text:s/></text:span><text:span text:style-name="T117_64">driving</text:span><text:span text:style-name="T117_65"><text:s/></text:span><text:span text:style-name="T117_66">skills</text:span><text:span text:style-name="T117_67">....</text:span><text:span text:style-name="T117_68">enviroCar</text:span><text:span text:style-name="T117_69"><text:s/></text:span><text:span text:style-name="T117_70">has</text:span><text:span text:style-name="T117_71"><text:s/></text:span><text:span text:style-name="T117_72">also</text:span><text:span text:style-name="T117_73"><text:s/></text:span><text:span text:style-name="T117_74">the</text:span><text:span text:style-name="T117_75"><text:s/></text:span><text:span text:style-name="T117_76">chance</text:span><text:span text:style-name="T117_77"><text:s/></text:span><text:span text:style-name="T117_78">to</text:span><text:span text:style-name="T117_79"><text:s/></text:span><text:span text:style-name="T117_80">improve</text:span><text:span text:style-name="T117_81"><text:s/></text:span><text:span text:style-name="T117_82">one</text:span><text:span text:style-name="T117_83">’</text:span><text:span text:style-name="T117_84">s</text:span><text:span text:style-name="T117_85"><text:s/></text:span><text:span text:style-name="T117_86">city</text:span><text:span text:style-name="T117_87"><text:s/></text:span><text:span text:style-name="T117_88">by</text:span><text:span text:style-name="T117_89"><text:s/></text:span><text:span text:style-name="T117_90">answering</text:span><text:span text:style-name="T117_91"><text:s/></text:span><text:span text:style-name="T117_92">public</text:span><text:span text:style-name="T117_93"><text:s/></text:span><text:span text:style-name="T117_94">authority</text:span><text:span text:style-name="T117_95"><text:s/></text:span><text:span text:style-name="T117_96">questions</text:span><text:span text:style-name="T117_97">.</text:span></text:p>
              </text:list-item>
              <text:list-item>
                <text:p text:style-name="P118"><text:span text:style-name="T118_1">“</text:span><text:span text:style-name="T118_2">For</text:span><text:span text:style-name="T118_3"><text:s/></text:span><text:span text:style-name="T118_4">example</text:span><text:span text:style-name="T118_5">:<text:s/></text:span><text:span text:style-name="T118_6">Is</text:span><text:span text:style-name="T118_7"><text:s/></text:span><text:span text:style-name="T118_8">a</text:span><text:span text:style-name="T118_9"><text:s/></text:span><text:span text:style-name="T118_10">traffic</text:span><text:span text:style-name="T118_11"><text:s/></text:span><text:span text:style-name="T118_12">circle</text:span><text:span text:style-name="T118_13"><text:s/></text:span><text:span text:style-name="T118_14">better</text:span><text:span text:style-name="T118_15"><text:s/></text:span><text:span text:style-name="T118_16">for</text:span><text:span text:style-name="T118_17"><text:s/></text:span><text:span text:style-name="T118_18">a</text:span><text:span text:style-name="T118_19"><text:s/></text:span><text:span text:style-name="T118_20">fluent</text:span><text:span text:style-name="T118_21"><text:s/></text:span><text:span text:style-name="T118_22">flow</text:span><text:span text:style-name="T118_23"><text:s/></text:span><text:span text:style-name="T118_24">of</text:span><text:span text:style-name="T118_25"><text:s/></text:span><text:span text:style-name="T118_26">city</text:span><text:span text:style-name="T118_27"><text:s/></text:span><text:span text:style-name="T118_28">traffic</text:span><text:span text:style-name="T118_29"><text:s/></text:span><text:span text:style-name="T118_30">than</text:span><text:span text:style-name="T118_31"><text:s/></text:span><text:span text:style-name="T118_32">a</text:span><text:span text:style-name="T118_33"><text:s/></text:span><text:span text:style-name="T118_34">crossroad</text:span><text:span text:style-name="T118_35"><text:s/></text:span><text:span text:style-name="T118_36">with</text:span><text:span text:style-name="T118_37"><text:s/></text:span><text:span text:style-name="T118_38">traffic</text:span><text:span text:style-name="T118_39"><text:s/></text:span><text:span text:style-name="T118_40">lights</text:span><text:span text:style-name="T118_41">?”<text:s/>“</text:span><text:span text:style-name="T118_42">We</text:span><text:span text:style-name="T118_43"><text:s/></text:span><text:span text:style-name="T118_44">want</text:span><text:span text:style-name="T118_45"><text:s/></text:span><text:span text:style-name="T118_46">to</text:span><text:span text:style-name="T118_47"><text:s/></text:span><text:span text:style-name="T118_48">answer</text:span><text:span text:style-name="T118_49"><text:s/></text:span><text:span text:style-name="T118_50">those</text:span><text:span text:style-name="T118_51"><text:s/></text:span><text:span text:style-name="T118_52">questions</text:span><text:span text:style-name="T118_53"><text:s/></text:span><text:span text:style-name="T118_54">and</text:span><text:span text:style-name="T118_55"><text:s/></text:span><text:span text:style-name="T118_56">more</text:span><text:span text:style-name="T118_57">...<text:s/></text:span><text:span text:style-name="T118_58">We</text:span><text:span text:style-name="T118_59"><text:s/></text:span><text:span text:style-name="T118_60">want</text:span><text:span text:style-name="T118_61"><text:s/></text:span><text:span text:style-name="T118_62">to</text:span><text:span text:style-name="T118_63"><text:s/></text:span><text:span text:style-name="T118_64">make</text:span><text:span text:style-name="T118_65"><text:s/></text:span><text:span text:style-name="T118_66">your</text:span><text:span text:style-name="T118_67"><text:s/></text:span><text:span text:style-name="T118_68">city</text:span><text:span text:style-name="T118_69"><text:s/></text:span><text:span text:style-name="T118_70">a</text:span><text:span text:style-name="T118_71"><text:s/></text:span><text:span text:style-name="T118_72">little</text:span><text:span text:style-name="T118_73"><text:s/></text:span><text:span text:style-name="T118_74">bit</text:span><text:span text:style-name="T118_75"><text:s/></text:span><text:span text:style-name="T118_76">smarter</text:span><text:span text:style-name="T118_77">.”</text:span></text:p>
              </text:list-item>
              <text:list-item>
                <text:p text:style-name="P119"><text:span text:style-name="T119_1">“</text:span><text:span text:style-name="T119_2">enviroCar</text:span><text:span text:style-name="T119_3"><text:s/></text:span><text:span text:style-name="T119_4">is</text:span><text:span text:style-name="T119_5"><text:s/></text:span><text:span text:style-name="T119_6">your</text:span><text:span text:style-name="T119_7"><text:s/></text:span><text:span text:style-name="T119_8">chance</text:span><text:span text:style-name="T119_9"><text:s/></text:span><text:span text:style-name="T119_10">to</text:span><text:span text:style-name="T119_11"><text:s/></text:span><text:span text:style-name="T119_12">do</text:span><text:span text:style-name="T119_13"><text:s/></text:span><text:span text:style-name="T119_14">this</text:span><text:span text:style-name="T119_15">.”</text:span></text:p>
              </text:list-item>
              <text:list-item>
                <text:p text:style-name="P120"><text:span text:style-name="T120_1">“</text:span><text:span text:style-name="T120_2">It</text:span><text:span text:style-name="T120_3"><text:s/></text:span><text:span text:style-name="T120_4">invites</text:span><text:span text:style-name="T120_5"><text:s/></text:span><text:span text:style-name="T120_6">you</text:span><text:span text:style-name="T120_7"><text:s/></text:span><text:span text:style-name="T120_8">to</text:span><text:span text:style-name="T120_9"><text:s/></text:span><text:span text:style-name="T120_10">use</text:span><text:span text:style-name="T120_11"><text:s/></text:span><text:span text:style-name="T120_12">your</text:span><text:span text:style-name="T120_13"><text:s/></text:span><text:span text:style-name="T120_14">car</text:span><text:span text:style-name="T120_15">’</text:span><text:span text:style-name="T120_16">s</text:span><text:span text:style-name="T120_17"><text:s/></text:span><text:span text:style-name="T120_18">sensor</text:span><text:span text:style-name="T120_19"><text:s/></text:span><text:span text:style-name="T120_20">data</text:span><text:span text:style-name="T120_21"><text:s/></text:span><text:span text:style-name="T120_22">to</text:span><text:span text:style-name="T120_23"><text:s/></text:span><text:span text:style-name="T120_24">explore</text:span><text:span text:style-name="T120_25"><text:s/></text:span><text:span text:style-name="T120_26">the</text:span><text:span text:style-name="T120_27"><text:s/></text:span><text:span text:style-name="T120_28">effect</text:span><text:span text:style-name="T120_29"><text:s/></text:span><text:span text:style-name="T120_30">of</text:span><text:span text:style-name="T120_31"><text:s/></text:span><text:span text:style-name="T120_32">your</text:span><text:span text:style-name="T120_33"><text:s/></text:span><text:span text:style-name="T120_34">driving</text:span><text:span text:style-name="T120_35"><text:s/></text:span><text:span text:style-name="T120_36">style</text:span><text:span text:style-name="T120_37"><text:s/></text:span><text:span text:style-name="T120_38">on</text:span><text:span text:style-name="T120_39"><text:s/></text:span><text:span text:style-name="T120_40">environmental</text:span><text:span text:style-name="T120_41"><text:s/></text:span><text:span text:style-name="T120_42">aspects</text:span><text:span text:style-name="T120_43"><text:s/></text:span><text:span text:style-name="T120_44">such</text:span><text:span text:style-name="T120_45"><text:s/></text:span><text:span text:style-name="T120_46">as</text:span><text:span text:style-name="T120_47"><text:s/></text:span><text:span text:style-name="T120_48">fuel</text:span><text:span text:style-name="T120_49"><text:s/></text:span><text:span text:style-name="T120_50">consumption</text:span><text:span text:style-name="T120_51">,<text:s/></text:span><text:span text:style-name="T120_52">CO</text:span><text:span text:style-name="T120_53">2<text:s/></text:span><text:span text:style-name="T120_54">production</text:span><text:span text:style-name="T120_55"><text:s/></text:span><text:span text:style-name="T120_56">or</text:span><text:span text:style-name="T120_57"><text:s/></text:span><text:span text:style-name="T120_58">noise</text:span><text:span text:style-name="T120_59"><text:s/></text:span><text:span text:style-name="T120_60">emission</text:span><text:span text:style-name="T120_61">.”<text:s/></text:span></text:p>
              </text:list-item>
              <text:list-item>
                <text:p text:style-name="P121"><text:span text:style-name="T121_1">“</text:span><text:span text:style-name="T121_2">You</text:span><text:span text:style-name="T121_3"><text:s/></text:span><text:span text:style-name="T121_4">can</text:span><text:span text:style-name="T121_5"><text:s/></text:span><text:span text:style-name="T121_6">compare</text:span><text:span text:style-name="T121_7"><text:s/></text:span><text:span text:style-name="T121_8">your</text:span><text:span text:style-name="T121_9"><text:s/></text:span><text:span text:style-name="T121_10">driving</text:span><text:span text:style-name="T121_11"><text:s/></text:span><text:span text:style-name="T121_12">statistics</text:span><text:span text:style-name="T121_13"><text:s/></text:span><text:span text:style-name="T121_14">with</text:span><text:span text:style-name="T121_15"><text:s/></text:span><text:span text:style-name="T121_16">your</text:span><text:span text:style-name="T121_17"><text:s/></text:span><text:span text:style-name="T121_18">friends</text:span><text:span text:style-name="T121_19">,<text:s/></text:span><text:span text:style-name="T121_20">families</text:span><text:span text:style-name="T121_21"><text:s/></text:span><text:span text:style-name="T121_22">or</text:span><text:span text:style-name="T121_23"><text:s/></text:span><text:span text:style-name="T121_24">colleagues</text:span><text:span text:style-name="T121_25">,<text:s/></text:span><text:span text:style-name="T121_26">while</text:span><text:span text:style-name="T121_27"><text:s/></text:span><text:span text:style-name="T121_28">competing</text:span><text:span text:style-name="T121_29"><text:s/></text:span><text:span text:style-name="T121_30">to</text:span><text:span text:style-name="T121_31"><text:s/></text:span><text:span text:style-name="T121_32">become</text:span><text:span text:style-name="T121_33"><text:s/></text:span><text:span text:style-name="T121_34">the</text:span><text:span text:style-name="T121_35"><text:s/></text:span><text:span text:style-name="T121_36">most</text:span><text:span text:style-name="T121_37"><text:s/></text:span><text:span text:style-name="T121_38">efficient</text:span><text:span text:style-name="T121_39"><text:s/></text:span><text:span text:style-name="T121_40">driver</text:span><text:span text:style-name="T121_41"><text:s/></text:span><text:span text:style-name="T121_42">in</text:span><text:span text:style-name="T121_43"><text:s/></text:span><text:span text:style-name="T121_44">your</text:span><text:span text:style-name="T121_45"><text:s/></text:span><text:span text:style-name="T121_46">city</text:span><text:span text:style-name="T121_47"><text:s/></text:span><text:span text:style-name="T121_48">and</text:span><text:span text:style-name="T121_49"><text:s/></text:span><text:span text:style-name="T121_50">to</text:span><text:span text:style-name="T121_51"><text:s/></text:span><text:span text:style-name="T121_52">reduce</text:span><text:span text:style-name="T121_53"><text:s/></text:span><text:span text:style-name="T121_54">your</text:span><text:span text:style-name="T121_55"><text:s/></text:span><text:span text:style-name="T121_56">car</text:span><text:span text:style-name="T121_57">’</text:span><text:span text:style-name="T121_58">s</text:span><text:span text:style-name="T121_59"><text:s/></text:span><text:span text:style-name="T121_60">operating</text:span><text:span text:style-name="T121_61"><text:s/></text:span><text:span text:style-name="T121_62">costs</text:span><text:span text:style-name="T121_63">!”</text:span></text:p>
              </text:list-item>
              <text:list-item>
                <text:p text:style-name="P122"><text:span text:style-name="T122_1">“</text:span><text:span text:style-name="T122_2">enviroCar</text:span><text:span text:style-name="T122_3"><text:s/></text:span><text:span text:style-name="T122_4">is</text:span><text:span text:style-name="T122_5"><text:s/></text:span><text:span text:style-name="T122_6">a</text:span><text:span text:style-name="T122_7"><text:s/></text:span><text:span text:style-name="T122_8">system</text:span><text:span text:style-name="T122_9"><text:s/></text:span><text:span text:style-name="T122_10">but</text:span><text:span text:style-name="T122_11"><text:s/></text:span><text:span text:style-name="T122_12">also</text:span><text:span text:style-name="T122_13"><text:s/></text:span><text:span text:style-name="T122_14">a</text:span><text:span text:style-name="T122_15"><text:s/></text:span><text:span text:style-name="T122_16">platform</text:span><text:span text:style-name="T122_17"><text:s/></text:span><text:span text:style-name="T122_18">consisting</text:span><text:span text:style-name="T122_19"><text:s/></text:span><text:span text:style-name="T122_20">of</text:span><text:span text:style-name="T122_21"><text:s/></text:span><text:span text:style-name="T122_22">two</text:span><text:span text:style-name="T122_23"><text:s/></text:span><text:span text:style-name="T122_24">main</text:span><text:span text:style-name="T122_25"><text:s/></text:span><text:span text:style-name="T122_26">components</text:span><text:span text:style-name="T122_27">.”</text:span></text:p>
              </text:list-item>
              <text:list-item>
                <text:p text:style-name="P123"><text:span text:style-name="T123_1">Once</text:span><text:span text:style-name="T123_2">,<text:s/></text:span><text:span text:style-name="T123_3">we</text:span><text:span text:style-name="T123_4"><text:s/></text:span><text:span text:style-name="T123_5">have</text:span><text:span text:style-name="T123_6"><text:s/></text:span><text:span text:style-name="T123_7">the</text:span><text:span text:style-name="T123_8"><text:s/></text:span><text:span text:style-name="T123_9">App</text:span><text:span text:style-name="T123_10">.<text:s/></text:span><text:span text:style-name="T123_11">The</text:span><text:span text:style-name="T123_12"><text:s/></text:span><text:span text:style-name="T123_13">App</text:span><text:span text:style-name="T123_14"><text:s/></text:span><text:span text:style-name="T123_15">allows</text:span><text:span text:style-name="T123_16"><text:s/></text:span><text:span text:style-name="T123_17">you</text:span><text:span text:style-name="T123_18"><text:s/></text:span><text:span text:style-name="T123_19">to</text:span><text:span text:style-name="T123_20"><text:s/></text:span><text:span text:style-name="T123_21">have</text:span><text:span text:style-name="T123_22"><text:s/></text:span><text:span text:style-name="T123_23">a</text:span><text:span text:style-name="T123_24"><text:s/></text:span><text:span text:style-name="T123_25">overview</text:span><text:span text:style-name="T123_26"><text:s/></text:span><text:span text:style-name="T123_27">about</text:span><text:span text:style-name="T123_28"><text:s/></text:span><text:span text:style-name="T123_29">you</text:span><text:span text:style-name="T123_30"><text:s/></text:span><text:span text:style-name="T123_31">car</text:span><text:span text:style-name="T123_32"><text:s/></text:span><text:span text:style-name="T123_33">generated</text:span><text:span text:style-name="T123_34"><text:s/></text:span><text:span text:style-name="T123_35">data</text:span><text:span text:style-name="T123_36">,<text:s/></text:span><text:span text:style-name="T123_37">real</text:span><text:span text:style-name="T123_38"><text:s/></text:span><text:span text:style-name="T123_39">time</text:span><text:span text:style-name="T123_40"><text:s/></text:span><text:span text:style-name="T123_41">visualization</text:span><text:span text:style-name="T123_42">,<text:s/></text:span><text:span text:style-name="T123_43">a</text:span><text:span text:style-name="T123_44"><text:s/></text:span><text:span text:style-name="T123_45">leaderboard</text:span><text:span text:style-name="T123_46"><text:s/></text:span><text:span text:style-name="T123_47">from</text:span><text:span text:style-name="T123_48"><text:s/></text:span><text:span text:style-name="T123_49">your</text:span><text:span text:style-name="T123_50"><text:s/></text:span><text:span text:style-name="T123_51">friends</text:span><text:span text:style-name="T123_52"><text:s/></text:span><text:span text:style-name="T123_53">and</text:span><text:span text:style-name="T123_54"><text:s/></text:span><text:span text:style-name="T123_55">community</text:span><text:span text:style-name="T123_56"><text:s/></text:span><text:span text:style-name="T123_57">and</text:span><text:span text:style-name="T123_58"><text:s/></text:span><text:span text:style-name="T123_59">a</text:span><text:span text:style-name="T123_60"><text:s/></text:span><text:span text:style-name="T123_61">map</text:span><text:span text:style-name="T123_62"><text:s/></text:span><text:span text:style-name="T123_63">based</text:span><text:span text:style-name="T123_64"><text:s/></text:span><text:span text:style-name="T123_65">view</text:span><text:span text:style-name="T123_66"><text:s/></text:span><text:span text:style-name="T123_67">of</text:span><text:span text:style-name="T123_68"><text:s/></text:span><text:span text:style-name="T123_69">your</text:span><text:span text:style-name="T123_70"><text:s/></text:span><text:span text:style-name="T123_71">recent</text:span><text:span text:style-name="T123_72"><text:s/></text:span><text:span text:style-name="T123_73">tracks</text:span><text:span text:style-name="T123_74">.<text:s/></text:span><text:span text:style-name="T123_75">And</text:span><text:span text:style-name="T123_76"><text:s/></text:span><text:span text:style-name="T123_77">the</text:span><text:span text:style-name="T123_78"><text:s/></text:span><text:span text:style-name="T123_79">other</text:span><text:span text:style-name="T123_80"><text:s/></text:span><text:span text:style-name="T123_81">once</text:span><text:span text:style-name="T123_82">,<text:s/></text:span><text:span text:style-name="T123_83">there</text:span><text:span text:style-name="T123_84">’</text:span><text:span text:style-name="T123_85">s</text:span><text:span text:style-name="T123_86"><text:s/></text:span><text:span text:style-name="T123_87">the</text:span><text:span text:style-name="T123_88"><text:s/></text:span><text:span text:style-name="T123_89">website</text:span><text:span text:style-name="T123_90">,<text:s/></text:span><text:span text:style-name="T123_91">which</text:span><text:span text:style-name="T123_92"><text:s/></text:span><text:span text:style-name="T123_93">provides</text:span><text:span text:style-name="T123_94"><text:s/></text:span><text:span text:style-name="T123_95">several</text:span><text:span text:style-name="T123_96"><text:s/></text:span><text:span text:style-name="T123_97">views</text:span><text:span text:style-name="T123_98"><text:s/></text:span><text:span text:style-name="T123_99">of</text:span><text:span text:style-name="T123_100"><text:s/></text:span><text:span text:style-name="T123_101">your</text:span><text:span text:style-name="T123_102"><text:s/></text:span><text:span text:style-name="T123_103">personal</text:span><text:span text:style-name="T123_104">,<text:s/></text:span><text:span text:style-name="T123_105">but</text:span><text:span text:style-name="T123_106"><text:s/></text:span><text:span text:style-name="T123_107">also</text:span><text:span text:style-name="T123_108"><text:s/></text:span><text:span text:style-name="T123_109">from</text:span><text:span text:style-name="T123_110"><text:s/></text:span><text:span text:style-name="T123_111">others</text:span><text:span text:style-name="T123_112"><text:s/></text:span><text:span text:style-name="T123_113">and</text:span><text:span text:style-name="T123_114"><text:s/></text:span><text:span text:style-name="T123_115">your</text:span><text:span text:style-name="T123_116"><text:s/></text:span><text:span text:style-name="T123_117">friends</text:span><text:span text:style-name="T123_118"><text:s/></text:span><text:span text:style-name="T123_119">generated</text:span><text:span text:style-name="T123_120"><text:s/></text:span><text:span text:style-name="T123_121">data</text:span><text:span text:style-name="T123_122">.<text:s/></text:span><text:span text:style-name="T123_123">You</text:span><text:span text:style-name="T123_124"><text:s/></text:span><text:span text:style-name="T123_125">can</text:span><text:span text:style-name="T123_126"><text:s/></text:span><text:span text:style-name="T123_127">have</text:span><text:span text:style-name="T123_128"><text:s/></text:span><text:span text:style-name="T123_129">a</text:span><text:span text:style-name="T123_130"><text:s/></text:span><text:span text:style-name="T123_131">detailed</text:span><text:span text:style-name="T123_132"><text:s/></text:span><text:span text:style-name="T123_133">analysis</text:span><text:span text:style-name="T123_134"><text:s/></text:span><text:span text:style-name="T123_135">of</text:span><text:span text:style-name="T123_136"><text:s/></text:span><text:span text:style-name="T123_137">your</text:span><text:span text:style-name="T123_138"><text:s/></text:span><text:span text:style-name="T123_139">data</text:span><text:span text:style-name="T123_140"><text:s/></text:span><text:span text:style-name="T123_141">by</text:span><text:span text:style-name="T123_142"><text:s/></text:span><text:span text:style-name="T123_143">graphs</text:span><text:span text:style-name="T123_144"><text:s/></text:span><text:span text:style-name="T123_145">and</text:span><text:span text:style-name="T123_146"><text:s/></text:span><text:span text:style-name="T123_147">special</text:span><text:span text:style-name="T123_148"><text:s/></text:span><text:span text:style-name="T123_149">for</text:span><text:span text:style-name="T123_150"><text:s/></text:span><text:span text:style-name="T123_151">you</text:span><text:span text:style-name="T123_152"><text:s/></text:span><text:span text:style-name="T123_153">designed</text:span><text:span text:style-name="T123_154"><text:s/></text:span><text:span text:style-name="T123_155">maps</text:span><text:span text:style-name="T123_156">.<text:s/></text:span><text:span text:style-name="T123_157">And</text:span><text:span text:style-name="T123_158"><text:s/></text:span><text:span text:style-name="T123_159">you</text:span><text:span text:style-name="T123_160">’</text:span><text:span text:style-name="T123_161">re</text:span><text:span text:style-name="T123_162"><text:s/></text:span><text:span text:style-name="T123_163">not</text:span><text:span text:style-name="T123_164"><text:s/></text:span><text:span text:style-name="T123_165">alone</text:span><text:span text:style-name="T123_166"><text:s/>-<text:s/></text:span><text:span text:style-name="T123_167">you</text:span><text:span text:style-name="T123_168"><text:s/></text:span><text:span text:style-name="T123_169">are</text:span><text:span text:style-name="T123_170"><text:s/></text:span><text:span text:style-name="T123_171">a</text:span><text:span text:style-name="T123_172"><text:s/></text:span><text:span text:style-name="T123_173">part</text:span><text:span text:style-name="T123_174"><text:s/></text:span><text:span text:style-name="T123_175">of</text:span><text:span text:style-name="T123_176"><text:s/></text:span><text:span text:style-name="T123_177">the</text:span><text:span text:style-name="T123_178"><text:s/></text:span><text:span text:style-name="T123_179">enviroCar</text:span><text:span text:style-name="T123_180"><text:s/></text:span><text:span text:style-name="T123_181">community</text:span><text:span text:style-name="T123_182">,<text:s/></text:span><text:span text:style-name="T123_183">which</text:span><text:span text:style-name="T123_184"><text:s/></text:span><text:span text:style-name="T123_185">means</text:span><text:span text:style-name="T123_186">,<text:s/></text:span><text:span text:style-name="T123_187">that</text:span><text:span text:style-name="T123_188"><text:s/></text:span><text:span text:style-name="T123_189">you</text:span><text:span text:style-name="T123_190"><text:s/></text:span><text:span text:style-name="T123_191">can</text:span><text:span text:style-name="T123_192"><text:s/></text:span><text:span text:style-name="T123_193">share</text:span><text:span text:style-name="T123_194"><text:s/></text:span><text:span text:style-name="T123_195">your</text:span><text:span text:style-name="T123_196"><text:s/></text:span><text:span text:style-name="T123_197">results</text:span><text:span text:style-name="T123_198">,<text:s/></text:span><text:span text:style-name="T123_199">compare</text:span><text:span text:style-name="T123_200"><text:s/></text:span><text:span text:style-name="T123_201">your</text:span><text:span text:style-name="T123_202"><text:s/></text:span><text:span text:style-name="T123_203">data</text:span><text:span text:style-name="T123_204">,<text:s/></text:span><text:span text:style-name="T123_205">from</text:span><text:span text:style-name="T123_206"><text:s/></text:span><text:span text:style-name="T123_207">groups</text:span><text:span text:style-name="T123_208"><text:s/></text:span><text:span text:style-name="T123_209">and</text:span><text:span text:style-name="T123_210"><text:s/></text:span><text:span text:style-name="T123_211">talk</text:span><text:span text:style-name="T123_212"><text:s/></text:span><text:span text:style-name="T123_213">about</text:span><text:span text:style-name="T123_214"><text:s/></text:span><text:span text:style-name="T123_215">your</text:span><text:span text:style-name="T123_216"><text:s/></text:span><text:span text:style-name="T123_217">experiences</text:span><text:span text:style-name="T123_218">.</text:span></text:p>
              </text:list-item>
            </text:list>
          </table:table-cell>
          <table:table-cell table:style-name="Cell71">
            <text:p text:style-name="P124"><text:span text:style-name="T124_1">30<text:s/></text:span><text:span text:style-name="T124_2">Sek</text:span></text:p>
          </table:table-cell>
          <table:table-cell table:style-name="Cell72">
            <text:p text:style-name="P125"><text:span text:style-name="T125_1">Text</text:span><text:span text:style-name="T125_2"><text:s/></text:span><text:span text:style-name="T125_3">evtl</text:span><text:span text:style-name="T125_4">.<text:s/></text:span><text:span text:style-name="T125_5">kürzen</text:span></text:p>
          </table:table-cell>
        </table:table-row>
        <table:table-row table:style-name="Row10">
          <table:table-cell table:style-name="Cell73">
            <text:p text:style-name="P126"><text:span text:style-name="T126_1">5</text:span></text:p>
          </table:table-cell>
          <table:table-cell table:style-name="Cell74">
            <text:list text:style-name="LS37" xml:id="list71">
              <text:list-item>
                <text:p text:style-name="P127"><text:span text:style-name="T127_1">Zwischen</text:span><text:span text:style-name="T127_2"><text:s/></text:span><text:span text:style-name="T127_3">Szene</text:span><text:span text:style-name="T127_4"><text:s/>4.2<text:s/></text:span><text:span text:style-name="T127_5">und</text:span><text:span text:style-name="T127_6"><text:s/></text:span><text:span text:style-name="T127_7">Szene</text:span><text:span text:style-name="T127_8"><text:s/>5<text:s/></text:span><text:span text:style-name="T127_9">ist</text:span><text:span text:style-name="T127_10"><text:s/></text:span><text:span text:style-name="T127_11">kein</text:span><text:span text:style-name="T127_12"><text:s/></text:span><text:span text:style-name="T127_13">Schnitt</text:span><text:span text:style-name="T127_14"><text:s text:c="2"/>(</text:span><text:span text:style-name="T127_15">fließender</text:span><text:span text:style-name="T127_16"><text:s/></text:span><text:span text:style-name="T127_17">Übergang</text:span><text:span text:style-name="T127_18">)</text:span></text:p>
              </text:list-item>
              <text:list-item>
                <text:p text:style-name="P128"><text:span text:style-name="T128_1">Am</text:span><text:span text:style-name="T128_2"><text:s/></text:span><text:span text:style-name="T128_3">ende</text:span><text:span text:style-name="T128_4"><text:s/></text:span><text:span text:style-name="T128_5">Zoom</text:span><text:span text:style-name="T128_6"><text:s/></text:span><text:span text:style-name="T128_7">auf</text:span><text:span text:style-name="T128_8"><text:s/></text:span><text:span text:style-name="T128_9">Daniels</text:span><text:span text:style-name="T128_10"><text:s/></text:span><text:span text:style-name="T128_11">Smartphone</text:span><text:span text:style-name="T128_12">,<text:s/></text:span><text:span text:style-name="T128_13">er</text:span><text:span text:style-name="T128_14"><text:s/></text:span><text:span text:style-name="T128_15">zieht</text:span><text:span text:style-name="T128_16"><text:s/></text:span><text:span text:style-name="T128_17">es</text:span><text:span text:style-name="T128_18"><text:s/></text:span><text:span text:style-name="T128_19">wenn</text:span><text:span text:style-name="T128_20"><text:s/></text:span><text:span text:style-name="T128_21">es</text:span><text:span text:style-name="T128_22"><text:s/></text:span><text:span text:style-name="T128_23">im</text:span><text:span text:style-name="T128_24"><text:s/></text:span><text:span text:style-name="T128_25">Detail</text:span><text:span text:style-name="T128_26"><text:s/></text:span><text:span text:style-name="T128_27">ist</text:span><text:span text:style-name="T128_28"><text:s/></text:span><text:span text:style-name="T128_29">aus</text:span><text:span text:style-name="T128_30"><text:s/></text:span><text:span text:style-name="T128_31">dem</text:span><text:span text:style-name="T128_32"><text:s/></text:span><text:span text:style-name="T128_33">Bild</text:span><text:span text:style-name="T128_34"><text:s/></text:span></text:p>
              </text:list-item>
              <text:list-item>
                <text:p text:style-name="P129"><text:span text:style-name="T129_1">Fokus</text:span><text:span text:style-name="T129_2"><text:s/></text:span><text:span text:style-name="T129_3">raus</text:span></text:p>
              </text:list-item>
            </text:list>
          </table:table-cell>
          <table:table-cell table:style-name="Cell75">
            <text:list text:style-name="LS38" xml:id="list74">
              <text:list-item>
                <text:p text:style-name="P130"><text:span text:style-name="T130_1"><text:s/></text:span><text:span text:style-name="T130_2">Normalstil</text:span></text:p>
              </text:list-item>
            </text:list>
          </table:table-cell>
          <table:table-cell table:style-name="Cell76">
            <text:list text:style-name="LS39" xml:id="list75">
              <text:list-item>
                <text:p text:style-name="P131"><text:span text:style-name="T131_1">Musik</text:span><text:span text:style-name="T131_2"><text:s/></text:span><text:span text:style-name="T131_3">läuft</text:span><text:span text:style-name="T131_4"><text:s/></text:span><text:span text:style-name="T131_5">weiter</text:span></text:p>
              </text:list-item>
              <text:list-item>
                <text:p text:style-name="P132"><text:span text:style-name="T132_1">Atmosound</text:span></text:p>
              </text:list-item>
            </text:list>
          </table:table-cell>
          <table:table-cell table:style-name="Cell77">
            <text:list text:style-name="LS40" xml:id="list77">
              <text:list-item>
                <text:p text:style-name="P133"><text:span text:style-name="T133_1">Zwischen</text:span><text:span text:style-name="T133_2"><text:s/></text:span><text:span text:style-name="T133_3">Szene</text:span><text:span text:style-name="T133_4"><text:s/>4.2<text:s/></text:span><text:span text:style-name="T133_5">und</text:span><text:span text:style-name="T133_6"><text:s/></text:span><text:span text:style-name="T133_7">Szene</text:span><text:span text:style-name="T133_8"><text:s/>5<text:s/></text:span><text:span text:style-name="T133_9">ist</text:span><text:span text:style-name="T133_10"><text:s/></text:span><text:span text:style-name="T133_11">kein</text:span><text:span text:style-name="T133_12"><text:s/></text:span><text:span text:style-name="T133_13">Schnitt</text:span><text:span text:style-name="T133_14"><text:s/></text:span><text:span text:style-name="T133_15"><text:s/>(</text:span><text:span text:style-name="T133_16">fließender</text:span><text:span text:style-name="T133_17"><text:s/></text:span><text:span text:style-name="T133_18">Übergang</text:span><text:span text:style-name="T133_19">)</text:span></text:p>
              </text:list-item>
              <text:list-item>
                <text:p text:style-name="P134"><text:span text:style-name="T134_1">Daniel</text:span><text:span text:style-name="T134_2"><text:s/></text:span><text:span text:style-name="T134_3">erklärt</text:span><text:span text:style-name="T134_4">,<text:s/></text:span><text:span text:style-name="T134_5">indem</text:span><text:span text:style-name="T134_6"><text:s/></text:span><text:span text:style-name="T134_7">er</text:span><text:span text:style-name="T134_8"><text:s/></text:span><text:span text:style-name="T134_9">bereits</text:span><text:span text:style-name="T134_10"><text:s/></text:span><text:span text:style-name="T134_11">das</text:span><text:span text:style-name="T134_12"><text:s/></text:span><text:span text:style-name="T134_13">Smartphone</text:span><text:span text:style-name="T134_14"><text:s/></text:span><text:span text:style-name="T134_15">in</text:span><text:span text:style-name="T134_16"><text:s/></text:span><text:span text:style-name="T134_17">seiner</text:span><text:span text:style-name="T134_18"><text:s/></text:span><text:span text:style-name="T134_19">Hand</text:span><text:span text:style-name="T134_20"><text:s/></text:span><text:span text:style-name="T134_21">hält</text:span></text:p>
              </text:list-item>
              <text:list-item>
                <text:p text:style-name="P135"><text:span text:style-name="T135_1">Groben</text:span><text:span text:style-name="T135_2"><text:s/></text:span><text:span text:style-name="T135_3">Überblick</text:span><text:span text:style-name="T135_4"><text:s/></text:span><text:span text:style-name="T135_5">über</text:span><text:span text:style-name="T135_6"><text:s/></text:span><text:span text:style-name="T135_7">die</text:span><text:span text:style-name="T135_8"><text:s/></text:span><text:span text:style-name="T135_9">Technik</text:span><text:span text:style-name="T135_10"><text:s/></text:span><text:span text:style-name="T135_11">geben</text:span><text:span text:style-name="T135_12">.</text:span></text:p>
              </text:list-item>
            </text:list>
          </table:table-cell>
          <table:table-cell table:style-name="Cell78">
            <text:list text:style-name="LS41" xml:id="list80">
              <text:list-item>
                <text:p text:style-name="P136"><text:span text:style-name="T136_1">“</text:span><text:span text:style-name="T136_2">How</text:span><text:span text:style-name="T136_3"><text:s/></text:span><text:span text:style-name="T136_4">we</text:span><text:span text:style-name="T136_5"><text:s/></text:span><text:span text:style-name="T136_6">do</text:span><text:span text:style-name="T136_7"><text:s/></text:span><text:span text:style-name="T136_8">this</text:span><text:span text:style-name="T136_9">?!”<text:s/>-<text:s/></text:span><text:span text:style-name="T136_10">Anmerkung</text:span><text:span text:style-name="T136_11"><text:s/></text:span><text:span text:style-name="T136_12">rechts</text:span><text:span text:style-name="T136_13"><text:s/></text:span><text:span text:style-name="T136_14">oben</text:span><text:span text:style-name="T136_15"><text:s/></text:span><text:span text:style-name="T136_16">neben</text:span><text:span text:style-name="T136_17"><text:s/></text:span><text:span text:style-name="T136_18">Daniel</text:span></text:p>
              </text:list-item>
              <text:list-item>
                <text:p text:style-name="P137"><text:span text:style-name="T137_1">Ggf</text:span><text:span text:style-name="T137_2">.<text:s/></text:span><text:span text:style-name="T137_3">mit</text:span><text:span text:style-name="T137_4"><text:s/></text:span><text:span text:style-name="T137_5">einer</text:span><text:span text:style-name="T137_6"><text:s/></text:span><text:span text:style-name="T137_7">Animation</text:span><text:span text:style-name="T137_8"><text:s/></text:span><text:span text:style-name="T137_9">der</text:span><text:span text:style-name="T137_10"><text:s/></text:span><text:span text:style-name="T137_11">Architecture</text:span><text:span text:style-name="T137_12"><text:s/>(</text:span><text:span text:style-name="T137_13">oder</text:span><text:span text:style-name="T137_14"><text:s/></text:span><text:span text:style-name="T137_15">Skizze</text:span><text:span text:style-name="T137_16"><text:s/></text:span><text:span text:style-name="T137_17">am</text:span><text:span text:style-name="T137_18"><text:s/></text:span><text:span text:style-name="T137_19">Whiteboard</text:span><text:span text:style-name="T137_20">):<text:s/></text:span><text:span text:style-name="T137_21"><text:a xlink:type="simple" xlink:href="https://docs.google.com/file/d/0B92xkSXykSiqY1pPZDZ1VzAxY1k/edit?usp=sharing"><text:span text:style-name="T137_22">https</text:span></text:a></text:span><text:span text:style-name="T137_23"><text:a xlink:type="simple" xlink:href="https://docs.google.com/file/d/0B92xkSXykSiqY1pPZDZ1VzAxY1k/edit?usp=sharing"><text:span text:style-name="T137_24">://</text:span></text:a></text:span><text:span text:style-name="T137_25"><text:a xlink:type="simple" xlink:href="https://docs.google.com/file/d/0B92xkSXykSiqY1pPZDZ1VzAxY1k/edit?usp=sharing"><text:span text:style-name="T137_26">docs</text:span></text:a></text:span><text:span text:style-name="T137_27"><text:a xlink:type="simple" xlink:href="https://docs.google.com/file/d/0B92xkSXykSiqY1pPZDZ1VzAxY1k/edit?usp=sharing"><text:span text:style-name="T137_28">.</text:span></text:a></text:span><text:span text:style-name="T137_29"><text:a xlink:type="simple" xlink:href="https://docs.google.com/file/d/0B92xkSXykSiqY1pPZDZ1VzAxY1k/edit?usp=sharing"><text:span text:style-name="T137_30">google</text:span></text:a></text:span><text:span text:style-name="T137_31"><text:a xlink:type="simple" xlink:href="https://docs.google.com/file/d/0B92xkSXykSiqY1pPZDZ1VzAxY1k/edit?usp=sharing"><text:span text:style-name="T137_32">.</text:span></text:a></text:span><text:span text:style-name="T137_33"><text:a xlink:type="simple" xlink:href="https://docs.google.com/file/d/0B92xkSXykSiqY1pPZDZ1VzAxY1k/edit?usp=sharing"><text:span text:style-name="T137_34">com</text:span></text:a></text:span><text:span text:style-name="T137_35"><text:a xlink:type="simple" xlink:href="https://docs.google.com/file/d/0B92xkSXykSiqY1pPZDZ1VzAxY1k/edit?usp=sharing"><text:span text:style-name="T137_36">/</text:span></text:a></text:span><text:span text:style-name="T137_37"><text:a xlink:type="simple" xlink:href="https://docs.google.com/file/d/0B92xkSXykSiqY1pPZDZ1VzAxY1k/edit?usp=sharing"><text:span text:style-name="T137_38">file</text:span></text:a></text:span><text:span text:style-name="T137_39"><text:a xlink:type="simple" xlink:href="https://docs.google.com/file/d/0B92xkSXykSiqY1pPZDZ1VzAxY1k/edit?usp=sharing"><text:span text:style-name="T137_40">/</text:span></text:a></text:span><text:span text:style-name="T137_41"><text:a xlink:type="simple" xlink:href="https://docs.google.com/file/d/0B92xkSXykSiqY1pPZDZ1VzAxY1k/edit?usp=sharing"><text:span text:style-name="T137_42">d</text:span></text:a></text:span><text:span text:style-name="T137_43"><text:a xlink:type="simple" xlink:href="https://docs.google.com/file/d/0B92xkSXykSiqY1pPZDZ1VzAxY1k/edit?usp=sharing"><text:span text:style-name="T137_44">/0</text:span></text:a></text:span><text:span text:style-name="T137_45"><text:a xlink:type="simple" xlink:href="https://docs.google.com/file/d/0B92xkSXykSiqY1pPZDZ1VzAxY1k/edit?usp=sharing"><text:span text:style-name="T137_46">B</text:span></text:a></text:span><text:span text:style-name="T137_47"><text:a xlink:type="simple" xlink:href="https://docs.google.com/file/d/0B92xkSXykSiqY1pPZDZ1VzAxY1k/edit?usp=sharing"><text:span text:style-name="T137_48">92</text:span></text:a></text:span><text:span text:style-name="T137_49"><text:a xlink:type="simple" xlink:href="https://docs.google.com/file/d/0B92xkSXykSiqY1pPZDZ1VzAxY1k/edit?usp=sharing"><text:span text:style-name="T137_50">xkSXykSiqY</text:span></text:a></text:span><text:span text:style-name="T137_51"><text:a xlink:type="simple" xlink:href="https://docs.google.com/file/d/0B92xkSXykSiqY1pPZDZ1VzAxY1k/edit?usp=sharing"><text:span text:style-name="T137_52">1</text:span></text:a></text:span><text:span text:style-name="T137_53"><text:a xlink:type="simple" xlink:href="https://docs.google.com/file/d/0B92xkSXykSiqY1pPZDZ1VzAxY1k/edit?usp=sharing"><text:span text:style-name="T137_54">pPZDZ</text:span></text:a></text:span><text:span text:style-name="T137_55"><text:a xlink:type="simple" xlink:href="https://docs.google.com/file/d/0B92xkSXykSiqY1pPZDZ1VzAxY1k/edit?usp=sharing"><text:span text:style-name="T137_56">1</text:span></text:a></text:span><text:span text:style-name="T137_57"><text:a xlink:type="simple" xlink:href="https://docs.google.com/file/d/0B92xkSXykSiqY1pPZDZ1VzAxY1k/edit?usp=sharing"><text:span text:style-name="T137_58">VzAxY</text:span></text:a></text:span><text:span text:style-name="T137_59"><text:a xlink:type="simple" xlink:href="https://docs.google.com/file/d/0B92xkSXykSiqY1pPZDZ1VzAxY1k/edit?usp=sharing"><text:span text:style-name="T137_60">1</text:span></text:a></text:span><text:span text:style-name="T137_61"><text:a xlink:type="simple" xlink:href="https://docs.google.com/file/d/0B92xkSXykSiqY1pPZDZ1VzAxY1k/edit?usp=sharing"><text:span text:style-name="T137_62">k</text:span></text:a></text:span><text:span text:style-name="T137_63"><text:a xlink:type="simple" xlink:href="https://docs.google.com/file/d/0B92xkSXykSiqY1pPZDZ1VzAxY1k/edit?usp=sharing"><text:span text:style-name="T137_64">/</text:span></text:a></text:span><text:span text:style-name="T137_65"><text:a xlink:type="simple" xlink:href="https://docs.google.com/file/d/0B92xkSXykSiqY1pPZDZ1VzAxY1k/edit?usp=sharing"><text:span text:style-name="T137_66">edit</text:span></text:a></text:span><text:span text:style-name="T137_67"><text:a xlink:type="simple" xlink:href="https://docs.google.com/file/d/0B92xkSXykSiqY1pPZDZ1VzAxY1k/edit?usp=sharing"><text:span text:style-name="T137_68">?</text:span></text:a></text:span><text:span text:style-name="T137_69"><text:a xlink:type="simple" xlink:href="https://docs.google.com/file/d/0B92xkSXykSiqY1pPZDZ1VzAxY1k/edit?usp=sharing"><text:span text:style-name="T137_70">usp</text:span></text:a></text:span><text:span text:style-name="T137_71"><text:a xlink:type="simple" xlink:href="https://docs.google.com/file/d/0B92xkSXykSiqY1pPZDZ1VzAxY1k/edit?usp=sharing"><text:span text:style-name="T137_72">=</text:span></text:a></text:span><text:span text:style-name="T137_73"><text:a xlink:type="simple" xlink:href="https://docs.google.com/file/d/0B92xkSXykSiqY1pPZDZ1VzAxY1k/edit?usp=sharing"><text:span text:style-name="T137_74">sharing</text:span></text:a></text:span><text:span text:style-name="T137_75"><text:s/></text:span></text:p>
              </text:list-item>
              <text:list-item>
                <text:p text:style-name="P138"><text:span text:style-name="T138_1">“</text:span><text:span text:style-name="T138_2">To</text:span><text:span text:style-name="T138_3"><text:s/></text:span><text:span text:style-name="T138_4">give</text:span><text:span text:style-name="T138_5"><text:s/></text:span><text:span text:style-name="T138_6">you</text:span><text:span text:style-name="T138_7"><text:s/></text:span><text:span text:style-name="T138_8">a</text:span><text:span text:style-name="T138_9"><text:s/></text:span><text:span text:style-name="T138_10">small</text:span><text:span text:style-name="T138_11"><text:s/></text:span><text:span text:style-name="T138_12">overview</text:span><text:span text:style-name="T138_13"><text:s/></text:span><text:span text:style-name="T138_14">about</text:span><text:span text:style-name="T138_15"><text:s/></text:span><text:span text:style-name="T138_16">the</text:span><text:span text:style-name="T138_17"><text:s/></text:span><text:span text:style-name="T138_18">overall</text:span><text:span text:style-name="T138_19"><text:s/></text:span><text:span text:style-name="T138_20">enviroCar</text:span><text:span text:style-name="T138_21"><text:s/></text:span><text:span text:style-name="T138_22">we</text:span><text:span text:style-name="T138_23"><text:s/></text:span><text:span text:style-name="T138_24">use</text:span><text:span text:style-name="T138_25"><text:s/></text:span><text:span text:style-name="T138_26">the</text:span><text:span text:style-name="T138_27"><text:s/></text:span><text:span text:style-name="T138_28">existing</text:span><text:span text:style-name="T138_29"><text:s/>(</text:span><text:span text:style-name="T138_30">and</text:span><text:span text:style-name="T138_31"><text:s/></text:span><text:span text:style-name="T138_32">probably</text:span><text:span text:style-name="T138_33"><text:s/></text:span><text:span text:style-name="T138_34">also</text:span><text:span text:style-name="T138_35"><text:s/></text:span><text:span text:style-name="T138_36">in</text:span><text:span text:style-name="T138_37"><text:s/></text:span><text:span text:style-name="T138_38">your</text:span><text:span text:style-name="T138_39"><text:s/></text:span><text:span text:style-name="T138_40">car</text:span><text:span text:style-name="T138_41">),<text:s/></text:span><text:span text:style-name="T138_42">the</text:span><text:span text:style-name="T138_43"><text:s/></text:span><text:span text:style-name="T138_44">OBD</text:span><text:span text:style-name="T138_45">-</text:span><text:span text:style-name="T138_46">II</text:span><text:span text:style-name="T138_47"><text:s/></text:span><text:span text:style-name="T138_48">diagnostics</text:span><text:span text:style-name="T138_49"><text:s/></text:span><text:span text:style-name="T138_50">interface</text:span><text:span text:style-name="T138_51">,<text:s/></text:span><text:span text:style-name="T138_52">which</text:span><text:span text:style-name="T138_53"><text:s/></text:span><text:span text:style-name="T138_54">can</text:span><text:span text:style-name="T138_55"><text:s/></text:span><text:span text:style-name="T138_56">be</text:span><text:span text:style-name="T138_57"><text:s/></text:span><text:span text:style-name="T138_58">connected</text:span><text:span text:style-name="T138_59"><text:s/></text:span><text:span text:style-name="T138_60">to</text:span><text:span text:style-name="T138_61"><text:s/></text:span><text:span text:style-name="T138_62">your</text:span><text:span text:style-name="T138_63"><text:s/></text:span><text:span text:style-name="T138_64">smartphone</text:span><text:span text:style-name="T138_65"><text:s/></text:span><text:span text:style-name="T138_66">with</text:span><text:span text:style-name="T138_67"><text:s/></text:span><text:span text:style-name="T138_68">ease</text:span><text:span text:style-name="T138_69">.”<text:s/></text:span></text:p>
              </text:list-item>
              <text:list-item>
                <text:p text:style-name="P139"><text:span text:style-name="T139_1">“</text:span><text:span text:style-name="T139_2">Simply</text:span><text:span text:style-name="T139_3"><text:s/></text:span><text:span text:style-name="T139_4">pair</text:span><text:span text:style-name="T139_5"><text:s/></text:span><text:span text:style-name="T139_6">your</text:span><text:span text:style-name="T139_7"><text:s/></text:span><text:span text:style-name="T139_8">Mobile</text:span><text:span text:style-name="T139_9"><text:s/></text:span><text:span text:style-name="T139_10">via</text:span><text:span text:style-name="T139_11"><text:s/></text:span><text:span text:style-name="T139_12">Bluetooth</text:span><text:span text:style-name="T139_13"><text:s/></text:span><text:span text:style-name="T139_14">with</text:span><text:span text:style-name="T139_15"><text:s/></text:span><text:span text:style-name="T139_16">the</text:span><text:span text:style-name="T139_17"><text:s/></text:span><text:span text:style-name="T139_18">OBD</text:span><text:span text:style-name="T139_19">-</text:span><text:span text:style-name="T139_20">II</text:span><text:span text:style-name="T139_21"><text:s/></text:span><text:span text:style-name="T139_22">adapter</text:span><text:span text:style-name="T139_23"><text:s/></text:span><text:span text:style-name="T139_24">and</text:span><text:span text:style-name="T139_25"><text:s/></text:span><text:span text:style-name="T139_26">you</text:span><text:span text:style-name="T139_27">’</text:span><text:span text:style-name="T139_28">re</text:span><text:span text:style-name="T139_29"><text:s/></text:span><text:span text:style-name="T139_30">ready</text:span><text:span text:style-name="T139_31"><text:s/></text:span><text:span text:style-name="T139_32">to</text:span><text:span text:style-name="T139_33"><text:s/></text:span><text:span text:style-name="T139_34">collect</text:span><text:span text:style-name="T139_35"><text:s/></text:span><text:span text:style-name="T139_36">your</text:span><text:span text:style-name="T139_37"><text:s/></text:span><text:span text:style-name="T139_38">car</text:span><text:span text:style-name="T139_39"><text:s/></text:span><text:span text:style-name="T139_40">related</text:span><text:span text:style-name="T139_41"><text:s/></text:span><text:span text:style-name="T139_42">data</text:span><text:span text:style-name="T139_43"><text:s/></text:span><text:span text:style-name="T139_44">and</text:span><text:span text:style-name="T139_45"><text:s/></text:span><text:span text:style-name="T139_46">to</text:span><text:span text:style-name="T139_47"><text:s/></text:span><text:span text:style-name="T139_48">be</text:span><text:span text:style-name="T139_49"><text:s/></text:span><text:span text:style-name="T139_50">a</text:span><text:span text:style-name="T139_51"><text:s/></text:span><text:span text:style-name="T139_52">part</text:span><text:span text:style-name="T139_53"><text:s/></text:span><text:span text:style-name="T139_54">of</text:span><text:span text:style-name="T139_55"><text:s/></text:span><text:span text:style-name="T139_56">enviroCar</text:span><text:span text:style-name="T139_57">.<text:s/></text:span><text:span text:style-name="T139_58">There</text:span><text:span text:style-name="T139_59"><text:s/></text:span><text:span text:style-name="T139_60">you</text:span><text:span text:style-name="T139_61"><text:s/></text:span><text:span text:style-name="T139_62">can</text:span><text:span text:style-name="T139_63"><text:s/></text:span><text:span text:style-name="T139_64">have</text:span><text:span text:style-name="T139_65"><text:s/></text:span><text:span text:style-name="T139_66">a</text:span><text:span text:style-name="T139_67"><text:s/></text:span><text:span text:style-name="T139_68">detailed</text:span><text:span text:style-name="T139_69"><text:s/></text:span><text:span text:style-name="T139_70">view</text:span><text:span text:style-name="T139_71"><text:s/></text:span><text:span text:style-name="T139_72">about</text:span><text:span text:style-name="T139_73"><text:s/></text:span><text:span text:style-name="T139_74">your</text:span><text:span text:style-name="T139_75"><text:s/></text:span><text:span text:style-name="T139_76">generated</text:span><text:span text:style-name="T139_77"><text:s/></text:span><text:span text:style-name="T139_78">data</text:span><text:span text:style-name="T139_79">,<text:s/></text:span><text:span text:style-name="T139_80">which</text:span><text:span text:style-name="T139_81"><text:s/></text:span><text:span text:style-name="T139_82">we</text:span><text:span text:style-name="T139_83"><text:s/></text:span><text:span text:style-name="T139_84">analyze</text:span><text:span text:style-name="T139_85"><text:s/></text:span><text:span text:style-name="T139_86">for</text:span><text:span text:style-name="T139_87"><text:s/></text:span><text:span text:style-name="T139_88">you</text:span><text:span text:style-name="T139_89">.<text:s/>”</text:span></text:p>
              </text:list-item>
            </text:list>
            <text:p text:style-name="P140"/>
          </table:table-cell>
          <table:table-cell table:style-name="Cell79">
            <text:p text:style-name="P141"><text:span text:style-name="T141_1">20<text:s/></text:span><text:span text:style-name="T141_2">Sek</text:span></text:p>
          </table:table-cell>
          <table:table-cell table:style-name="Cell80">
            <text:p text:style-name="P142"/>
          </table:table-cell>
        </table:table-row>
        <table:table-row table:style-name="Row11">
          <table:table-cell table:style-name="Cell81">
            <text:p text:style-name="P143"><text:span text:style-name="T143_1">6</text:span></text:p>
          </table:table-cell>
          <table:table-cell table:style-name="Cell82">
            <text:list text:style-name="LS42" xml:id="list84">
              <text:list-item>
                <text:p text:style-name="P144"><text:span text:style-name="T144_1">Nahe</text:span><text:span text:style-name="T144_2">,<text:s/></text:span><text:span text:style-name="T144_3">unscharf</text:span></text:p>
              </text:list-item>
              <text:list-item>
                <text:p text:style-name="P145"><text:span text:style-name="T145_1">Smartphone</text:span><text:span text:style-name="T145_2"><text:s/></text:span><text:span text:style-name="T145_3">wird</text:span><text:span text:style-name="T145_4"><text:s/></text:span><text:span text:style-name="T145_5">auf</text:span><text:span text:style-name="T145_6"><text:s/></text:span><text:span text:style-name="T145_7">weißem</text:span><text:span text:style-name="T145_8"><text:s/></text:span><text:span text:style-name="T145_9">Tisch</text:span><text:span text:style-name="T145_10"><text:s/></text:span><text:span text:style-name="T145_11">ins</text:span><text:span text:style-name="T145_12"><text:s/></text:span><text:span text:style-name="T145_13">Bild</text:span><text:span text:style-name="T145_14"><text:s/></text:span><text:span text:style-name="T145_15">geschoben</text:span><text:span text:style-name="T145_16">,<text:s/></text:span><text:span text:style-name="T145_17">dabei</text:span><text:span text:style-name="T145_18"><text:s/></text:span><text:span text:style-name="T145_19">wird</text:span><text:span text:style-name="T145_20"><text:s/></text:span><text:span text:style-name="T145_21">die</text:span><text:span text:style-name="T145_22"><text:s/></text:span><text:span text:style-name="T145_23">Schärfe</text:span><text:span text:style-name="T145_24"><text:s/></text:span><text:span text:style-name="T145_25">gezogen</text:span></text:p>
              </text:list-item>
              <text:list-item>
                <text:p text:style-name="P146"><text:span text:style-name="T146_1">OBD</text:span><text:span text:style-name="T146_2">-</text:span><text:span text:style-name="T146_3">II</text:span><text:span text:style-name="T146_4"><text:s/></text:span><text:span text:style-name="T146_5">adapter</text:span><text:span text:style-name="T146_6"><text:s/></text:span><text:span text:style-name="T146_7">wird</text:span><text:span text:style-name="T146_8"><text:s/></text:span><text:span text:style-name="T146_9">ins</text:span><text:span text:style-name="T146_10"><text:s/></text:span><text:span text:style-name="T146_11">Bild</text:span><text:span text:style-name="T146_12"><text:s/></text:span><text:span text:style-name="T146_13">geschoben</text:span><text:span text:style-name="T146_14"><text:s/></text:span></text:p>
              </text:list-item>
            </text:list>
          </table:table-cell>
          <table:table-cell table:style-name="Cell83">
            <text:list text:style-name="LS43" xml:id="list87">
              <text:list-item>
                <text:p text:style-name="P147"><text:span text:style-name="T147_1"><text:s/></text:span><text:span text:style-name="T147_2">Normalstil</text:span></text:p>
              </text:list-item>
            </text:list>
          </table:table-cell>
          <table:table-cell table:style-name="Cell84">
            <text:list text:style-name="LS44" xml:id="list88">
              <text:list-item>
                <text:p text:style-name="P148"><text:span text:style-name="T148_1">Musik</text:span><text:span text:style-name="T148_2"><text:s/></text:span><text:span text:style-name="T148_3">läuft</text:span><text:span text:style-name="T148_4"><text:s/></text:span><text:span text:style-name="T148_5">weiter</text:span></text:p>
              </text:list-item>
            </text:list>
          </table:table-cell>
          <table:table-cell table:style-name="Cell85">
            <text:list text:style-name="LS45" xml:id="list89">
              <text:list-item>
                <text:p text:style-name="P149"><text:span text:style-name="T149_1">Überblick</text:span><text:span text:style-name="T149_2"><text:s/></text:span><text:span text:style-name="T149_3">über</text:span><text:span text:style-name="T149_4"><text:s/></text:span><text:span text:style-name="T149_5">die</text:span><text:span text:style-name="T149_6"><text:s/></text:span><text:span text:style-name="T149_7">beiden</text:span><text:span text:style-name="T149_8"><text:s/></text:span><text:span text:style-name="T149_9">Hauptkomponenten</text:span><text:span text:style-name="T149_10"><text:s/></text:span><text:span text:style-name="T149_11">geben</text:span></text:p>
              </text:list-item>
            </text:list>
          </table:table-cell>
          <table:table-cell table:style-name="Cell86">
            <text:list text:style-name="LS46" xml:id="list90">
              <text:list-item>
                <text:p text:style-name="P150"><text:span text:style-name="T150_1">“</text:span><text:span text:style-name="T150_2">Simply</text:span><text:span text:style-name="T150_3"><text:s/></text:span><text:span text:style-name="T150_4">pair</text:span><text:span text:style-name="T150_5"><text:s/></text:span><text:span text:style-name="T150_6">your</text:span><text:span text:style-name="T150_7"><text:s/></text:span><text:span text:style-name="T150_8">Mobile</text:span><text:span text:style-name="T150_9"><text:s/>…”</text:span></text:p>
              </text:list-item>
            </text:list>
            <text:list text:style-name="LS47" xml:id="list91">
              <text:list-item>
                <text:p text:style-name="P151"><text:span text:style-name="T151_1"><text:s/>“</text:span><text:span text:style-name="T151_2">Your</text:span><text:span text:style-name="T151_3"><text:s/></text:span><text:span text:style-name="T151_4">Smartphone</text:span><text:span text:style-name="T151_5">”</text:span></text:p>
              </text:list-item>
              <text:list-item>
                <text:p text:style-name="P152"><text:span text:style-name="T152_1">“...</text:span><text:span text:style-name="T152_2">with</text:span><text:span text:style-name="T152_3"><text:s/></text:span><text:span text:style-name="T152_4">OBD</text:span><text:span text:style-name="T152_5">-</text:span><text:span text:style-name="T152_6">II</text:span><text:span text:style-name="T152_7"><text:s/></text:span><text:span text:style-name="T152_8">adapter</text:span><text:span text:style-name="T152_9">”</text:span></text:p>
              </text:list-item>
              <text:list-item>
                <text:p text:style-name="P153"><text:span text:style-name="T153_1">“...<text:s/></text:span><text:span text:style-name="T153_2">via</text:span><text:span text:style-name="T153_3"><text:s/></text:span><text:span text:style-name="T153_4">Bluetooth</text:span><text:span text:style-name="T153_5">.”</text:span></text:p>
              </text:list-item>
              <text:list-item>
                <text:p text:style-name="P154"><text:span text:style-name="T154_1">Pfeil</text:span><text:span text:style-name="T154_2"><text:s/></text:span><text:span text:style-name="T154_3">zwischen</text:span><text:span text:style-name="T154_4"><text:s/></text:span><text:span text:style-name="T154_5">Smartphone</text:span><text:span text:style-name="T154_6"><text:s/></text:span><text:span text:style-name="T154_7">und</text:span><text:span text:style-name="T154_8"><text:s/></text:span><text:span text:style-name="T154_9">Adapter</text:span><text:span text:style-name="T154_10"><text:s/></text:span><text:span text:style-name="T154_11">einblenden</text:span><text:span text:style-name="T154_12"><text:s/>“</text:span><text:span text:style-name="T154_13">geil</text:span><text:span text:style-name="T154_14"><text:s/></text:span><text:span text:style-name="T154_15">animieren</text:span><text:span text:style-name="T154_16">”</text:span></text:p>
              </text:list-item>
            </text:list>
            <text:list text:style-name="LS40" xml:id="list95">
              <text:list-item>
                <text:p text:style-name="P155"><text:span text:style-name="T155_1">“</text:span><text:span text:style-name="T155_2">And</text:span><text:span text:style-name="T155_3"><text:s/></text:span><text:span text:style-name="T155_4">you</text:span><text:span text:style-name="T155_5"><text:s/></text:span><text:span text:style-name="T155_6">are</text:span><text:span text:style-name="T155_7"><text:s/></text:span><text:span text:style-name="T155_8">ready</text:span><text:span text:style-name="T155_9"><text:s/></text:span><text:span text:style-name="T155_10">to</text:span><text:span text:style-name="T155_11"><text:s/></text:span><text:span text:style-name="T155_12">collect</text:span><text:span text:style-name="T155_13"><text:s/></text:span><text:span text:style-name="T155_14">and</text:span><text:span text:style-name="T155_15"><text:s/></text:span><text:span text:style-name="T155_16">view</text:span><text:span text:style-name="T155_17"><text:s/></text:span><text:span text:style-name="T155_18">your</text:span><text:span text:style-name="T155_19"><text:s/></text:span><text:span text:style-name="T155_20">real</text:span><text:span text:style-name="T155_21"><text:s/></text:span><text:span text:style-name="T155_22">time</text:span><text:span text:style-name="T155_23"><text:s/></text:span><text:span text:style-name="T155_24">vehicle</text:span><text:span text:style-name="T155_25"><text:s/></text:span><text:span text:style-name="T155_26">data</text:span><text:span text:style-name="T155_27">”</text:span></text:p>
              </text:list-item>
              <text:list-item>
                <text:p text:style-name="P156"><text:span text:style-name="T156_1">“</text:span><text:span text:style-name="T156_2">The</text:span><text:span text:style-name="T156_3"><text:s/></text:span><text:span text:style-name="T156_4">data</text:span><text:span text:style-name="T156_5"><text:s/></text:span><text:span text:style-name="T156_6">will</text:span><text:span text:style-name="T156_7"><text:s/></text:span><text:span text:style-name="T156_8">be</text:span><text:span text:style-name="T156_9"><text:s/></text:span><text:span text:style-name="T156_10">stored</text:span><text:span text:style-name="T156_11"><text:s/></text:span><text:span text:style-name="T156_12">on</text:span><text:span text:style-name="T156_13"><text:s/></text:span><text:span text:style-name="T156_14">your</text:span><text:span text:style-name="T156_15"><text:s/></text:span><text:span text:style-name="T156_16">mobile</text:span><text:span text:style-name="T156_17"><text:s/></text:span><text:span text:style-name="T156_18">device</text:span><text:span text:style-name="T156_19"><text:s/></text:span><text:span text:style-name="T156_20">and</text:span><text:span text:style-name="T156_21"><text:s/></text:span><text:span text:style-name="T156_22">if</text:span><text:span text:style-name="T156_23"><text:s/></text:span><text:span text:style-name="T156_24">there</text:span><text:span text:style-name="T156_25"><text:s/></text:span><text:span text:style-name="T156_26">is</text:span><text:span text:style-name="T156_27"><text:s/></text:span><text:span text:style-name="T156_28">a</text:span><text:span text:style-name="T156_29"><text:s/></text:span><text:span text:style-name="T156_30">wifi</text:span><text:span text:style-name="T156_31"><text:s/></text:span><text:span text:style-name="T156_32">connection</text:span><text:span text:style-name="T156_33"><text:s/></text:span><text:span text:style-name="T156_34">within</text:span><text:span text:style-name="T156_35"><text:s/></text:span><text:span text:style-name="T156_36">range</text:span><text:span text:style-name="T156_37"><text:s/></text:span><text:span text:style-name="T156_38">or</text:span><text:span text:style-name="T156_39"><text:s/></text:span><text:span text:style-name="T156_40">if</text:span><text:span text:style-name="T156_41"><text:s/></text:span><text:span text:style-name="T156_42">you</text:span><text:span text:style-name="T156_43"><text:s/></text:span><text:span text:style-name="T156_44">have</text:span><text:span text:style-name="T156_45"><text:s/></text:span><text:span text:style-name="T156_46">enabled</text:span><text:span text:style-name="T156_47"><text:s/></text:span><text:span text:style-name="T156_48">to</text:span><text:span text:style-name="T156_49"><text:s/></text:span><text:span text:style-name="T156_50">use</text:span><text:span text:style-name="T156_51"><text:s/></text:span><text:span text:style-name="T156_52">your</text:span><text:span text:style-name="T156_53"><text:s/></text:span><text:span text:style-name="T156_54">mobile</text:span><text:span text:style-name="T156_55"><text:s/></text:span><text:span text:style-name="T156_56">internet</text:span><text:span text:style-name="T156_57">,<text:s/></text:span><text:span text:style-name="T156_58">you</text:span><text:span text:style-name="T156_59"><text:s/></text:span><text:span text:style-name="T156_60">can</text:span><text:span text:style-name="T156_61"><text:s/></text:span><text:span text:style-name="T156_62">choose</text:span><text:span text:style-name="T156_63"><text:s/></text:span><text:span text:style-name="T156_64">to</text:span><text:span text:style-name="T156_65"><text:s/></text:span><text:span text:style-name="T156_66">upload</text:span><text:span text:style-name="T156_67"><text:s/></text:span><text:span text:style-name="T156_68">your</text:span><text:span text:style-name="T156_69"><text:s/></text:span><text:span text:style-name="T156_70">data</text:span><text:span text:style-name="T156_71"><text:s/></text:span><text:span text:style-name="T156_72">or</text:span><text:span text:style-name="T156_73"><text:s/></text:span><text:span text:style-name="T156_74">not</text:span><text:span text:style-name="T156_75">.</text:span><text:span text:style-name="T156_76">”</text:span></text:p>
              </text:list-item>
              <text:list-item>
                <text:p text:style-name="P157"><text:span text:style-name="T157_1">Datenbank</text:span><text:span text:style-name="T157_2"><text:s/></text:span><text:span text:style-name="T157_3">Symbol</text:span><text:span text:style-name="T157_4"><text:s/></text:span><text:span text:style-name="T157_5">innerhalb</text:span><text:span text:style-name="T157_6"><text:s/></text:span><text:span text:style-name="T157_7">einer</text:span><text:span text:style-name="T157_8"><text:s/></text:span><text:span text:style-name="T157_9">Wolke</text:span><text:span text:style-name="T157_10"><text:s/></text:span><text:span text:style-name="T157_11">einblenden</text:span><text:span text:style-name="T157_12"><text:s/>(</text:span><text:span text:style-name="T157_13">durch</text:span><text:span text:style-name="T157_14"><text:s/></text:span><text:span text:style-name="T157_15">einbringen</text:span><text:span text:style-name="T157_16"><text:s/></text:span><text:span text:style-name="T157_17">des</text:span><text:span text:style-name="T157_18"><text:s/></text:span><text:span text:style-name="T157_19">Symbols</text:span><text:span text:style-name="T157_20"><text:s/></text:span><text:span text:style-name="T157_21">durch</text:span><text:span text:style-name="T157_22"><text:s/></text:span><text:span text:style-name="T157_23">die</text:span><text:span text:style-name="T157_24"><text:s/></text:span><text:span text:style-name="T157_25">Hand</text:span><text:span text:style-name="T157_26">)</text:span><text:span text:style-name="T157_27">.<text:s/></text:span><text:span text:style-name="T157_28">Verbindung</text:span><text:span text:style-name="T157_29"><text:s/></text:span><text:span text:style-name="T157_30">mit</text:span><text:span text:style-name="T157_31"><text:s/></text:span><text:span text:style-name="T157_32">einem</text:span><text:span text:style-name="T157_33"><text:s/></text:span><text:span text:style-name="T157_34">Pfeil</text:span><text:span text:style-name="T157_35"><text:s/></text:span><text:span text:style-name="T157_36">von</text:span><text:span text:style-name="T157_37"><text:s/></text:span><text:span text:style-name="T157_38">dem</text:span><text:span text:style-name="T157_39"><text:s/></text:span><text:span text:style-name="T157_40">Smartphone</text:span><text:span text:style-name="T157_41"><text:s/></text:span><text:span text:style-name="T157_42">in</text:span><text:span text:style-name="T157_43"><text:s/></text:span><text:span text:style-name="T157_44">Richtung</text:span><text:span text:style-name="T157_45"><text:s/></text:span><text:span text:style-name="T157_46">Datenbank</text:span><text:span text:style-name="T157_47"><text:s/>(</text:span><text:span text:style-name="T157_48">mit</text:span><text:span text:style-name="T157_49"><text:s/></text:span><text:span text:style-name="T157_50">WIFI</text:span><text:span text:style-name="T157_51"><text:s/></text:span><text:span text:style-name="T157_52">Symbol</text:span><text:span text:style-name="T157_53">).</text:span></text:p>
              </text:list-item>
              <text:list-item>
                <text:p text:style-name="P158"><text:span text:style-name="T158_1">“</text:span><text:span text:style-name="T158_2">Of</text:span><text:span text:style-name="T158_3"><text:s/></text:span><text:span text:style-name="T158_4">course</text:span><text:span text:style-name="T158_5">,<text:s/></text:span><text:span text:style-name="T158_6">your</text:span><text:span text:style-name="T158_7"><text:s/></text:span><text:span text:style-name="T158_8">smartphone</text:span><text:span text:style-name="T158_9"><text:s/></text:span><text:span text:style-name="T158_10">is</text:span><text:span text:style-name="T158_11"><text:s/></text:span><text:span text:style-name="T158_12">not</text:span><text:span text:style-name="T158_13"><text:s/></text:span><text:span text:style-name="T158_14">only</text:span><text:span text:style-name="T158_15"><text:s/></text:span><text:span text:style-name="T158_16">a</text:span><text:span text:style-name="T158_17"><text:s/></text:span><text:span text:style-name="T158_18">simple</text:span><text:span text:style-name="T158_19"><text:s/></text:span><text:span text:style-name="T158_20">logger</text:span><text:span text:style-name="T158_21">.<text:s/></text:span><text:span text:style-name="T158_22">It</text:span><text:span text:style-name="T158_23">’</text:span><text:span text:style-name="T158_24">s</text:span><text:span text:style-name="T158_25"><text:s/></text:span><text:span text:style-name="T158_26">more</text:span><text:span text:style-name="T158_27">!<text:s/></text:span><text:span text:style-name="T158_28">You</text:span><text:span text:style-name="T158_29"><text:s/></text:span><text:span text:style-name="T158_30">can</text:span><text:span text:style-name="T158_31"><text:s/></text:span><text:span text:style-name="T158_32">have</text:span><text:span text:style-name="T158_33"><text:s/></text:span><text:span text:style-name="T158_34">a</text:span><text:span text:style-name="T158_35"><text:s/></text:span><text:span text:style-name="T158_36">look</text:span><text:span text:style-name="T158_37"><text:s/></text:span><text:span text:style-name="T158_38">on</text:span><text:span text:style-name="T158_39"><text:s/></text:span><text:span text:style-name="T158_40">real</text:span><text:span text:style-name="T158_41"><text:s/></text:span><text:span text:style-name="T158_42">time</text:span><text:span text:style-name="T158_43"><text:s/></text:span><text:span text:style-name="T158_44">visualization</text:span><text:span text:style-name="T158_45"><text:s/></text:span><text:span text:style-name="T158_46">of</text:span><text:span text:style-name="T158_47"><text:s/></text:span><text:span text:style-name="T158_48">your</text:span><text:span text:style-name="T158_49"><text:s/></text:span><text:span text:style-name="T158_50">car</text:span><text:span text:style-name="T158_51"><text:s/></text:span><text:span text:style-name="T158_52">data</text:span><text:span text:style-name="T158_53">,<text:s/></text:span><text:span text:style-name="T158_54">on</text:span><text:span text:style-name="T158_55"><text:s/></text:span><text:span text:style-name="T158_56">some</text:span><text:span text:style-name="T158_57"><text:s/></text:span><text:span text:style-name="T158_58">community</text:span><text:span text:style-name="T158_59"><text:s/></text:span><text:span text:style-name="T158_60">activities</text:span><text:span text:style-name="T158_61"><text:s/></text:span><text:span text:style-name="T158_62">and</text:span><text:span text:style-name="T158_63"><text:s/></text:span><text:span text:style-name="T158_64">on</text:span><text:span text:style-name="T158_65"><text:s/></text:span><text:span text:style-name="T158_66">your</text:span><text:span text:style-name="T158_67"><text:s/></text:span><text:span text:style-name="T158_68">last</text:span><text:span text:style-name="T158_69"><text:s/></text:span><text:span text:style-name="T158_70">tracks</text:span><text:span text:style-name="T158_71">.”</text:span></text:p>
              </text:list-item>
              <text:list-item>
                <text:p text:style-name="P159"><text:span text:style-name="T159_1">Über</text:span><text:span text:style-name="T159_2"><text:s/></text:span><text:span text:style-name="T159_3">dem</text:span><text:span text:style-name="T159_4"><text:s/></text:span><text:span text:style-name="T159_5">Pfeil</text:span><text:span text:style-name="T159_6"><text:s/></text:span><text:span text:style-name="T159_7">der</text:span><text:span text:style-name="T159_8"><text:s/></text:span><text:span text:style-name="T159_9">vorher</text:span><text:span text:style-name="T159_10"><text:s/></text:span><text:span text:style-name="T159_11">in</text:span><text:span text:style-name="T159_12"><text:s/></text:span><text:span text:style-name="T159_13">die</text:span><text:span text:style-name="T159_14"><text:s/></text:span><text:span text:style-name="T159_15">eine</text:span><text:span text:style-name="T159_16"><text:s/></text:span><text:span text:style-name="T159_17">Richtung</text:span><text:span text:style-name="T159_18"><text:s/></text:span><text:span text:style-name="T159_19">gezeigt</text:span><text:span text:style-name="T159_20"><text:s/></text:span><text:span text:style-name="T159_21">hat</text:span><text:span text:style-name="T159_22">,<text:s/></text:span><text:span text:style-name="T159_23">erscheint</text:span><text:span text:style-name="T159_24"><text:s/></text:span><text:span text:style-name="T159_25">ein</text:span><text:span text:style-name="T159_26"><text:s/></text:span><text:span text:style-name="T159_27">anderer</text:span><text:span text:style-name="T159_28"><text:s/></text:span><text:span text:style-name="T159_29">der</text:span><text:span text:style-name="T159_30"><text:s/></text:span><text:span text:style-name="T159_31">dann</text:span><text:span text:style-name="T159_32"><text:s/></text:span><text:span text:style-name="T159_33">mit</text:span><text:span text:style-name="T159_34"><text:s/></text:span><text:span text:style-name="T159_35">dem</text:span><text:span text:style-name="T159_36"><text:s/></text:span><text:span text:style-name="T159_37">darunter</text:span><text:span text:style-name="T159_38"><text:s/></text:span><text:span text:style-name="T159_39">verschmiltzt</text:span><text:span text:style-name="T159_40"><text:s/></text:span><text:span text:style-name="T159_41">und</text:span><text:span text:style-name="T159_42"><text:s/></text:span><text:span text:style-name="T159_43">zu</text:span><text:span text:style-name="T159_44"><text:s/></text:span><text:span text:style-name="T159_45">einem</text:span><text:span text:style-name="T159_46"><text:s/></text:span><text:span text:style-name="T159_47">Doppelpfeil</text:span><text:span text:style-name="T159_48"><text:s/></text:span><text:span text:style-name="T159_49">wird</text:span><text:span text:style-name="T159_50">.<text:s/></text:span></text:p>
              </text:list-item>
            </text:list>
          </table:table-cell>
          <table:table-cell table:style-name="Cell87">
            <text:p text:style-name="P160"><text:span text:style-name="T160_1">15<text:s/></text:span><text:span text:style-name="T160_2">Sek</text:span></text:p>
          </table:table-cell>
          <table:table-cell table:style-name="Cell88">
            <text:p text:style-name="P161"><text:span text:style-name="T161_1">Überblick</text:span><text:span text:style-name="T161_2"><text:s/></text:span><text:span text:style-name="T161_3">über</text:span><text:span text:style-name="T161_4"><text:s/></text:span><text:span text:style-name="T161_5">die</text:span><text:span text:style-name="T161_6"><text:s/></text:span><text:span text:style-name="T161_7">beiden</text:span><text:span text:style-name="T161_8"><text:s/></text:span><text:span text:style-name="T161_9">Hauptkomponenten</text:span><text:span text:style-name="T161_10"><text:s/></text:span><text:span text:style-name="T161_11">geben</text:span></text:p>
          </table:table-cell>
        </table:table-row>
        <table:table-row table:style-name="Row12">
          <table:table-cell table:style-name="Cell89">
            <text:p text:style-name="P162"><text:span text:style-name="T162_1">7</text:span></text:p>
          </table:table-cell>
          <table:table-cell table:style-name="Cell90">
            <text:p text:style-name="P163"><text:span text:style-name="T163_1">Schwenk</text:span><text:span text:style-name="T163_2"><text:s/></text:span><text:span text:style-name="T163_3">zu</text:span><text:span text:style-name="T163_4"><text:s/></text:span><text:span text:style-name="T163_5">Daniel</text:span><text:span text:style-name="T163_6">,<text:s/></text:span><text:span text:style-name="T163_7">Halbnahe</text:span><text:span text:style-name="T163_8">,</text:span></text:p>
            <text:p text:style-name="P164"><text:span text:style-name="T164_1">Schwarzblende</text:span></text:p>
          </table:table-cell>
          <table:table-cell table:style-name="Cell91">
            <text:p text:style-name="P165"><text:span text:style-name="T165_1">Normalstil</text:span></text:p>
          </table:table-cell>
          <table:table-cell table:style-name="Cell92">
            <text:p text:style-name="P166"><text:span text:style-name="T166_1">Musik</text:span><text:span text:style-name="T166_2"><text:s/></text:span><text:span text:style-name="T166_3">fadet</text:span><text:span text:style-name="T166_4"><text:s/></text:span><text:span text:style-name="T166_5">aus</text:span><text:span text:style-name="T166_6">,<text:s/></text:span><text:span text:style-name="T166_7">Daniel</text:span><text:span text:style-name="T166_8"><text:s/></text:span><text:span text:style-name="T166_9">fängt</text:span><text:span text:style-name="T166_10"><text:s/></text:span><text:span text:style-name="T166_11">an</text:span><text:span text:style-name="T166_12"><text:s/></text:span><text:span text:style-name="T166_13">zu</text:span><text:span text:style-name="T166_14"><text:s/></text:span><text:span text:style-name="T166_15">sprechen</text:span><text:span text:style-name="T166_16">.</text:span></text:p>
          </table:table-cell>
          <table:table-cell table:style-name="Cell93">
            <text:p text:style-name="P167"/>
          </table:table-cell>
          <table:table-cell table:style-name="Cell94">
            <text:list text:style-name="LS40" xml:id="list100">
              <text:list-item>
                <text:p text:style-name="P168"><text:span text:style-name="T168_1">“</text:span><text:span text:style-name="T168_2">It</text:span><text:span text:style-name="T168_3"><text:s/></text:span><text:span text:style-name="T168_4">is</text:span><text:span text:style-name="T168_5"><text:s/></text:span><text:span text:style-name="T168_6">also</text:span><text:span text:style-name="T168_7"><text:s/></text:span><text:span text:style-name="T168_8">possible</text:span><text:span text:style-name="T168_9"><text:s/></text:span><text:span text:style-name="T168_10">to</text:span><text:span text:style-name="T168_11"><text:s/></text:span><text:span text:style-name="T168_12">share</text:span><text:span text:style-name="T168_13"><text:s/></text:span><text:span text:style-name="T168_14">data</text:span><text:span text:style-name="T168_15"><text:s/></text:span><text:span text:style-name="T168_16">with</text:span><text:span text:style-name="T168_17"><text:s/></text:span><text:span text:style-name="T168_18">friends</text:span><text:span text:style-name="T168_19"><text:s/></text:span><text:span text:style-name="T168_20">and</text:span><text:span text:style-name="T168_21"><text:s/></text:span><text:span text:style-name="T168_22">to</text:span><text:span text:style-name="T168_23"><text:s/></text:span><text:span text:style-name="T168_24">create</text:span><text:span text:style-name="T168_25"><text:s/></text:span><text:span text:style-name="T168_26">groups</text:span><text:span text:style-name="T168_27">,<text:s/></text:span><text:span text:style-name="T168_28">all</text:span><text:span text:style-name="T168_29"><text:s/></text:span><text:span text:style-name="T168_30">you</text:span><text:span text:style-name="T168_31"><text:s/></text:span><text:span text:style-name="T168_32">need</text:span><text:span text:style-name="T168_33"><text:s/></text:span><text:span text:style-name="T168_34">to</text:span><text:span text:style-name="T168_35"><text:s/></text:span><text:span text:style-name="T168_36">do</text:span><text:span text:style-name="T168_37"><text:s/></text:span><text:span text:style-name="T168_38">is</text:span><text:span text:style-name="T168_39"><text:s/></text:span><text:span text:style-name="T168_40">register</text:span><text:span text:style-name="T168_41"><text:s/></text:span><text:span text:style-name="T168_42">at</text:span><text:span text:style-name="T168_43"><text:s/></text:span><text:span text:style-name="T168_44">our</text:span><text:span text:style-name="T168_45"><text:s/></text:span><text:span text:style-name="T168_46">website</text:span><text:span text:style-name="T168_47">.”<text:s/></text:span><text:span text:style-name="T168_48">There</text:span><text:span text:style-name="T168_49"><text:s/></text:span><text:span text:style-name="T168_50">your</text:span><text:span text:style-name="T168_51"><text:s/></text:span><text:span text:style-name="T168_52">data</text:span><text:span text:style-name="T168_53"><text:s/></text:span><text:span text:style-name="T168_54">will</text:span><text:span text:style-name="T168_55"><text:s/></text:span><text:span text:style-name="T168_56">be</text:span><text:span text:style-name="T168_57"><text:s/></text:span><text:span text:style-name="T168_58">available</text:span><text:span text:style-name="T168_59"><text:s/></text:span><text:span text:style-name="T168_60">in</text:span><text:span text:style-name="T168_61"><text:s/></text:span><text:span text:style-name="T168_62">a</text:span><text:span text:style-name="T168_63"><text:s/></text:span><text:span text:style-name="T168_64">well</text:span><text:span text:style-name="T168_65"><text:s/></text:span><text:span text:style-name="T168_66">structured</text:span><text:span text:style-name="T168_67"><text:s/></text:span><text:span text:style-name="T168_68">and</text:span><text:span text:style-name="T168_69"><text:s/></text:span><text:span text:style-name="T168_70">visualized</text:span><text:span text:style-name="T168_71"><text:s/></text:span><text:span text:style-name="T168_72">way</text:span><text:span text:style-name="T168_73"><text:s/>-<text:s/></text:span><text:span text:style-name="T168_74">easy</text:span><text:span text:style-name="T168_75"><text:s/></text:span><text:span text:style-name="T168_76">to</text:span><text:span text:style-name="T168_77"><text:s/></text:span><text:span text:style-name="T168_78">understand</text:span><text:span text:style-name="T168_79">.<text:s/></text:span><text:span text:style-name="T168_80">You</text:span><text:span text:style-name="T168_81">’</text:span><text:span text:style-name="T168_82">re</text:span><text:span text:style-name="T168_83"><text:s/></text:span><text:span text:style-name="T168_84">also</text:span><text:span text:style-name="T168_85"><text:s/></text:span><text:span text:style-name="T168_86">able</text:span><text:span text:style-name="T168_87"><text:s/></text:span><text:span text:style-name="T168_88">to</text:span><text:span text:style-name="T168_89"><text:s/></text:span><text:span text:style-name="T168_90">compare</text:span><text:span text:style-name="T168_91"><text:s/></text:span><text:span text:style-name="T168_92">with</text:span><text:span text:style-name="T168_93"><text:s/></text:span><text:span text:style-name="T168_94">your</text:span><text:span text:style-name="T168_95"><text:s/></text:span><text:span text:style-name="T168_96">friends</text:span><text:span text:style-name="T168_97"><text:s/></text:span><text:span text:style-name="T168_98">and</text:span><text:span text:style-name="T168_99"><text:s/></text:span><text:span text:style-name="T168_100">show</text:span><text:span text:style-name="T168_101"><text:s/></text:span><text:span text:style-name="T168_102">them</text:span><text:span text:style-name="T168_103"><text:s/></text:span><text:span text:style-name="T168_104">the</text:span><text:span text:style-name="T168_105"><text:s/></text:span><text:span text:style-name="T168_106">routes</text:span><text:span text:style-name="T168_107"><text:s/></text:span><text:span text:style-name="T168_108">where</text:span><text:span text:style-name="T168_109"><text:s/></text:span><text:span text:style-name="T168_110">you</text:span><text:span text:style-name="T168_111"><text:s/></text:span><text:span text:style-name="T168_112">have</text:span><text:span text:style-name="T168_113"><text:s/></text:span><text:span text:style-name="T168_114">been</text:span><text:span text:style-name="T168_115">.</text:span><text:span text:style-name="T168_116"><text:s/></text:span><text:span text:style-name="T168_117">Are</text:span><text:span text:style-name="T168_118"><text:s/></text:span><text:span text:style-name="T168_119">you</text:span><text:span text:style-name="T168_120"><text:s/></text:span><text:span text:style-name="T168_121">a</text:span><text:span text:style-name="T168_122"><text:s/></text:span><text:span text:style-name="T168_123">better</text:span><text:span text:style-name="T168_124"><text:s/></text:span><text:span text:style-name="T168_125">driver</text:span><text:span text:style-name="T168_126"><text:s/></text:span><text:span text:style-name="T168_127">than</text:span><text:span text:style-name="T168_128"><text:s/></text:span><text:span text:style-name="T168_129">your</text:span><text:span text:style-name="T168_130"><text:s/></text:span><text:span text:style-name="T168_131">friends</text:span><text:span text:style-name="T168_132">?<text:s/></text:span><text:span text:style-name="T168_133">If</text:span><text:span text:style-name="T168_134"><text:s/></text:span><text:span text:style-name="T168_135">you</text:span><text:span text:style-name="T168_136"><text:s/></text:span><text:span text:style-name="T168_137">are</text:span><text:span text:style-name="T168_138">,<text:s/></text:span><text:span text:style-name="T168_139">this</text:span><text:span text:style-name="T168_140"><text:s/></text:span><text:span text:style-name="T168_141">will</text:span><text:span text:style-name="T168_142"><text:s/></text:span><text:span text:style-name="T168_143">be</text:span><text:span text:style-name="T168_144"><text:s/></text:span><text:span text:style-name="T168_145">shown</text:span><text:span text:style-name="T168_146"><text:s/></text:span><text:span text:style-name="T168_147">by</text:span><text:span text:style-name="T168_148"><text:s/></text:span><text:span text:style-name="T168_149">badges</text:span><text:span text:style-name="T168_150">,<text:s/></text:span><text:span text:style-name="T168_151">which</text:span><text:span text:style-name="T168_152"><text:s/></text:span><text:span text:style-name="T168_153">will</text:span><text:span text:style-name="T168_154"><text:s/></text:span><text:span text:style-name="T168_155">be</text:span><text:span text:style-name="T168_156"><text:s/></text:span><text:span text:style-name="T168_157">awarded</text:span><text:span text:style-name="T168_158"><text:s/></text:span><text:span text:style-name="T168_159">for</text:span><text:span text:style-name="T168_160"><text:s/></text:span><text:span text:style-name="T168_161">good</text:span><text:span text:style-name="T168_162"><text:s/></text:span><text:span text:style-name="T168_163">driving</text:span><text:span text:style-name="T168_164"><text:s/></text:span><text:span text:style-name="T168_165">skills</text:span></text:p>
              </text:list-item>
            </text:list>
            <text:p text:style-name="P169"/>
          </table:table-cell>
          <table:table-cell table:style-name="Cell95">
            <text:p text:style-name="P170"><text:span text:style-name="T170_1">15<text:s/></text:span><text:span text:style-name="T170_2">Sek</text:span></text:p>
          </table:table-cell>
          <table:table-cell table:style-name="Cell96">
            <text:p text:style-name="P171"><text:span text:style-name="T171_1">Website</text:span><text:span text:style-name="T171_2"><text:s/></text:span><text:span text:style-name="T171_3">Konzeptvorstellung</text:span></text:p>
          </table:table-cell>
        </table:table-row>
        <table:table-row table:style-name="Row13">
          <table:table-cell table:style-name="Cell97">
            <text:p text:style-name="P172"><text:span text:style-name="T172_1">8</text:span></text:p>
          </table:table-cell>
          <table:table-cell table:style-name="Cell98">
            <text:p text:style-name="P173"><text:span text:style-name="T173_1">Draußen</text:span><text:span text:style-name="T173_2">.<text:s/></text:span><text:span text:style-name="T173_3">Hafenplatz</text:span><text:span text:style-name="T173_4"><text:s/></text:span><text:span text:style-name="T173_5">o</text:span><text:span text:style-name="T173_6">.</text:span><text:span text:style-name="T173_7">ä</text:span><text:span text:style-name="T173_8">.<text:line-break/></text:span><text:span text:style-name="T173_9">Aufblende</text:span><text:span text:style-name="T173_10"><text:s/></text:span><text:span text:style-name="T173_11">Schwarz</text:span></text:p>
            <text:p text:style-name="P174"><text:span text:style-name="T174_1">Untersichtige</text:span><text:span text:style-name="T174_2"><text:s/></text:span><text:span text:style-name="T174_3">Totale</text:span><text:span text:style-name="T174_4">,</text:span></text:p>
            <text:p text:style-name="P175"><text:span text:style-name="T175_1">Seitenwechsel</text:span><text:span text:style-name="T175_2"><text:s/></text:span><text:span text:style-name="T175_3">ohne</text:span><text:span text:style-name="T175_4"><text:s/></text:span><text:span text:style-name="T175_5">Achsensprung</text:span><text:span text:style-name="T175_6"><text:s/>(</text:span><text:span text:style-name="T175_7">übers</text:span><text:span text:style-name="T175_8"><text:s/></text:span><text:span text:style-name="T175_9">Auto</text:span><text:span text:style-name="T175_10"><text:s/></text:span><text:span text:style-name="T175_11">geschossen</text:span><text:span text:style-name="T175_12">):<text:s/></text:span><text:span text:style-name="T175_13">Monolog</text:span><text:span text:style-name="T175_14">.</text:span></text:p>
            <text:p text:style-name="P176"/>
            <text:p text:style-name="P177"/>
            <text:p text:style-name="P178"/>
            <text:p text:style-name="P179"/>
            <text:p text:style-name="P180"/>
            <text:p text:style-name="P181"/>
            <text:p text:style-name="P182"/>
            <text:p text:style-name="P183"><text:span text:style-name="T183_1">Detail</text:span><text:span text:style-name="T183_2">:<text:s/></text:span><text:span text:style-name="T183_3">Adapter</text:span></text:p>
            <text:p text:style-name="P184"><text:span text:style-name="T184_1">Nah</text:span><text:span text:style-name="T184_2">,<text:s/></text:span><text:span text:style-name="T184_3">Detail</text:span><text:span text:style-name="T184_4">:<text:s/></text:span><text:span text:style-name="T184_5">Smartphone</text:span><text:span text:style-name="T184_6">-</text:span><text:span text:style-name="T184_7">Display</text:span><text:span text:style-name="T184_8">,</text:span></text:p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><text:span text:style-name="T192_1">Nah</text:span><text:span text:style-name="T192_2">,<text:s/></text:span><text:span text:style-name="T192_3">Vertikalfahrt</text:span><text:span text:style-name="T192_4"><text:s/>(</text:span><text:span text:style-name="T192_5">Paul</text:span><text:span text:style-name="T192_6"><text:s/>&amp;<text:s/></text:span><text:span text:style-name="T192_7">Uwe</text:span><text:span text:style-name="T192_8">):</text:span><text:span text:style-name="T192_9">Einsteigen</text:span><text:span text:style-name="T192_10">/</text:span><text:span text:style-name="T192_11">Fahrt</text:span><text:span text:style-name="T192_12"><text:s/></text:span><text:span text:style-name="T192_13">über</text:span><text:span text:style-name="T192_14"><text:s/></text:span><text:span text:style-name="T192_15">Motorhaube</text:span><text:span text:style-name="T192_16"><text:s/></text:span><text:span text:style-name="T192_17">zur</text:span><text:span text:style-name="T192_18"><text:s/></text:span><text:span text:style-name="T192_19">anderen</text:span><text:span text:style-name="T192_20"><text:s/></text:span><text:span text:style-name="T192_21">Seite</text:span><text:span text:style-name="T192_22"><text:s/></text:span><text:span text:style-name="T192_23">beim</text:span><text:span text:style-name="T192_24"><text:s/></text:span><text:span text:style-name="T192_25">Einsteigen</text:span><text:span text:style-name="T192_26">,<text:s/></text:span><text:span text:style-name="T192_27">Von</text:span><text:span text:style-name="T192_28"><text:s/></text:span><text:span text:style-name="T192_29">Rückbank</text:span><text:span text:style-name="T192_30"><text:s/></text:span><text:span text:style-name="T192_31">Detail</text:span><text:span text:style-name="T192_32"><text:s/></text:span><text:span text:style-name="T192_33">von</text:span><text:span text:style-name="T192_34"><text:s/></text:span><text:span text:style-name="T192_35">Adapter</text:span><text:span text:style-name="T192_36">/</text:span><text:span text:style-name="T192_37">Smartphone</text:span><text:span text:style-name="T192_38">/</text:span><text:span text:style-name="T192_39">Display</text:span><text:span text:style-name="T192_40">,<text:s/></text:span><text:span text:style-name="T192_41">Reißzoom</text:span><text:span text:style-name="T192_42"><text:s/></text:span><text:span text:style-name="T192_43">in</text:span><text:span text:style-name="T192_44"><text:s/></text:span><text:span text:style-name="T192_45">die</text:span><text:span text:style-name="T192_46"><text:s/></text:span><text:span text:style-name="T192_47">Halbtotale</text:span><text:span text:style-name="T192_48"><text:s/></text:span><text:span text:style-name="T192_49">im</text:span><text:span text:style-name="T192_50"><text:s/></text:span><text:span text:style-name="T192_51">Auto</text:span><text:span text:style-name="T192_52">,<text:s/></text:span><text:span text:style-name="T192_53">Schuss</text:span><text:span text:style-name="T192_54"><text:s/></text:span><text:span text:style-name="T192_55">untersichtige</text:span><text:span text:style-name="T192_56"><text:s/></text:span><text:span text:style-name="T192_57">Totale</text:span><text:span text:style-name="T192_58"><text:s/></text:span><text:span text:style-name="T192_59">des</text:span><text:span text:style-name="T192_60"><text:s/></text:span><text:span text:style-name="T192_61">Hecks</text:span><text:span text:style-name="T192_62"><text:s/></text:span><text:span text:style-name="T192_63">vom</text:span><text:span text:style-name="T192_64"><text:s/></text:span><text:span text:style-name="T192_65">wegfahrenden</text:span><text:span text:style-name="T192_66"><text:s/></text:span><text:span text:style-name="T192_67">Auto</text:span><text:span text:style-name="T192_68">.<text:s/></text:span><text:span text:style-name="T192_69">Evtl</text:span><text:span text:style-name="T192_70">.<text:s/></text:span><text:span text:style-name="T192_71">Vertikalschwenk</text:span><text:span text:style-name="T192_72"><text:s/></text:span><text:span text:style-name="T192_73">beim</text:span><text:span text:style-name="T192_74"><text:s/></text:span><text:span text:style-name="T192_75">Wegfahren</text:span><text:span text:style-name="T192_76">,<text:s/></text:span><text:span text:style-name="T192_77">Totale</text:span><text:span text:style-name="T192_78"><text:s/></text:span><text:span text:style-name="T192_79">Zeitraffer</text:span></text:p>
            <text:p text:style-name="P193"/>
          </table:table-cell>
          <table:table-cell table:style-name="Cell99">
            <text:p text:style-name="P194"><text:span text:style-name="T194_1">Untersichtig</text:span><text:span text:style-name="T194_2">/”</text:span><text:span text:style-name="T194_3">Großstadtfeeeling</text:span><text:span text:style-name="T194_4">”<text:s/></text:span><text:span text:style-name="T194_5">wird</text:span><text:span text:style-name="T194_6"><text:s/></text:span><text:span text:style-name="T194_7">weitergeführt</text:span><text:span text:style-name="T194_8">.</text:span></text:p>
            <text:p text:style-name="P195"/>
          </table:table-cell>
          <table:table-cell table:style-name="Cell100">
            <text:p text:style-name="P196"/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><text:span text:style-name="T227_1">Musik</text:span><text:span text:style-name="T227_2"><text:s/></text:span><text:span text:style-name="T227_3">setzt</text:span><text:span text:style-name="T227_4"><text:s/></text:span><text:span text:style-name="T227_5">ein</text:span><text:span text:style-name="T227_6">.</text:span></text:p>
          </table:table-cell>
          <table:table-cell table:style-name="Cell101">
            <text:p text:style-name="P228"/>
            <text:list text:style-name="LS48" xml:id="list101">
              <text:list-item>
                <text:p text:style-name="P229"><text:span text:style-name="T229_1">Auto</text:span><text:span text:style-name="T229_2"><text:s/></text:span><text:span text:style-name="T229_3">steht</text:span><text:span text:style-name="T229_4"><text:s/></text:span><text:span text:style-name="T229_5">am</text:span><text:span text:style-name="T229_6"><text:s/></text:span><text:span text:style-name="T229_7">Straßenrand</text:span></text:p>
              </text:list-item>
              <text:list-item>
                <text:p text:style-name="P230"><text:span text:style-name="T230_1">Daniel</text:span><text:span text:style-name="T230_2"><text:s/></text:span><text:span text:style-name="T230_3">läuft</text:span><text:span text:style-name="T230_4"><text:s/></text:span><text:span text:style-name="T230_5">über</text:span><text:span text:style-name="T230_6"><text:s/></text:span><text:span text:style-name="T230_7">den</text:span><text:span text:style-name="T230_8"><text:s/></text:span><text:span text:style-name="T230_9">Platz</text:span><text:span text:style-name="T230_10"><text:s/></text:span><text:span text:style-name="T230_11">auf</text:span><text:span text:style-name="T230_12"><text:s/></text:span><text:span text:style-name="T230_13">das</text:span><text:span text:style-name="T230_14"><text:s/></text:span><text:span text:style-name="T230_15">Auto</text:span><text:span text:style-name="T230_16"><text:s/></text:span><text:span text:style-name="T230_17">zu</text:span><text:span text:style-name="T230_18"><text:s/></text:span><text:span text:style-name="T230_19">bleibt</text:span><text:span text:style-name="T230_20"><text:s/></text:span><text:span text:style-name="T230_21">neben</text:span><text:span text:style-name="T230_22"><text:s/></text:span><text:span text:style-name="T230_23">den</text:span><text:span text:style-name="T230_24"><text:s/></text:span><text:span text:style-name="T230_25">Wagen</text:span><text:span text:style-name="T230_26"><text:s/></text:span><text:span text:style-name="T230_27">stehen</text:span><text:span text:style-name="T230_28">.</text:span></text:p>
              </text:list-item>
            </text:list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list text:style-name="LS48" xml:id="list103">
              <text:list-item>
                <text:p text:style-name="P238"><text:span text:style-name="T238_1">Daniel</text:span><text:span text:style-name="T238_2"><text:s/></text:span><text:span text:style-name="T238_3">steckt</text:span><text:span text:style-name="T238_4"><text:s/></text:span><text:span text:style-name="T238_5">den</text:span><text:span text:style-name="T238_6"><text:s/></text:span><text:span text:style-name="T238_7">Adapter</text:span><text:span text:style-name="T238_8"><text:s/></text:span><text:span text:style-name="T238_9">ein</text:span><text:span text:style-name="T238_10">.</text:span></text:p>
              </text:list-item>
              <text:list-item>
                <text:p text:style-name="P239"><text:span text:style-name="T239_1">Stellt</text:span><text:span text:style-name="T239_2"><text:s/></text:span><text:span text:style-name="T239_3">sich</text:span><text:span text:style-name="T239_4"><text:s/></text:span><text:span text:style-name="T239_5">wieder</text:span><text:span text:style-name="T239_6"><text:s/></text:span><text:span text:style-name="T239_7">neben</text:span><text:span text:style-name="T239_8"><text:s/></text:span><text:span text:style-name="T239_9">das</text:span><text:span text:style-name="T239_10"><text:s/></text:span><text:span text:style-name="T239_11">Auto</text:span><text:span text:style-name="T239_12"><text:s/></text:span><text:span text:style-name="T239_13">und</text:span><text:span text:style-name="T239_14"><text:s/></text:span><text:span text:style-name="T239_15">zeigt</text:span><text:span text:style-name="T239_16"><text:s/></text:span><text:span text:style-name="T239_17">Smartphone</text:span><text:span text:style-name="T239_18">.</text:span></text:p>
              </text:list-item>
              <text:list-item>
                <text:p text:style-name="P240"><text:span text:style-name="T240_1">Display</text:span><text:span text:style-name="T240_2"><text:s/></text:span><text:span text:style-name="T240_3">des</text:span><text:span text:style-name="T240_4"><text:s/></text:span><text:span text:style-name="T240_5">Smartphones</text:span><text:span text:style-name="T240_6"><text:s/></text:span><text:span text:style-name="T240_7">wird</text:span><text:span text:style-name="T240_8"><text:s/></text:span><text:span text:style-name="T240_9">gezeigt</text:span></text:p>
              </text:list-item>
            </text:list>
            <text:p text:style-name="P241"/>
            <text:p text:style-name="P242"/>
            <text:p text:style-name="P243"/>
            <text:p text:style-name="P244"/>
            <text:list text:style-name="LS48" xml:id="list106">
              <text:list-item>
                <text:p text:style-name="P245"><text:span text:style-name="T245_1">Steigt</text:span><text:span text:style-name="T245_2"><text:s/></text:span><text:span text:style-name="T245_3">ins</text:span><text:span text:style-name="T245_4"><text:s/></text:span><text:span text:style-name="T245_5">Auto</text:span><text:span text:style-name="T245_6">,<text:s/></text:span><text:span text:style-name="T245_7">lässt</text:span><text:span text:style-name="T245_8"><text:s/></text:span><text:span text:style-name="T245_9">Seitenfenster</text:span><text:span text:style-name="T245_10"><text:s/></text:span><text:span text:style-name="T245_11">runter</text:span><text:span text:style-name="T245_12"><text:s/></text:span><text:span text:style-name="T245_13">und</text:span><text:span text:style-name="T245_14"><text:s/></text:span><text:span text:style-name="T245_15">guckt</text:span><text:span text:style-name="T245_16"><text:s/></text:span><text:span text:style-name="T245_17">raus</text:span><text:span text:style-name="T245_18"><text:s/>(</text:span><text:span text:style-name="T245_19">Kamera</text:span><text:span text:style-name="T245_20"><text:s/></text:span><text:span text:style-name="T245_21">folgt</text:span><text:span text:style-name="T245_22">)</text:span></text:p>
              </text:list-item>
            </text:list>
            <text:p text:style-name="P246"/>
            <text:p text:style-name="P247"/>
            <text:list text:style-name="LS48" xml:id="list107">
              <text:list-item>
                <text:p text:style-name="P248"><text:span text:style-name="T248_1">Kamera</text:span><text:span text:style-name="T248_2"><text:s/></text:span><text:span text:style-name="T248_3">kurz</text:span><text:span text:style-name="T248_4"><text:s/></text:span><text:span text:style-name="T248_5">ins</text:span><text:span text:style-name="T248_6"><text:s/></text:span><text:span text:style-name="T248_7">Auto</text:span><text:span text:style-name="T248_8">,<text:s/></text:span><text:span text:style-name="T248_9">möglichst</text:span><text:span text:style-name="T248_10"><text:s/></text:span><text:span text:style-name="T248_11">OBD</text:span><text:span text:style-name="T248_12">-</text:span><text:span text:style-name="T248_13">II</text:span><text:span text:style-name="T248_14"><text:s/></text:span><text:span text:style-name="T248_15">Adapter</text:span><text:span text:style-name="T248_16"><text:s/></text:span><text:span text:style-name="T248_17">und</text:span><text:span text:style-name="T248_18"><text:s/></text:span><text:span text:style-name="T248_19">Smartphone</text:span><text:span text:style-name="T248_20"><text:s/></text:span><text:span text:style-name="T248_21">in</text:span><text:span text:style-name="T248_22"><text:s/></text:span><text:span text:style-name="T248_23">Halterung</text:span><text:span text:style-name="T248_24"><text:s/></text:span><text:span text:style-name="T248_25">zeigen</text:span><text:span text:style-name="T248_26">.</text:span></text:p>
              </text:list-item>
              <text:list-item>
                <text:p text:style-name="P249"><text:span text:style-name="T249_1">Hier</text:span><text:span text:style-name="T249_2"><text:s/></text:span><text:span text:style-name="T249_3">vllt</text:span><text:span text:style-name="T249_4"><text:s/></text:span><text:span text:style-name="T249_5">noch</text:span><text:span text:style-name="T249_6"><text:s/></text:span><text:span text:style-name="T249_7">eine</text:span><text:span text:style-name="T249_8"><text:s/></text:span><text:span text:style-name="T249_9">Aufnahme</text:span><text:span text:style-name="T249_10"><text:s/></text:span><text:span text:style-name="T249_11">machen</text:span><text:span text:style-name="T249_12">,<text:s/></text:span><text:span text:style-name="T249_13">die</text:span><text:span text:style-name="T249_14"><text:s/></text:span><text:span text:style-name="T249_15">auf</text:span><text:span text:style-name="T249_16"><text:s/></text:span><text:span text:style-name="T249_17">der</text:span><text:span text:style-name="T249_18"><text:s/></text:span><text:span text:style-name="T249_19">Rückbank</text:span><text:span text:style-name="T249_20"><text:s/></text:span><text:span text:style-name="T249_21">stattfindet</text:span><text:span text:style-name="T249_22">.<text:s/></text:span><text:span text:style-name="T249_23">Und</text:span><text:span text:style-name="T249_24"><text:s/></text:span><text:span text:style-name="T249_25">dann</text:span><text:span text:style-name="T249_26"><text:s/></text:span><text:span text:style-name="T249_27">auf</text:span><text:span text:style-name="T249_28"><text:s/></text:span><text:span text:style-name="T249_29">die</text:span><text:span text:style-name="T249_30"><text:s/></text:span><text:span text:style-name="T249_31">App</text:span><text:span text:style-name="T249_32"><text:s/></text:span><text:span text:style-name="T249_33">zoomt</text:span><text:span text:style-name="T249_34"><text:s/></text:span><text:span text:style-name="T249_35">und</text:span><text:span text:style-name="T249_36"><text:s/></text:span><text:span text:style-name="T249_37">die</text:span><text:span text:style-name="T249_38"><text:s/></text:span><text:span text:style-name="T249_39">real</text:span><text:span text:style-name="T249_40"><text:s/></text:span><text:span text:style-name="T249_41">time</text:span><text:span text:style-name="T249_42"><text:s/></text:span><text:span text:style-name="T249_43">Visualisierung</text:span><text:span text:style-name="T249_44"><text:s/></text:span><text:span text:style-name="T249_45">zeigt</text:span></text:p>
              </text:list-item>
              <text:list-item>
                <text:p text:style-name="P250"><text:span text:style-name="T250_1">Kamera</text:span><text:span text:style-name="T250_2"><text:s/></text:span><text:span text:style-name="T250_3">zoomt</text:span><text:span text:style-name="T250_4"><text:s/></text:span><text:span text:style-name="T250_5">raus</text:span><text:span text:style-name="T250_6">,<text:s/></text:span><text:span text:style-name="T250_7">Daniel</text:span><text:span text:style-name="T250_8"><text:s/></text:span><text:span text:style-name="T250_9">fährt</text:span><text:span text:style-name="T250_10"><text:s/></text:span><text:span text:style-name="T250_11">los</text:span><text:span text:style-name="T250_12">.<text:s/></text:span><text:span text:style-name="T250_13">Richtung</text:span><text:span text:style-name="T250_14"><text:s/></text:span><text:span text:style-name="T250_15">Cineplex</text:span><text:span text:style-name="T250_16">,<text:s/></text:span><text:span text:style-name="T250_17">dann</text:span><text:span text:style-name="T250_18"><text:s/></text:span><text:span text:style-name="T250_19">rechts</text:span><text:span text:style-name="T250_20"><text:s/></text:span><text:span text:style-name="T250_21">abbiegen</text:span><text:span text:style-name="T250_22"><text:s/></text:span><text:span text:style-name="T250_23">und</text:span><text:span text:style-name="T250_24"><text:s/></text:span><text:span text:style-name="T250_25">weg</text:span><text:span text:style-name="T250_26">.</text:span></text:p>
              </text:list-item>
              <text:list-item>
                <text:p text:style-name="P251"><text:span text:style-name="T251_1">Kamera</text:span><text:span text:style-name="T251_2"><text:s/></text:span><text:span text:style-name="T251_3">folgt</text:span><text:span text:style-name="T251_4"><text:s/></text:span><text:span text:style-name="T251_5">ihm</text:span><text:span text:style-name="T251_6"><text:s/></text:span><text:span text:style-name="T251_7">bis</text:span><text:span text:style-name="T251_8"><text:s/></text:span><text:span text:style-name="T251_9">er</text:span><text:span text:style-name="T251_10"><text:s/></text:span><text:span text:style-name="T251_11">nicht</text:span><text:span text:style-name="T251_12"><text:s/></text:span><text:span text:style-name="T251_13">mehr</text:span><text:span text:style-name="T251_14"><text:s/></text:span><text:span text:style-name="T251_15">zu</text:span><text:span text:style-name="T251_16"><text:s/></text:span><text:span text:style-name="T251_17">sehen</text:span><text:span text:style-name="T251_18"><text:s/></text:span><text:span text:style-name="T251_19">ist</text:span><text:span text:style-name="T251_20">,<text:s/></text:span><text:span text:style-name="T251_21">dann</text:span><text:span text:style-name="T251_22"><text:s/></text:span><text:span text:style-name="T251_23">Zeitrafferaufnahme</text:span><text:span text:style-name="T251_24"><text:s/></text:span><text:span text:style-name="T251_25">der</text:span><text:span text:style-name="T251_26"><text:s/></text:span><text:span text:style-name="T251_27">vorbeifahrenden</text:span><text:span text:style-name="T251_28"><text:s/></text:span><text:span text:style-name="T251_29">Autos</text:span><text:span text:style-name="T251_30">.<text:s/></text:span><text:span text:style-name="T251_31">Abblende</text:span><text:span text:style-name="T251_32">.</text:span></text:p>
              </text:list-item>
            </text:list>
          </table:table-cell>
          <table:table-cell table:style-name="Cell102">
            <text:p text:style-name="P252"/>
            <text:p text:style-name="P253"/>
            <text:p text:style-name="P254"/>
            <text:p text:style-name="P255"/>
            <text:p text:style-name="P256"/>
            <text:list text:style-name="LS48" xml:id="list111">
              <text:list-item>
                <text:p text:style-name="P257"><text:span text:style-name="T257_1">“</text:span><text:span text:style-name="T257_2">Now</text:span><text:span text:style-name="T257_3"><text:s/></text:span><text:span text:style-name="T257_4">I</text:span><text:span text:style-name="T257_5">´</text:span><text:span text:style-name="T257_6">ll</text:span><text:span text:style-name="T257_7"><text:s/></text:span><text:span text:style-name="T257_8">show</text:span><text:span text:style-name="T257_9"><text:s/></text:span><text:span text:style-name="T257_10">you</text:span><text:span text:style-name="T257_11"><text:s/></text:span><text:span text:style-name="T257_12">how</text:span><text:span text:style-name="T257_13"><text:s/></text:span><text:span text:style-name="T257_14">easy</text:span><text:span text:style-name="T257_15"><text:s/></text:span><text:span text:style-name="T257_16">it</text:span><text:span text:style-name="T257_17"><text:s/></text:span><text:span text:style-name="T257_18">is</text:span><text:span text:style-name="T257_19"><text:s/></text:span><text:span text:style-name="T257_20">to</text:span><text:span text:style-name="T257_21"><text:s/></text:span><text:span text:style-name="T257_22">use</text:span><text:span text:style-name="T257_23"><text:s/></text:span><text:span text:style-name="T257_24">enviroCar</text:span><text:span text:style-name="T257_25">”<text:s/></text:span></text:p>
              </text:list-item>
              <text:list-item>
                <text:p text:style-name="P258"><text:span text:style-name="T258_1">“</text:span><text:span text:style-name="T258_2">One</text:span><text:span text:style-name="T258_3"><text:s/></text:span><text:span text:style-name="T258_4">of</text:span><text:span text:style-name="T258_5"><text:s/></text:span><text:span text:style-name="T258_6">the</text:span><text:span text:style-name="T258_7"><text:s/></text:span><text:span text:style-name="T258_8">best</text:span><text:span text:style-name="T258_9"><text:s/></text:span><text:span text:style-name="T258_10">thing</text:span><text:span text:style-name="T258_11"><text:s/></text:span><text:span text:style-name="T258_12">of</text:span><text:span text:style-name="T258_13"><text:s/></text:span><text:span text:style-name="T258_14">enviroCar</text:span><text:span text:style-name="T258_15">:<text:s/></text:span><text:span text:style-name="T258_16">Simply</text:span><text:span text:style-name="T258_17"><text:s/></text:span><text:span text:style-name="T258_18">plug</text:span><text:span text:style-name="T258_19"><text:s/></text:span><text:span text:style-name="T258_20">in</text:span><text:span text:style-name="T258_21"><text:s/></text:span><text:span text:style-name="T258_22">the</text:span><text:span text:style-name="T258_23"><text:s/></text:span><text:span text:style-name="T258_24">OBD</text:span><text:span text:style-name="T258_25">-</text:span><text:span text:style-name="T258_26">II</text:span><text:span text:style-name="T258_27"><text:s/></text:span><text:span text:style-name="T258_28">adapter</text:span><text:span text:style-name="T258_29">,<text:s/></text:span><text:span text:style-name="T258_30">fix</text:span><text:span text:style-name="T258_31"><text:s/></text:span><text:span text:style-name="T258_32">the</text:span><text:span text:style-name="T258_33"><text:s/></text:span><text:span text:style-name="T258_34">settings</text:span><text:span text:style-name="T258_35"><text:s/></text:span><text:span text:style-name="T258_36">and</text:span><text:span text:style-name="T258_37"><text:s/></text:span><text:span text:style-name="T258_38">go</text:span><text:span text:style-name="T258_39">.<text:s/></text:span><text:span text:style-name="T258_40">The</text:span><text:span text:style-name="T258_41"><text:s/></text:span><text:span text:style-name="T258_42">enviroCar</text:span><text:span text:style-name="T258_43"><text:s/></text:span><text:span text:style-name="T258_44">app</text:span><text:span text:style-name="T258_45"><text:s/></text:span><text:span text:style-name="T258_46">remembers</text:span><text:span text:style-name="T258_47"><text:s/></text:span><text:span text:style-name="T258_48">the</text:span><text:span text:style-name="T258_49"><text:s/></text:span><text:span text:style-name="T258_50">settings</text:span><text:span text:style-name="T258_51"><text:s/></text:span><text:span text:style-name="T258_52">each</text:span><text:span text:style-name="T258_53"><text:s/></text:span><text:span text:style-name="T258_54">time</text:span><text:span text:style-name="T258_55"><text:s/></text:span><text:span text:style-name="T258_56">you</text:span><text:span text:style-name="T258_57"><text:s/></text:span><text:span text:style-name="T258_58">use</text:span><text:span text:style-name="T258_59"><text:s/></text:span><text:span text:style-name="T258_60">it</text:span><text:span text:style-name="T258_61">.<text:s/></text:span><text:span text:style-name="T258_62">You</text:span><text:span text:style-name="T258_63"><text:s/></text:span><text:span text:style-name="T258_64">only</text:span><text:span text:style-name="T258_65"><text:s/></text:span><text:span text:style-name="T258_66">have</text:span><text:span text:style-name="T258_67"><text:s/></text:span><text:span text:style-name="T258_68">to</text:span><text:span text:style-name="T258_69"><text:s/></text:span><text:span text:style-name="T258_70">set</text:span><text:span text:style-name="T258_71"><text:s/></text:span><text:span text:style-name="T258_72">it</text:span><text:span text:style-name="T258_73"><text:s/></text:span><text:span text:style-name="T258_74">up</text:span><text:span text:style-name="T258_75"><text:s/></text:span><text:span text:style-name="T258_76">once</text:span><text:span text:style-name="T258_77"><text:s/></text:span><text:span text:style-name="T258_78">and</text:span><text:span text:style-name="T258_79"><text:s/></text:span><text:span text:style-name="T258_80">so</text:span><text:span text:style-name="T258_81"><text:s/></text:span><text:span text:style-name="T258_82">you</text:span><text:span text:style-name="T258_83">’</text:span><text:span text:style-name="T258_84">re</text:span><text:span text:style-name="T258_85"><text:s/></text:span><text:span text:style-name="T258_86">ready</text:span><text:span text:style-name="T258_87"><text:s/></text:span><text:span text:style-name="T258_88">from</text:span><text:span text:style-name="T258_89"><text:s/></text:span><text:span text:style-name="T258_90">the</text:span><text:span text:style-name="T258_91"><text:s/></text:span><text:span text:style-name="T258_92">very</text:span><text:span text:style-name="T258_93"><text:s/></text:span><text:span text:style-name="T258_94">first</text:span><text:span text:style-name="T258_95"><text:s/></text:span><text:span text:style-name="T258_96">second</text:span><text:span text:style-name="T258_97">.<text:s/></text:span><text:span text:style-name="T258_98">So</text:span><text:span text:style-name="T258_99"><text:s/></text:span><text:span text:style-name="T258_100">that</text:span><text:span text:style-name="T258_101">’</text:span><text:span text:style-name="T258_102">s</text:span><text:span text:style-name="T258_103"><text:s/></text:span><text:span text:style-name="T258_104">what</text:span><text:span text:style-name="T258_105"><text:s/></text:span><text:span text:style-name="T258_106">we</text:span><text:span text:style-name="T258_107"><text:s/></text:span><text:span text:style-name="T258_108">called</text:span><text:span text:style-name="T258_109"><text:s/></text:span><text:span text:style-name="T258_110">simple</text:span><text:span text:style-name="T258_111">!<text:s/>”</text:span></text:p>
              </text:list-item>
            </text:list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list text:style-name="LS48" xml:id="list113">
              <text:list-item>
                <text:p text:style-name="P265"><text:span text:style-name="T265_1">Sinngemäß</text:span><text:span text:style-name="T265_2">:<text:s/></text:span><text:span text:style-name="T265_3">“<text:s/></text:span><text:span text:style-name="T265_4">When</text:span><text:span text:style-name="T265_5"><text:s/></text:span><text:span text:style-name="T265_6">you</text:span><text:span text:style-name="T265_7"><text:s/></text:span><text:span text:style-name="T265_8">start</text:span><text:span text:style-name="T265_9"><text:s/></text:span><text:span text:style-name="T265_10">the</text:span><text:span text:style-name="T265_11"><text:s/></text:span><text:span text:style-name="T265_12">enviroCar</text:span><text:span text:style-name="T265_13"><text:s/></text:span><text:span text:style-name="T265_14">app</text:span><text:span text:style-name="T265_15">,<text:s/></text:span><text:span text:style-name="T265_16">the</text:span><text:span text:style-name="T265_17"><text:s/></text:span><text:span text:style-name="T265_18">bluetooth</text:span><text:span text:style-name="T265_19"><text:s/></text:span><text:span text:style-name="T265_20">connection</text:span><text:span text:style-name="T265_21"><text:s/></text:span><text:span text:style-name="T265_22">between</text:span><text:span text:style-name="T265_23"><text:s/></text:span><text:span text:style-name="T265_24">smartphone</text:span><text:span text:style-name="T265_25"><text:s/></text:span><text:span text:style-name="T265_26">and</text:span><text:span text:style-name="T265_27"><text:s/></text:span><text:span text:style-name="T265_28">OBD</text:span><text:span text:style-name="T265_29">-</text:span><text:span text:style-name="T265_30">II</text:span><text:span text:style-name="T265_31"><text:s/></text:span><text:span text:style-name="T265_32">Adapter</text:span><text:span text:style-name="T265_33"><text:s/></text:span><text:span text:style-name="T265_34">will</text:span><text:span text:style-name="T265_35"><text:s/></text:span><text:span text:style-name="T265_36">be</text:span><text:span text:style-name="T265_37"><text:s/></text:span><text:span text:style-name="T265_38">closed</text:span><text:span text:style-name="T265_39"><text:s/></text:span><text:span text:style-name="T265_40">in</text:span><text:span text:style-name="T265_41"><text:s/></text:span><text:span text:style-name="T265_42">seconds</text:span><text:span text:style-name="T265_43">.<text:s/></text:span><text:span text:style-name="T265_44">You</text:span><text:span text:style-name="T265_45"><text:s/></text:span><text:span text:style-name="T265_46">don</text:span><text:span text:style-name="T265_47">’</text:span><text:span text:style-name="T265_48">t</text:span><text:span text:style-name="T265_49"><text:s/></text:span><text:span text:style-name="T265_50">need</text:span><text:span text:style-name="T265_51"><text:s/></text:span><text:span text:style-name="T265_52">to</text:span><text:span text:style-name="T265_53"><text:s/></text:span><text:span text:style-name="T265_54">access</text:span><text:span text:style-name="T265_55"><text:s/></text:span><text:span text:style-name="T265_56">your</text:span><text:span text:style-name="T265_57"><text:s/></text:span><text:span text:style-name="T265_58">settings</text:span><text:span text:style-name="T265_59"><text:s/></text:span><text:span text:style-name="T265_60">or</text:span><text:span text:style-name="T265_61"><text:s/></text:span><text:span text:style-name="T265_62">set</text:span><text:span text:style-name="T265_63"><text:s/></text:span><text:span text:style-name="T265_64">up</text:span><text:span text:style-name="T265_65"><text:s/></text:span><text:span text:style-name="T265_66">a</text:span><text:span text:style-name="T265_67"><text:s/></text:span><text:span text:style-name="T265_68">complex</text:span><text:span text:style-name="T265_69"><text:s/></text:span><text:span text:style-name="T265_70">system</text:span><text:span text:style-name="T265_71">...</text:span><text:span text:style-name="T265_72">it</text:span><text:span text:style-name="T265_73">’</text:span><text:span text:style-name="T265_74">s</text:span><text:span text:style-name="T265_75"><text:s/></text:span><text:span text:style-name="T265_76">really</text:span><text:span text:style-name="T265_77"><text:s/></text:span><text:span text:style-name="T265_78">easy</text:span><text:span text:style-name="T265_79">.”</text:span></text:p>
              </text:list-item>
            </text:list>
            <text:p text:style-name="P266"/>
            <text:p text:style-name="P267"/>
            <text:p text:style-name="P268"/>
            <text:list text:style-name="LS48" xml:id="list114">
              <text:list-item>
                <text:p text:style-name="P269"><text:span text:style-name="T269_1">Daniel</text:span><text:span text:style-name="T269_2"><text:s/></text:span><text:span text:style-name="T269_3">aus</text:span><text:span text:style-name="T269_4"><text:s/></text:span><text:span text:style-name="T269_5">dem</text:span><text:span text:style-name="T269_6"><text:s/></text:span><text:span text:style-name="T269_7">Seitenfenster</text:span><text:span text:style-name="T269_8">:<text:s/></text:span><text:span text:style-name="T269_9">”</text:span><text:span text:style-name="T269_10">And</text:span><text:span text:style-name="T269_11"><text:s/></text:span><text:span text:style-name="T269_12">now</text:span><text:span text:style-name="T269_13"><text:s/></text:span><text:span text:style-name="T269_14">I</text:span><text:span text:style-name="T269_15">'</text:span><text:span text:style-name="T269_16">ll</text:span><text:span text:style-name="T269_17"><text:s/></text:span><text:span text:style-name="T269_18">demonstrate</text:span><text:span text:style-name="T269_19"><text:s/></text:span><text:span text:style-name="T269_20">enviroCar</text:span><text:span text:style-name="T269_21"><text:s/></text:span><text:span text:style-name="T269_22">in</text:span><text:span text:style-name="T269_23"><text:s/></text:span><text:span text:style-name="T269_24">action</text:span><text:span text:style-name="T269_25">,<text:s/></text:span><text:span text:style-name="T269_26">see</text:span><text:span text:style-name="T269_27"><text:s/></text:span><text:span text:style-name="T269_28">you</text:span><text:span text:style-name="T269_29"><text:s/></text:span><text:span text:style-name="T269_30">back</text:span><text:span text:style-name="T269_31"><text:s/></text:span><text:span text:style-name="T269_32">in</text:span><text:span text:style-name="T269_33"><text:s/></text:span><text:span text:style-name="T269_34">the</text:span><text:span text:style-name="T269_35"><text:s/></text:span><text:span text:style-name="T269_36">office</text:span><text:span text:style-name="T269_37">”</text:span></text:p>
              </text:list-item>
            </text:list>
            <text:p text:style-name="P270"/>
          </table:table-cell>
          <table:table-cell table:style-name="Cell103">
            <text:p text:style-name="P271"><text:span text:style-name="T271_1">20<text:s/></text:span><text:span text:style-name="T271_2">Sek</text:span></text:p>
          </table:table-cell>
          <table:table-cell table:style-name="Cell104">
            <text:p text:style-name="P272"><text:span text:style-name="T272_1">Demo</text:span><text:span text:style-name="T272_2"><text:s/></text:span><text:span text:style-name="T272_3">draußen</text:span></text:p>
          </table:table-cell>
        </table:table-row>
        <table:table-row table:style-name="Row14">
          <table:table-cell table:style-name="Cell105">
            <text:p text:style-name="P273"><text:span text:style-name="T273_1">9</text:span></text:p>
          </table:table-cell>
          <table:table-cell table:style-name="Cell106">
            <text:p text:style-name="P274"><text:span text:style-name="T274_1">Halbnahe</text:span><text:span text:style-name="T274_2">,<text:s/></text:span><text:span text:style-name="T274_3">Detail</text:span><text:span text:style-name="T274_4"><text:s/>„</text:span><text:span text:style-name="T274_5">Upload</text:span><text:span text:style-name="T274_6">-</text:span><text:span text:style-name="T274_7">Funktion</text:span><text:span text:style-name="T274_8">“,<text:s/></text:span><text:span text:style-name="T274_9">Detail</text:span><text:span text:style-name="T274_10"><text:s/></text:span><text:span text:style-name="T274_11">Bildschirminhalt</text:span><text:span text:style-name="T274_12"><text:s/>(</text:span><text:span text:style-name="T274_13">camstudio</text:span><text:span text:style-name="T274_14">),<text:s/></text:span><text:span text:style-name="T274_15">Detail</text:span><text:span text:style-name="T274_16"><text:s/></text:span><text:span text:style-name="T274_17">Maus</text:span><text:span text:style-name="T274_18">,<text:s/></text:span><text:span text:style-name="T274_19">Halbnahe</text:span><text:span text:style-name="T274_20">/</text:span><text:span text:style-name="T274_21">Nahe</text:span></text:p>
          </table:table-cell>
          <table:table-cell table:style-name="Cell107">
            <text:p text:style-name="P275"><text:span text:style-name="T275_1">Normalstil</text:span><text:span text:style-name="T275_2">/3-</text:span><text:span text:style-name="T275_3">Punkt</text:span></text:p>
          </table:table-cell>
          <table:table-cell table:style-name="Cell108">
            <text:p text:style-name="P276"><text:span text:style-name="T276_1">Musik</text:span><text:span text:style-name="T276_2"><text:s/></text:span><text:span text:style-name="T276_3">fadet</text:span><text:span text:style-name="T276_4"><text:s/></text:span><text:span text:style-name="T276_5">wieder</text:span><text:span text:style-name="T276_6"><text:s/></text:span><text:span text:style-name="T276_7">aus</text:span><text:span text:style-name="T276_8">.</text:span></text:p>
          </table:table-cell>
          <table:table-cell table:style-name="Cell109">
            <text:list text:style-name="LS49" xml:id="list115">
              <text:list-item>
                <text:p text:style-name="P277"><text:span text:style-name="T277_1">Vor</text:span><text:span text:style-name="T277_2"><text:s/></text:span><text:span text:style-name="T277_3">einem</text:span><text:span text:style-name="T277_4"><text:s/></text:span><text:span text:style-name="T277_5">Tisch</text:span><text:span text:style-name="T277_6"><text:s/></text:span><text:span text:style-name="T277_7">mit</text:span><text:span text:style-name="T277_8"><text:s/></text:span><text:span text:style-name="T277_9">Desktop</text:span><text:span text:style-name="T277_10"><text:s/>(</text:span><text:span text:style-name="T277_11">Hintergrund</text:span><text:span text:style-name="T277_12"><text:s/></text:span><text:span text:style-name="T277_13">enviroCar</text:span><text:span text:style-name="T277_14"><text:s/></text:span><text:span text:style-name="T277_15">Website</text:span><text:span text:style-name="T277_16">),<text:s/></text:span><text:span text:style-name="T277_17">mit</text:span><text:span text:style-name="T277_18"><text:s/></text:span><text:span text:style-name="T277_19">dem</text:span><text:span text:style-name="T277_20"><text:s/></text:span><text:span text:style-name="T277_21">Rücken</text:span><text:span text:style-name="T277_22"><text:s/></text:span><text:span text:style-name="T277_23">zum</text:span><text:span text:style-name="T277_24"><text:s/></text:span><text:span text:style-name="T277_25">Tisch</text:span><text:span text:style-name="T277_26"><text:s/></text:span><text:span text:style-name="T277_27">spricht</text:span><text:span text:style-name="T277_28"><text:s/></text:span><text:span text:style-name="T277_29">Daniel</text:span><text:span text:style-name="T277_30"><text:s/></text:span><text:span text:style-name="T277_31">in</text:span><text:span text:style-name="T277_32"><text:s/></text:span><text:span text:style-name="T277_33">die</text:span><text:span text:style-name="T277_34"><text:s/></text:span><text:span text:style-name="T277_35">Kamera</text:span><text:span text:style-name="T277_36">.</text:span></text:p>
              </text:list-item>
            </text:list>
            <text:p text:style-name="P278"/>
            <text:p text:style-name="P279"/>
            <text:p text:style-name="P280"/>
            <text:list text:style-name="LS49" xml:id="list116">
              <text:list-item>
                <text:p text:style-name="P281"><text:span text:style-name="T281_1">Evtl</text:span><text:span text:style-name="T281_2">.<text:s/></text:span><text:span text:style-name="T281_3">die</text:span><text:span text:style-name="T281_4"><text:s/></text:span><text:span text:style-name="T281_5">Upload</text:span><text:span text:style-name="T281_6"><text:s/></text:span><text:span text:style-name="T281_7">Funktion</text:span><text:span text:style-name="T281_8"><text:s/></text:span><text:span text:style-name="T281_9">zeigen</text:span><text:span text:style-name="T281_10">?</text:span></text:p>
              </text:list-item>
              <text:list-item>
                <text:p text:style-name="P282"><text:span text:style-name="T282_1">Dreht</text:span><text:span text:style-name="T282_2"><text:s/></text:span><text:span text:style-name="T282_3">sich</text:span><text:span text:style-name="T282_4"><text:s/></text:span><text:span text:style-name="T282_5">zum</text:span><text:span text:style-name="T282_6"><text:s/></text:span><text:span text:style-name="T282_7">Monitor</text:span><text:span text:style-name="T282_8"><text:s/></text:span><text:span text:style-name="T282_9">und</text:span><text:span text:style-name="T282_10"><text:s/></text:span><text:span text:style-name="T282_11">guckt</text:span><text:span text:style-name="T282_12"><text:s/></text:span><text:span text:style-name="T282_13">auf</text:span><text:span text:style-name="T282_14"><text:s/></text:span><text:span text:style-name="T282_15">die</text:span><text:span text:style-name="T282_16"><text:s/></text:span><text:span text:style-name="T282_17">enviroCar</text:span><text:span text:style-name="T282_18"><text:s/></text:span><text:span text:style-name="T282_19">Webseite</text:span><text:span text:style-name="T282_20">.<text:s/></text:span><text:span text:style-name="T282_21">Kamera</text:span><text:span text:style-name="T282_22"><text:s/></text:span><text:span text:style-name="T282_23">zoomt</text:span><text:span text:style-name="T282_24"><text:s/></text:span><text:span text:style-name="T282_25">auf</text:span><text:span text:style-name="T282_26"><text:s/></text:span><text:span text:style-name="T282_27">die</text:span><text:span text:style-name="T282_28"><text:s/></text:span><text:span text:style-name="T282_29">Webseite</text:span><text:span text:style-name="T282_30"><text:s/></text:span><text:span text:style-name="T282_31">und</text:span><text:span text:style-name="T282_32"><text:s/></text:span><text:span text:style-name="T282_33">zeigt</text:span><text:span text:style-name="T282_34"><text:s/></text:span><text:span text:style-name="T282_35">nur</text:span><text:span text:style-name="T282_36"><text:s/></text:span><text:span text:style-name="T282_37">noch</text:span><text:span text:style-name="T282_38"><text:s/></text:span><text:span text:style-name="T282_39">den</text:span><text:span text:style-name="T282_40"><text:s/></text:span><text:span text:style-name="T282_41">Bildschirminhalt</text:span><text:span text:style-name="T282_42">.</text:span></text:p>
              </text:list-item>
            </text:list>
            <text:p text:style-name="P283"/>
            <text:p text:style-name="P284"/>
            <text:list text:style-name="LS49" xml:id="list118">
              <text:list-item>
                <text:p text:style-name="P285"><text:span text:style-name="T285_1">2-3<text:s/></text:span><text:span text:style-name="T285_2">Funktionen</text:span><text:span text:style-name="T285_3"><text:s/></text:span><text:span text:style-name="T285_4">der</text:span><text:span text:style-name="T285_5"><text:s/></text:span><text:span text:style-name="T285_6">Webseite</text:span><text:span text:style-name="T285_7"><text:s/></text:span><text:span text:style-name="T285_8">zeigen</text:span><text:span text:style-name="T285_9"><text:s/></text:span><text:span text:style-name="T285_10">und</text:span><text:span text:style-name="T285_11"><text:s/></text:span><text:span text:style-name="T285_12">jeweils</text:span><text:span text:style-name="T285_13"><text:s/></text:span><text:span text:style-name="T285_14">kommentieren</text:span><text:span text:style-name="T285_15"><text:s/></text:span><text:span text:style-name="T285_16">bzw</text:span><text:span text:style-name="T285_17">.<text:s/></text:span><text:span text:style-name="T285_18">ein</text:span><text:span text:style-name="T285_19"><text:s/></text:span><text:span text:style-name="T285_20">bis</text:span><text:span text:style-name="T285_21"><text:s/></text:span><text:span text:style-name="T285_22">zwei</text:span><text:span text:style-name="T285_23"><text:s/></text:span><text:span text:style-name="T285_24">thematische</text:span><text:span text:style-name="T285_25"><text:s/></text:span><text:span text:style-name="T285_26">Karten</text:span><text:span text:style-name="T285_27"><text:s/></text:span><text:span text:style-name="T285_28">und</text:span><text:span text:style-name="T285_29"><text:s/></text:span><text:span text:style-name="T285_30">Graphen</text:span><text:span text:style-name="T285_31"><text:s/></text:span><text:span text:style-name="T285_32">zeigen</text:span></text:p>
              </text:list-item>
            </text:list>
            <text:p text:style-name="P286"/>
            <text:p text:style-name="P287"/>
            <text:p text:style-name="P288"/>
            <text:list text:style-name="LS49" xml:id="list119">
              <text:list-item>
                <text:p text:style-name="P289"><text:span text:style-name="T289_1">Dreht</text:span><text:span text:style-name="T289_2"><text:s/></text:span><text:span text:style-name="T289_3">sich</text:span><text:span text:style-name="T289_4"><text:s/></text:span><text:span text:style-name="T289_5">wieder</text:span><text:span text:style-name="T289_6"><text:s/></text:span><text:span text:style-name="T289_7">vom</text:span><text:span text:style-name="T289_8"><text:s/></text:span><text:span text:style-name="T289_9">Monitor</text:span><text:span text:style-name="T289_10"><text:s/></text:span><text:span text:style-name="T289_11">weg</text:span><text:span text:style-name="T289_12"><text:s/></text:span><text:span text:style-name="T289_13">direkt</text:span><text:span text:style-name="T289_14"><text:s/></text:span><text:span text:style-name="T289_15">zur</text:span><text:span text:style-name="T289_16"><text:s/></text:span><text:span text:style-name="T289_17">Kamera</text:span></text:p>
              </text:list-item>
            </text:list>
            <text:p text:style-name="P290"/>
          </table:table-cell>
          <table:table-cell table:style-name="Cell110">
            <text:p text:style-name="P291"/>
            <text:p text:style-name="P292"/>
            <text:p text:style-name="P293"/>
            <text:p text:style-name="P294"/>
            <text:p text:style-name="P295"><text:span text:style-name="T295_1">Daniel</text:span><text:span text:style-name="T295_2"><text:s/></text:span><text:span text:style-name="T295_3">“</text:span><text:span text:style-name="T295_4">I</text:span><text:span text:style-name="T295_5"><text:s/></text:span><text:span text:style-name="T295_6">just</text:span><text:span text:style-name="T295_7"><text:s/></text:span><text:span text:style-name="T295_8">finished</text:span><text:span text:style-name="T295_9"><text:s/></text:span><text:span text:style-name="T295_10">my</text:span><text:span text:style-name="T295_11"><text:s/></text:span><text:span text:style-name="T295_12">trip</text:span><text:span text:style-name="T295_13">.<text:s/></text:span><text:span text:style-name="T295_14">Now</text:span><text:span text:style-name="T295_15"><text:s/></text:span><text:span text:style-name="T295_16">I</text:span><text:span text:style-name="T295_17">'</text:span><text:span text:style-name="T295_18">ll</text:span><text:span text:style-name="T295_19"><text:s/></text:span><text:span text:style-name="T295_20">show</text:span><text:span text:style-name="T295_21"><text:s/></text:span><text:span text:style-name="T295_22">you</text:span><text:span text:style-name="T295_23"><text:s/></text:span><text:span text:style-name="T295_24">the</text:span><text:span text:style-name="T295_25"><text:s/></text:span><text:span text:style-name="T295_26">data</text:span><text:span text:style-name="T295_27"><text:s/></text:span><text:span text:style-name="T295_28">enviroCar</text:span><text:span text:style-name="T295_29"><text:s/></text:span><text:span text:style-name="T295_30">collects</text:span><text:span text:style-name="T295_31">/</text:span><text:span text:style-name="T295_32">delivers</text:span><text:span text:style-name="T295_33">.”</text:span></text:p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><text:span text:style-name="T304_1">“</text:span><text:span text:style-name="T304_2">I</text:span><text:span text:style-name="T304_3"><text:s/></text:span><text:span text:style-name="T304_4">uploaded</text:span><text:span text:style-name="T304_5"><text:s/></text:span><text:span text:style-name="T304_6">my</text:span><text:span text:style-name="T304_7"><text:s/></text:span><text:span text:style-name="T304_8">trip</text:span><text:span text:style-name="T304_9"><text:s/></text:span><text:span text:style-name="T304_10">data</text:span><text:span text:style-name="T304_11"><text:s/></text:span><text:span text:style-name="T304_12">to</text:span><text:span text:style-name="T304_13"><text:s/></text:span><text:span text:style-name="T304_14">the</text:span><text:span text:style-name="T304_15"><text:s/></text:span><text:span text:style-name="T304_16">enviroCar</text:span><text:span text:style-name="T304_17"><text:s/></text:span><text:span text:style-name="T304_18">service</text:span><text:span text:style-name="T304_19">.<text:s/></text:span><text:span text:style-name="T304_20">On</text:span><text:span text:style-name="T304_21"><text:s/></text:span><text:span text:style-name="T304_22">the</text:span><text:span text:style-name="T304_23"><text:s/></text:span><text:span text:style-name="T304_24">enviroCar</text:span><text:span text:style-name="T304_25"><text:s/></text:span><text:span text:style-name="T304_26">website</text:span><text:span text:style-name="T304_27"><text:s/></text:span><text:span text:style-name="T304_28">will</text:span><text:span text:style-name="T304_29"><text:s/></text:span><text:span text:style-name="T304_30">show</text:span><text:span text:style-name="T304_31"><text:s/></text:span><text:span text:style-name="T304_32">you</text:span><text:span text:style-name="T304_33"><text:s/></text:span><text:span text:style-name="T304_34">details</text:span><text:span text:style-name="T304_35"><text:s/></text:span><text:span text:style-name="T304_36">of</text:span><text:span text:style-name="T304_37"><text:s/></text:span><text:span text:style-name="T304_38">my</text:span><text:span text:style-name="T304_39"><text:s/></text:span><text:span text:style-name="T304_40">trip</text:span><text:span text:style-name="T304_41"><text:s/></text:span><text:span text:style-name="T304_42">I</text:span><text:span text:style-name="T304_43"><text:s/></text:span><text:span text:style-name="T304_44">now</text:span><text:span text:style-name="T304_45"><text:s/>”</text:span></text:p>
            <text:p text:style-name="P305"/>
            <text:p text:style-name="P306"/>
            <text:p text:style-name="P307"/>
            <text:p text:style-name="P308"/>
            <text:p text:style-name="P309"/>
            <text:p text:style-name="P310"><text:span text:style-name="T310_1">Kleiner</text:span><text:span text:style-name="T310_2"><text:s/></text:span><text:span text:style-name="T310_3">Gag</text:span><text:span text:style-name="T310_4">,<text:s/></text:span><text:span text:style-name="T310_5">in</text:span><text:span text:style-name="T310_6"><text:s/></text:span><text:span text:style-name="T310_7">etwa</text:span><text:span text:style-name="T310_8">:<text:s/></text:span><text:span text:style-name="T310_9">“</text:span><text:span text:style-name="T310_10">Seems</text:span><text:span text:style-name="T310_11"><text:s/></text:span><text:span text:style-name="T310_12">I</text:span><text:span text:style-name="T310_13"><text:s/></text:span><text:span text:style-name="T310_14">have</text:span><text:span text:style-name="T310_15"><text:s/></text:span><text:span text:style-name="T310_16">a</text:span><text:span text:style-name="T310_17"><text:s/></text:span><text:span text:style-name="T310_18">lead</text:span><text:span text:style-name="T310_19"><text:s/></text:span><text:span text:style-name="T310_20">foot</text:span><text:span text:style-name="T310_21"><text:s/></text:span><text:span text:style-name="T310_22">today</text:span><text:span text:style-name="T310_23">,<text:s/></text:span><text:span text:style-name="T310_24">I</text:span><text:span text:style-name="T310_25"><text:s/></text:span><text:span text:style-name="T310_26">really</text:span><text:span text:style-name="T310_27"><text:s/></text:span><text:span text:style-name="T310_28">should</text:span><text:span text:style-name="T310_29"><text:s/></text:span><text:span text:style-name="T310_30">take</text:span><text:span text:style-name="T310_31"><text:s/></text:span><text:span text:style-name="T310_32">care</text:span><text:span text:style-name="T310_33"><text:s/></text:span><text:span text:style-name="T310_34">of</text:span><text:span text:style-name="T310_35"><text:s/></text:span><text:span text:style-name="T310_36">my</text:span><text:span text:style-name="T310_37"><text:s/></text:span><text:span text:style-name="T310_38">sporty</text:span><text:span text:style-name="T310_39"><text:s/></text:span><text:span text:style-name="T310_40">driving</text:span><text:span text:style-name="T310_41"><text:s/></text:span><text:span text:style-name="T310_42">style</text:span><text:span text:style-name="T310_43">”<text:s/></text:span></text:p>
            <text:p text:style-name="P311"/>
          </table:table-cell>
          <table:table-cell table:style-name="Cell111">
            <text:p text:style-name="P312"><text:span text:style-name="T312_1">17<text:s/></text:span><text:span text:style-name="T312_2">Sek</text:span></text:p>
          </table:table-cell>
          <table:table-cell table:style-name="Cell112">
            <text:p text:style-name="P313"><text:span text:style-name="T313_1">Demo</text:span><text:span text:style-name="T313_2">,<text:s/></text:span><text:span text:style-name="T313_3">enviroCar</text:span><text:span text:style-name="T313_4"><text:s/></text:span><text:span text:style-name="T313_5">in</text:span><text:span text:style-name="T313_6"><text:s/></text:span><text:span text:style-name="T313_7">action</text:span><text:span text:style-name="T313_8">,<text:s/></text:span><text:span text:style-name="T313_9">Website</text:span></text:p>
          </table:table-cell>
        </table:table-row>
        <table:table-row table:style-name="Row15">
          <table:table-cell table:style-name="Cell113">
            <text:p text:style-name="P314"><text:span text:style-name="T314_1">10</text:span></text:p>
          </table:table-cell>
          <table:table-cell table:style-name="Cell114">
            <text:p text:style-name="P315"><text:span text:style-name="T315_1">Nahe</text:span><text:span text:style-name="T315_2">,<text:s/></text:span><text:span text:style-name="T315_3">Halbnahe</text:span><text:span text:style-name="T315_4">,<text:s/></text:span><text:span text:style-name="T315_5">Amerikanisch</text:span><text:span text:style-name="T315_6">,<text:s/></text:span><text:span text:style-name="T315_7">Halbtotale</text:span></text:p>
          </table:table-cell>
          <table:table-cell table:style-name="Cell115">
            <text:p text:style-name="P316"/>
          </table:table-cell>
          <table:table-cell table:style-name="Cell116">
            <text:p text:style-name="P317"/>
          </table:table-cell>
          <table:table-cell table:style-name="Cell117">
            <text:list text:style-name="LS36" xml:id="list120">
              <text:list-item>
                <text:p text:style-name="P318"><text:span text:style-name="T318_1">Daniel</text:span><text:span text:style-name="T318_2"><text:s/></text:span><text:span text:style-name="T318_3">guckt</text:span><text:span text:style-name="T318_4"><text:s/></text:span><text:span text:style-name="T318_5">weiterhin</text:span><text:span text:style-name="T318_6"><text:s/></text:span><text:span text:style-name="T318_7">direkt</text:span><text:span text:style-name="T318_8"><text:s/></text:span><text:span text:style-name="T318_9">in</text:span><text:span text:style-name="T318_10"><text:s/></text:span><text:span text:style-name="T318_11">Kamerarichtung</text:span><text:span text:style-name="T318_12">.<text:s/></text:span><text:span text:style-name="T318_13">Ob</text:span><text:span text:style-name="T318_14"><text:s/></text:span><text:span text:style-name="T318_15">stehend</text:span><text:span text:style-name="T318_16"><text:s/></text:span><text:span text:style-name="T318_17">oder</text:span><text:span text:style-name="T318_18"><text:s/></text:span><text:span text:style-name="T318_19">sitzend</text:span><text:span text:style-name="T318_20"><text:s/>(</text:span><text:span text:style-name="T318_21">beispielsweise</text:span><text:span text:style-name="T318_22"><text:s/></text:span><text:span text:style-name="T318_23">im</text:span><text:span text:style-name="T318_24"><text:s/></text:span><text:span text:style-name="T318_25">Webteam</text:span><text:span text:style-name="T318_26"><text:s/>(</text:span><text:span text:style-name="T318_27">da</text:span><text:span text:style-name="T318_28"><text:s/></text:span><text:span text:style-name="T318_29">sieht</text:span><text:span text:style-name="T318_30"><text:s/></text:span><text:span text:style-name="T318_31">es</text:span><text:span text:style-name="T318_32"><text:s/></text:span><text:span text:style-name="T318_33">durchaus</text:span><text:span text:style-name="T318_34"><text:s/>“</text:span><text:span text:style-name="T318_35">technisch</text:span><text:span text:style-name="T318_36">”<text:s/></text:span><text:span text:style-name="T318_37">aus</text:span><text:span text:style-name="T318_38">))<text:s/></text:span><text:span text:style-name="T318_39">müsste</text:span><text:span text:style-name="T318_40"><text:s/></text:span><text:span text:style-name="T318_41">man</text:span><text:span text:style-name="T318_42"><text:s/></text:span><text:span text:style-name="T318_43">schauen</text:span><text:span text:style-name="T318_44">.<text:s/></text:span></text:p>
              </text:list-item>
            </text:list>
            <text:list text:style-name="LS50" xml:id="list121">
              <text:list-item>
                <text:p text:style-name="P319"><text:span text:style-name="T319_1">Warum</text:span><text:span text:style-name="T319_2"><text:s/></text:span><text:span text:style-name="T319_3">wir</text:span><text:span text:style-name="T319_4">?<text:s/>/<text:s/></text:span><text:span text:style-name="T319_5">Warum</text:span><text:span text:style-name="T319_6"><text:s/></text:span><text:span text:style-name="T319_7">sind</text:span><text:span text:style-name="T319_8"><text:s/></text:span><text:span text:style-name="T319_9">wir</text:span><text:span text:style-name="T319_10"><text:s/></text:span><text:span text:style-name="T319_11">anders</text:span><text:span text:style-name="T319_12">?</text:span></text:p>
              </text:list-item>
            </text:list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list text:style-name="LS50" xml:id="list122">
              <text:list-item>
                <text:list>
                  <text:list-item>
                    <text:p text:style-name="P327"><text:span text:style-name="T327_1">Auf</text:span><text:span text:style-name="T327_2"><text:s/></text:span><text:span text:style-name="T327_3">die</text:span><text:span text:style-name="T327_4"><text:s/></text:span><text:span text:style-name="T327_5">Kamera</text:span><text:span text:style-name="T327_6"><text:s/></text:span><text:span text:style-name="T327_7">zeigen</text:span></text:p>
                  </text:list-item>
                </text:list>
              </text:list-item>
              <text:list-item>
                <text:p text:style-name="P328"><text:span text:style-name="T328_1">Warum</text:span><text:span text:style-name="T328_2"><text:s/></text:span><text:span text:style-name="T328_3">spenden</text:span><text:span text:style-name="T328_4">?</text:span></text:p>
              </text:list-item>
            </text:list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  <text:p text:style-name="P338"/>
            <text:p text:style-name="P339"/>
            <text:p text:style-name="P340"><text:span text:style-name="T340_1">Wofür</text:span><text:span text:style-name="T340_2"><text:s/></text:span><text:span text:style-name="T340_3">brauchen</text:span><text:span text:style-name="T340_4"><text:s/></text:span><text:span text:style-name="T340_5">wir</text:span><text:span text:style-name="T340_6"><text:s/></text:span><text:span text:style-name="T340_7">das</text:span><text:span text:style-name="T340_8"><text:s/></text:span><text:span text:style-name="T340_9">Geld</text:span><text:span text:style-name="T340_10">?</text:span></text:p>
            <text:p text:style-name="P341"/>
            <text:p text:style-name="P342"/>
            <text:p text:style-name="P343"/>
            <text:p text:style-name="P344"/>
            <text:list text:style-name="LS50" xml:id="list124">
              <text:list-item>
                <text:p text:style-name="P345"><text:span text:style-name="T345_1">Was</text:span><text:span text:style-name="T345_2"><text:s/></text:span><text:span text:style-name="T345_3">bekommen</text:span><text:span text:style-name="T345_4"><text:s/></text:span><text:span text:style-name="T345_5">die</text:span><text:span text:style-name="T345_6"><text:s/></text:span><text:span text:style-name="T345_7">Founder</text:span><text:span text:style-name="T345_8">?</text:span></text:p>
              </text:list-item>
            </text:list>
            <text:p text:style-name="P346"/>
          </table:table-cell>
          <table:table-cell table:style-name="Cell118">
            <text:p text:style-name="P347"/>
            <text:p text:style-name="P348"/>
            <text:p text:style-name="P349"/>
            <text:p text:style-name="P350"/>
            <text:p text:style-name="P351"/>
            <text:p text:style-name="P352"/>
            <text:p text:style-name="P353"/>
            <text:p text:style-name="P354"/>
            <text:p text:style-name="P355"/>
            <text:p text:style-name="P356"><text:span text:style-name="T356_1">"</text:span><text:span text:style-name="T356_2">As</text:span><text:span text:style-name="T356_3"><text:s/></text:span><text:span text:style-name="T356_4">you</text:span><text:span text:style-name="T356_5"><text:s/></text:span><text:span text:style-name="T356_6">can</text:span><text:span text:style-name="T356_7"><text:s/></text:span><text:span text:style-name="T356_8">see</text:span><text:span text:style-name="T356_9">,<text:s/></text:span><text:span text:style-name="T356_10">enviroCar</text:span><text:span text:style-name="T356_11"><text:s/></text:span><text:span text:style-name="T356_12">is</text:span><text:span text:style-name="T356_13"><text:s/></text:span><text:span text:style-name="T356_14">great</text:span><text:span text:style-name="T356_15">!<text:s/></text:span><text:span text:style-name="T356_16">It</text:span><text:span text:style-name="T356_17">'</text:span><text:span text:style-name="T356_18">s</text:span><text:span text:style-name="T356_19"><text:s/></text:span><text:span text:style-name="T356_20">not</text:span><text:span text:style-name="T356_21"><text:s/></text:span><text:span text:style-name="T356_22">just</text:span><text:span text:style-name="T356_23"><text:s/></text:span><text:span text:style-name="T356_24">technology</text:span><text:span text:style-name="T356_25">,<text:s/></text:span><text:span text:style-name="T356_26">but</text:span><text:span text:style-name="T356_27"><text:s/></text:span><text:span text:style-name="T356_28">also</text:span><text:span text:style-name="T356_29"><text:s/></text:span><text:span text:style-name="T356_30">community</text:span><text:span text:style-name="T356_31"><text:s/></text:span><text:span text:style-name="T356_32">and</text:span><text:span text:style-name="T356_33"><text:s/></text:span><text:span text:style-name="T356_34">a</text:span><text:span text:style-name="T356_35"><text:s/></text:span><text:span text:style-name="T356_36">chance</text:span><text:span text:style-name="T356_37"><text:s/></text:span><text:span text:style-name="T356_38">for</text:span><text:span text:style-name="T356_39"><text:s/></text:span><text:span text:style-name="T356_40">your</text:span><text:span text:style-name="T356_41"><text:s/></text:span><text:span text:style-name="T356_42">personal</text:span><text:span text:style-name="T356_43"><text:s/></text:span><text:span text:style-name="T356_44">benefits</text:span><text:span text:style-name="T356_45">.</text:span><text:span text:style-name="T356_46"><text:s/></text:span><text:span text:style-name="T356_47">Smarter</text:span><text:span text:style-name="T356_48"><text:s/></text:span><text:span text:style-name="T356_49">Cities</text:span><text:span text:style-name="T356_50"><text:s/></text:span><text:span text:style-name="T356_51">aren</text:span><text:span text:style-name="T356_52">'</text:span><text:span text:style-name="T356_53">t</text:span><text:span text:style-name="T356_54"><text:s/></text:span><text:span text:style-name="T356_55">just</text:span><text:span text:style-name="T356_56"><text:s/></text:span><text:span text:style-name="T356_57">based</text:span><text:span text:style-name="T356_58"><text:s/></text:span><text:span text:style-name="T356_59">on</text:span><text:span text:style-name="T356_60"><text:s/></text:span><text:span text:style-name="T356_61">innovative</text:span><text:span text:style-name="T356_62"><text:s/></text:span><text:span text:style-name="T356_63">technologies</text:span><text:span text:style-name="T356_64">,<text:s/></text:span><text:span text:style-name="T356_65">but</text:span><text:span text:style-name="T356_66"><text:s/></text:span><text:span text:style-name="T356_67">also</text:span><text:span text:style-name="T356_68"><text:s/></text:span><text:span text:style-name="T356_69">on</text:span><text:span text:style-name="T356_70"><text:s/></text:span><text:span text:style-name="T356_71">people</text:span><text:span text:style-name="T356_72"><text:s/></text:span><text:span text:style-name="T356_73">who</text:span><text:span text:style-name="T356_74"><text:s/></text:span><text:span text:style-name="T356_75">are</text:span><text:span text:style-name="T356_76"><text:s/></text:span><text:span text:style-name="T356_77">willing</text:span><text:span text:style-name="T356_78"><text:s/></text:span><text:span text:style-name="T356_79">to</text:span><text:span text:style-name="T356_80"><text:s/></text:span><text:span text:style-name="T356_81">participate</text:span><text:span text:style-name="T356_82"><text:s/>-<text:s/></text:span><text:span text:style-name="T356_83">people</text:span><text:span text:style-name="T356_84"><text:s/></text:span><text:span text:style-name="T356_85">like</text:span><text:span text:style-name="T356_86"><text:s/></text:span><text:span text:style-name="T356_87">you</text:span><text:span text:style-name="T356_88">!<text:s/></text:span><text:span text:style-name="T356_89">Helü</text:span><text:span text:style-name="T356_90"><text:s/></text:span><text:span text:style-name="T356_91">other</text:span><text:span text:style-name="T356_92"><text:s/></text:span><text:span text:style-name="T356_93">people</text:span><text:span text:style-name="T356_94">,<text:s/></text:span><text:span text:style-name="T356_95">urban</text:span><text:span text:style-name="T356_96"><text:s/></text:span><text:span text:style-name="T356_97">planners</text:span><text:span text:style-name="T356_98"><text:s/></text:span><text:span text:style-name="T356_99">and</text:span><text:span text:style-name="T356_100"><text:s/></text:span><text:span text:style-name="T356_101">scientist</text:span><text:span text:style-name="T356_102"><text:s/></text:span><text:span text:style-name="T356_103">by</text:span><text:span text:style-name="T356_104"><text:s/></text:span><text:span text:style-name="T356_105">providing</text:span><text:span text:style-name="T356_106"><text:s/></text:span><text:span text:style-name="T356_107">your</text:span><text:span text:style-name="T356_108"><text:s/></text:span><text:span text:style-name="T356_109">data</text:span><text:span text:style-name="T356_110"><text:s/></text:span><text:span text:style-name="T356_111">to</text:span><text:span text:style-name="T356_112"><text:s/></text:span><text:span text:style-name="T356_113">the</text:span><text:span text:style-name="T356_114"><text:s/></text:span><text:span text:style-name="T356_115">open</text:span><text:span text:style-name="T356_116"><text:s/></text:span><text:span text:style-name="T356_117">hub</text:span><text:span text:style-name="T356_118"><text:s/></text:span><text:span text:style-name="T356_119">enviroCar</text:span><text:span text:style-name="T356_120"><text:s/></text:span><text:span text:style-name="T356_121">platform</text:span><text:span text:style-name="T356_122">.</text:span></text:p>
            <text:p text:style-name="P357"/>
            <text:p text:style-name="P358"/>
            <text:p text:style-name="P359"><text:span text:style-name="T359_1">As</text:span><text:span text:style-name="T359_2"><text:s/></text:span><text:span text:style-name="T359_3">you</text:span><text:span text:style-name="T359_4"><text:s/></text:span><text:span text:style-name="T359_5">can</text:span><text:span text:style-name="T359_6"><text:s/></text:span><text:span text:style-name="T359_7">see</text:span><text:span text:style-name="T359_8">,<text:s/></text:span><text:span text:style-name="T359_9">enviroCar</text:span><text:span text:style-name="T359_10"><text:s/></text:span><text:span text:style-name="T359_11">is</text:span><text:span text:style-name="T359_12"><text:s/></text:span><text:span text:style-name="T359_13">great</text:span><text:span text:style-name="T359_14"><text:s/></text:span><text:span text:style-name="T359_15">but</text:span><text:span text:style-name="T359_16"><text:s/></text:span><text:span text:style-name="T359_17">the</text:span><text:span text:style-name="T359_18"><text:s/></text:span><text:span text:style-name="T359_19">real</text:span><text:span text:style-name="T359_20"><text:s/></text:span><text:span text:style-name="T359_21">problem</text:span><text:span text:style-name="T359_22"><text:s/></text:span><text:span text:style-name="T359_23">is</text:span><text:span text:style-name="T359_24">:<text:s/></text:span><text:span text:style-name="T359_25">It</text:span><text:span text:style-name="T359_26">’</text:span><text:span text:style-name="T359_27">s</text:span><text:span text:style-name="T359_28"><text:s/></text:span><text:span text:style-name="T359_29">not</text:span><text:span text:style-name="T359_30"><text:s/></text:span><text:span text:style-name="T359_31">in</text:span><text:span text:style-name="T359_32"><text:s/></text:span><text:span text:style-name="T359_33">the</text:span><text:span text:style-name="T359_34"><text:s/></text:span><text:span text:style-name="T359_35">store</text:span><text:span text:style-name="T359_36"><text:s/></text:span><text:span text:style-name="T359_37">yet</text:span><text:span text:style-name="T359_38"><text:s/></text:span><text:span text:style-name="T359_39">and</text:span><text:span text:style-name="T359_40"><text:s/></text:span><text:span text:style-name="T359_41">that</text:span><text:span text:style-name="T359_42">’</text:span><text:span text:style-name="T359_43">s</text:span><text:span text:style-name="T359_44"><text:s/></text:span><text:span text:style-name="T359_45">where</text:span><text:span text:style-name="T359_46"><text:s/></text:span><text:span text:style-name="T359_47">you</text:span><text:span text:style-name="T359_48"><text:s/></text:span><text:span text:style-name="T359_49">come</text:span><text:span text:style-name="T359_50"><text:s/></text:span><text:span text:style-name="T359_51">in</text:span><text:span text:style-name="T359_52"><text:s/>(</text:span><text:span text:style-name="T359_53">Daniel</text:span><text:span text:style-name="T359_54"><text:s/></text:span><text:span text:style-name="T359_55">zeigt</text:span><text:span text:style-name="T359_56"><text:s/></text:span><text:span text:style-name="T359_57">auf</text:span><text:span text:style-name="T359_58"><text:s/></text:span><text:span text:style-name="T359_59">die</text:span><text:span text:style-name="T359_60"><text:s/></text:span><text:span text:style-name="T359_61">Kamera</text:span><text:span text:style-name="T359_62">).<text:s/></text:span><text:span text:style-name="T359_63">We</text:span><text:span text:style-name="T359_64"><text:s/></text:span><text:span text:style-name="T359_65">need</text:span><text:span text:style-name="T359_66"><text:s/></text:span><text:span text:style-name="T359_67">your</text:span><text:span text:style-name="T359_68"><text:s/></text:span><text:span text:style-name="T359_69">help</text:span><text:span text:style-name="T359_70"><text:s/></text:span><text:span text:style-name="T359_71">to</text:span><text:span text:style-name="T359_72"><text:s/></text:span><text:span text:style-name="T359_73">create</text:span><text:span text:style-name="T359_74"><text:s/></text:span><text:span text:style-name="T359_75">a</text:span><text:span text:style-name="T359_76"><text:s/></text:span><text:span text:style-name="T359_77">ready</text:span><text:span text:style-name="T359_78">-</text:span><text:span text:style-name="T359_79">to</text:span><text:span text:style-name="T359_80">-</text:span><text:span text:style-name="T359_81">use</text:span><text:span text:style-name="T359_82"><text:s/></text:span><text:span text:style-name="T359_83">product</text:span><text:span text:style-name="T359_84"><text:s/></text:span><text:span text:style-name="T359_85">The</text:span><text:span text:style-name="T359_86"><text:s/></text:span><text:span text:style-name="T359_87">most</text:span><text:span text:style-name="T359_88"><text:s/></text:span><text:span text:style-name="T359_89">important</text:span><text:span text:style-name="T359_90"><text:s/></text:span><text:span text:style-name="T359_91">part</text:span><text:span text:style-name="T359_92"><text:s/></text:span><text:span text:style-name="T359_93">is</text:span><text:span text:style-name="T359_94"><text:s/></text:span><text:span text:style-name="T359_95">missing</text:span><text:span text:style-name="T359_96">:<text:s/></text:span><text:span text:style-name="T359_97">You</text:span><text:span text:style-name="T359_98">!<text:s/></text:span><text:span text:style-name="T359_99">We</text:span><text:span text:style-name="T359_100"><text:s/></text:span><text:span text:style-name="T359_101">are</text:span><text:span text:style-name="T359_102"><text:s/></text:span><text:span text:style-name="T359_103">students</text:span><text:span text:style-name="T359_104"><text:s/></text:span><text:span text:style-name="T359_105">with</text:span><text:span text:style-name="T359_106"><text:s/></text:span><text:span text:style-name="T359_107">limited</text:span><text:span text:style-name="T359_108"><text:s/></text:span><text:span text:style-name="T359_109">funds</text:span><text:span text:style-name="T359_110"><text:s/></text:span><text:span text:style-name="T359_111">and</text:span><text:span text:style-name="T359_112"><text:s/></text:span><text:span text:style-name="T359_113">so</text:span><text:span text:style-name="T359_114"><text:s/></text:span><text:span text:style-name="T359_115">we</text:span><text:span text:style-name="T359_116"><text:s/></text:span><text:span text:style-name="T359_117">need</text:span><text:span text:style-name="T359_118"><text:s/></text:span><text:span text:style-name="T359_119">help</text:span><text:span text:style-name="T359_120"><text:s/></text:span><text:span text:style-name="T359_121">to</text:span><text:span text:style-name="T359_122"><text:s/></text:span><text:span text:style-name="T359_123">bring</text:span><text:span text:style-name="T359_124"><text:s/></text:span><text:span text:style-name="T359_125">this</text:span><text:span text:style-name="T359_126"><text:s/></text:span><text:span text:style-name="T359_127">to</text:span><text:span text:style-name="T359_128"><text:s/></text:span><text:span text:style-name="T359_129">market</text:span><text:span text:style-name="T359_130"><text:s/></text:span><text:span text:style-name="T359_131">so</text:span><text:span text:style-name="T359_132"><text:s/></text:span><text:span text:style-name="T359_133">that</text:span><text:span text:style-name="T359_134"><text:s/></text:span><text:span text:style-name="T359_135">others</text:span><text:span text:style-name="T359_136"><text:s/></text:span><text:span text:style-name="T359_137">can</text:span><text:span text:style-name="T359_138"><text:s/></text:span><text:span text:style-name="T359_139">benefit</text:span><text:span text:style-name="T359_140">.<text:s/></text:span><text:span text:style-name="T359_141">We</text:span><text:span text:style-name="T359_142"><text:s/></text:span><text:span text:style-name="T359_143">just</text:span><text:span text:style-name="T359_144"><text:s/></text:span><text:span text:style-name="T359_145">need</text:span><text:span text:style-name="T359_146"><text:s/></text:span><text:span text:style-name="T359_147">the</text:span><text:span text:style-name="T359_148"><text:s/></text:span><text:span text:style-name="T359_149">initial</text:span><text:span text:style-name="T359_150"><text:s/></text:span><text:span text:style-name="T359_151">start</text:span><text:span text:style-name="T359_152"><text:s/></text:span><text:span text:style-name="T359_153">and</text:span><text:span text:style-name="T359_154"><text:s/></text:span><text:span text:style-name="T359_155">we</text:span><text:span text:style-name="T359_156">’</text:span><text:span text:style-name="T359_157">re</text:span><text:span text:style-name="T359_158"><text:s/></text:span><text:span text:style-name="T359_159">confident</text:span><text:span text:style-name="T359_160"><text:s/></text:span><text:span text:style-name="T359_161">that</text:span><text:span text:style-name="T359_162"><text:s/></text:span><text:span text:style-name="T359_163">enviroCar</text:span><text:span text:style-name="T359_164"><text:s/></text:span><text:span text:style-name="T359_165">becomes</text:span><text:span text:style-name="T359_166"><text:s/></text:span><text:span text:style-name="T359_167">a</text:span><text:span text:style-name="T359_168"><text:s/></text:span><text:span text:style-name="T359_169">fast</text:span><text:span text:style-name="T359_170">-</text:span><text:span text:style-name="T359_171">selling</text:span><text:span text:style-name="T359_172"><text:s/></text:span><text:span text:style-name="T359_173">item</text:span><text:span text:style-name="T359_174">.<text:s/></text:span><text:span text:style-name="T359_175">It</text:span><text:span text:style-name="T359_176"><text:s/></text:span><text:span text:style-name="T359_177">won</text:span><text:span text:style-name="T359_178">’</text:span><text:span text:style-name="T359_179">t</text:span><text:span text:style-name="T359_180"><text:s/></text:span><text:span text:style-name="T359_181">be</text:span><text:span text:style-name="T359_182"><text:s/></text:span><text:span text:style-name="T359_183">just</text:span><text:span text:style-name="T359_184"><text:s/></text:span><text:span text:style-name="T359_185">one</text:span><text:span text:style-name="T359_186"><text:s/></text:span><text:span text:style-name="T359_187">campaign</text:span><text:span text:style-name="T359_188"><text:s/></text:span><text:span text:style-name="T359_189">like</text:span><text:span text:style-name="T359_190"><text:s/></text:span><text:span text:style-name="T359_191">the</text:span><text:span text:style-name="T359_192"><text:s/></text:span><text:span text:style-name="T359_193">other</text:span><text:span text:style-name="T359_194">.<text:s/></text:span><text:span text:style-name="T359_195">It</text:span><text:span text:style-name="T359_196">’</text:span><text:span text:style-name="T359_197">s</text:span><text:span text:style-name="T359_198"><text:s/></text:span><text:span text:style-name="T359_199">more</text:span><text:span text:style-name="T359_200">.<text:s/></text:span><text:span text:style-name="T359_201">It</text:span><text:span text:style-name="T359_202">’</text:span><text:span text:style-name="T359_203">s</text:span><text:span text:style-name="T359_204"><text:s/></text:span><text:span text:style-name="T359_205">our</text:span><text:span text:style-name="T359_206"><text:s/></text:span><text:span text:style-name="T359_207">vision</text:span><text:span text:style-name="T359_208"><text:s/></text:span><text:span text:style-name="T359_209">to</text:span><text:span text:style-name="T359_210"><text:s/></text:span><text:span text:style-name="T359_211">help</text:span><text:span text:style-name="T359_212"><text:s/></text:span><text:span text:style-name="T359_213">you</text:span><text:span text:style-name="T359_214"><text:s/>/</text:span><text:span text:style-name="T359_215">provide</text:span><text:span text:style-name="T359_216"><text:s/></text:span><text:span text:style-name="T359_217">you</text:span><text:span text:style-name="T359_218"><text:s/></text:span><text:span text:style-name="T359_219">chances</text:span><text:span text:style-name="T359_220"><text:s/></text:span><text:span text:style-name="T359_221">and</text:span><text:span text:style-name="T359_222"><text:s/></text:span><text:span text:style-name="T359_223">to</text:span><text:span text:style-name="T359_224"><text:s/></text:span><text:span text:style-name="T359_225">give</text:span><text:span text:style-name="T359_226"><text:s/></text:span><text:span text:style-name="T359_227">you</text:span><text:span text:style-name="T359_228"><text:s/></text:span><text:span text:style-name="T359_229">the</text:span><text:span text:style-name="T359_230"><text:s/></text:span><text:span text:style-name="T359_231">chance</text:span><text:span text:style-name="T359_232">,<text:s/></text:span><text:span text:style-name="T359_233">to</text:span><text:span text:style-name="T359_234"><text:s/></text:span><text:span text:style-name="T359_235">make</text:span><text:span text:style-name="T359_236"><text:s/></text:span><text:span text:style-name="T359_237">your</text:span><text:span text:style-name="T359_238"><text:s/></text:span><text:span text:style-name="T359_239">part</text:span><text:span text:style-name="T359_240"><text:s/></text:span><text:span text:style-name="T359_241">of</text:span><text:span text:style-name="T359_242"><text:s/></text:span><text:span text:style-name="T359_243">the</text:span><text:span text:style-name="T359_244"><text:s/></text:span><text:span text:style-name="T359_245">world</text:span><text:span text:style-name="T359_246"><text:s/></text:span><text:span text:style-name="T359_247">smarter</text:span><text:span text:style-name="T359_248">.</text:span></text:p>
            <text:p text:style-name="P360"/>
            <text:p text:style-name="P361"/>
            <text:p text:style-name="P362"><text:span text:style-name="T362_1">Your</text:span><text:span text:style-name="T362_2"><text:s/></text:span><text:span text:style-name="T362_3">contribution</text:span><text:span text:style-name="T362_4"><text:s/></text:span><text:span text:style-name="T362_5">will</text:span><text:span text:style-name="T362_6"><text:s/></text:span><text:span text:style-name="T362_7">help</text:span><text:span text:style-name="T362_8"><text:s/></text:span><text:span text:style-name="T362_9">us</text:span><text:span text:style-name="T362_10"><text:s/></text:span><text:span text:style-name="T362_11">to</text:span><text:span text:style-name="T362_12"><text:s/></text:span><text:span text:style-name="T362_13">get</text:span><text:span text:style-name="T362_14"><text:s/></text:span><text:span text:style-name="T362_15">and</text:span><text:span text:style-name="T362_16"><text:s/></text:span><text:span text:style-name="T362_17">keep</text:span><text:span text:style-name="T362_18"><text:s/></text:span><text:span text:style-name="T362_19">enviroCar</text:span><text:span text:style-name="T362_20"><text:s/></text:span><text:span text:style-name="T362_21">running</text:span><text:span text:style-name="T362_22">.<text:s/></text:span><text:span text:style-name="T362_23">With</text:span><text:span text:style-name="T362_24"><text:s/></text:span><text:span text:style-name="T362_25">your</text:span><text:span text:style-name="T362_26"><text:s/></text:span><text:span text:style-name="T362_27">help</text:span><text:span text:style-name="T362_28"><text:s/></text:span><text:span text:style-name="T362_29">we</text:span><text:span text:style-name="T362_30"><text:s/></text:span><text:span text:style-name="T362_31">can</text:span><text:span text:style-name="T362_32"><text:s/></text:span><text:span text:style-name="T362_33">make</text:span><text:span text:style-name="T362_34"><text:s/></text:span><text:span text:style-name="T362_35">sure</text:span><text:span text:style-name="T362_36"><text:s/></text:span><text:span text:style-name="T362_37">that</text:span><text:span text:style-name="T362_38"><text:s/></text:span><text:span text:style-name="T362_39">enviroCar</text:span><text:span text:style-name="T362_40"><text:s/></text:span><text:span text:style-name="T362_41">will</text:span><text:span text:style-name="T362_42"><text:s/></text:span><text:span text:style-name="T362_43">be</text:span><text:span text:style-name="T362_44"><text:s/></text:span><text:span text:style-name="T362_45">build</text:span><text:span text:style-name="T362_46"><text:s/></text:span><text:span text:style-name="T362_47">on</text:span><text:span text:style-name="T362_48"><text:s/></text:span><text:span text:style-name="T362_49">a</text:span><text:span text:style-name="T362_50"><text:s/></text:span><text:span text:style-name="T362_51">long</text:span><text:span text:style-name="T362_52">-</text:span><text:span text:style-name="T362_53">lasting</text:span><text:span text:style-name="T362_54"><text:s/></text:span><text:span text:style-name="T362_55">base</text:span><text:span text:style-name="T362_56">,<text:s/></text:span><text:span text:style-name="T362_57">that</text:span><text:span text:style-name="T362_58"><text:s/></text:span><text:span text:style-name="T362_59">it</text:span><text:span text:style-name="T362_60"><text:s/></text:span><text:span text:style-name="T362_61">will</text:span><text:span text:style-name="T362_62"><text:s/></text:span><text:span text:style-name="T362_63">be</text:span><text:span text:style-name="T362_64"><text:s/></text:span><text:span text:style-name="T362_65">further</text:span><text:span text:style-name="T362_66"><text:s/></text:span><text:span text:style-name="T362_67">developed</text:span><text:span text:style-name="T362_68">,<text:s/></text:span><text:span text:style-name="T362_69">new</text:span><text:span text:style-name="T362_70"><text:s/></text:span><text:span text:style-name="T362_71">features</text:span><text:span text:style-name="T362_72"><text:s/></text:span><text:span text:style-name="T362_73">will</text:span><text:span text:style-name="T362_74"><text:s/></text:span><text:span text:style-name="T362_75">be</text:span><text:span text:style-name="T362_76"><text:s/></text:span><text:span text:style-name="T362_77">added</text:span><text:span text:style-name="T362_78"><text:s/></text:span><text:span text:style-name="T362_79">and</text:span><text:span text:style-name="T362_80"><text:s/></text:span><text:span text:style-name="T362_81">maintenance</text:span><text:span text:style-name="T362_82"><text:s/></text:span><text:span text:style-name="T362_83">will</text:span><text:span text:style-name="T362_84"><text:s/></text:span><text:span text:style-name="T362_85">be</text:span><text:span text:style-name="T362_86"><text:s/></text:span><text:span text:style-name="T362_87">secured</text:span><text:span text:style-name="T362_88"><text:s/></text:span><text:span text:style-name="T362_89">in</text:span><text:span text:style-name="T362_90"><text:s/></text:span><text:span text:style-name="T362_91">the</text:span><text:span text:style-name="T362_92"><text:s/></text:span><text:span text:style-name="T362_93">future</text:span><text:span text:style-name="T362_94">.</text:span></text:p>
            <text:p text:style-name="P363"/>
            <text:p text:style-name="P364"/>
            <text:p text:style-name="P365"><text:span text:style-name="T365_1">As</text:span><text:span text:style-name="T365_2"><text:s/></text:span><text:span text:style-name="T365_3">thanks</text:span><text:span text:style-name="T365_4"><text:s/></text:span><text:span text:style-name="T365_5">for</text:span><text:span text:style-name="T365_6"><text:s/></text:span><text:span text:style-name="T365_7">your</text:span><text:span text:style-name="T365_8"><text:s/></text:span><text:span text:style-name="T365_9">donation</text:span><text:span text:style-name="T365_10">/</text:span><text:span text:style-name="T365_11">contribution</text:span><text:span text:style-name="T365_12"><text:s/></text:span><text:span text:style-name="T365_13">,</text:span><text:span text:style-name="T365_14"><text:s/></text:span><text:span text:style-name="T365_15">we</text:span><text:span text:style-name="T365_16">’</text:span><text:span text:style-name="T365_17">ll</text:span><text:span text:style-name="T365_18"><text:s/></text:span><text:span text:style-name="T365_19">give</text:span><text:span text:style-name="T365_20"><text:s/></text:span><text:span text:style-name="T365_21">you</text:span><text:span text:style-name="T365_22"><text:s/></text:span><text:span text:style-name="T365_23">great</text:span><text:span text:style-name="T365_24"><text:s/></text:span><text:span text:style-name="T365_25">perks</text:span><text:span text:style-name="T365_26"><text:s/></text:span><text:span text:style-name="T365_27">for</text:span><text:span text:style-name="T365_28"><text:s/></text:span><text:span text:style-name="T365_29">your</text:span><text:span text:style-name="T365_30"><text:s/></text:span><text:span text:style-name="T365_31">donation</text:span><text:span text:style-name="T365_32">.<text:s/></text:span><text:span text:style-name="T365_33">You</text:span><text:span text:style-name="T365_34"><text:s/></text:span><text:span text:style-name="T365_35">gain</text:span><text:span text:style-name="T365_36"><text:s/></text:span><text:span text:style-name="T365_37">access</text:span><text:span text:style-name="T365_38"><text:s/></text:span><text:span text:style-name="T365_39">to</text:span><text:span text:style-name="T365_40"><text:s/></text:span><text:span text:style-name="T365_41">features</text:span><text:span text:style-name="T365_42"><text:s/></text:span><text:span text:style-name="T365_43">via</text:span><text:span text:style-name="T365_44"><text:s/></text:span><text:span text:style-name="T365_45">the</text:span><text:span text:style-name="T365_46"><text:s/></text:span><text:span text:style-name="T365_47">website</text:span><text:span text:style-name="T365_48"><text:s/></text:span><text:span text:style-name="T365_49">and</text:span><text:span text:style-name="T365_50"><text:s/></text:span><text:span text:style-name="T365_51">mobile</text:span><text:span text:style-name="T365_52"><text:s/></text:span><text:span text:style-name="T365_53">app</text:span><text:span text:style-name="T365_54"><text:s/></text:span><text:span text:style-name="T365_55">that</text:span><text:span text:style-name="T365_56"><text:s/></text:span><text:span text:style-name="T365_57">help</text:span><text:span text:style-name="T365_58"><text:s/></text:span><text:span text:style-name="T365_59">you</text:span><text:span text:style-name="T365_60"><text:s/></text:span><text:span text:style-name="T365_61">improve</text:span><text:span text:style-name="T365_62"><text:s/></text:span><text:span text:style-name="T365_63">your</text:span><text:span text:style-name="T365_64"><text:s/></text:span><text:span text:style-name="T365_65">driving</text:span><text:span text:style-name="T365_66"><text:s/></text:span><text:span text:style-name="T365_67">and</text:span><text:span text:style-name="T365_68"><text:s/></text:span><text:span text:style-name="T365_69">save</text:span><text:span text:style-name="T365_70"><text:s/></text:span><text:span text:style-name="T365_71">money</text:span><text:span text:style-name="T365_72">.<text:s/></text:span><text:span text:style-name="T365_73">And</text:span><text:span text:style-name="T365_74"><text:s/></text:span><text:span text:style-name="T365_75">one</text:span><text:span text:style-name="T365_76"><text:s/></text:span><text:span text:style-name="T365_77">really</text:span><text:span text:style-name="T365_78"><text:s/></text:span><text:span text:style-name="T365_79">important</text:span><text:span text:style-name="T365_80"><text:s/></text:span><text:span text:style-name="T365_81">fact</text:span><text:span text:style-name="T365_82">:<text:s/></text:span><text:span text:style-name="T365_83">The</text:span><text:span text:style-name="T365_84"><text:s/></text:span><text:span text:style-name="T365_85">collected</text:span><text:span text:style-name="T365_86"><text:s/></text:span><text:span text:style-name="T365_87">data</text:span><text:span text:style-name="T365_88"><text:s/></text:span><text:span text:style-name="T365_89">is</text:span><text:span text:style-name="T365_90"><text:s/></text:span><text:span text:style-name="T365_91">shared</text:span><text:span text:style-name="T365_92"><text:s/></text:span><text:span text:style-name="T365_93">with</text:span><text:span text:style-name="T365_94"><text:s/></text:span><text:span text:style-name="T365_95">scientists</text:span><text:span text:style-name="T365_96"><text:s/></text:span><text:span text:style-name="T365_97">and</text:span><text:span text:style-name="T365_98"><text:s/></text:span><text:span text:style-name="T365_99">the</text:span><text:span text:style-name="T365_100"><text:s/></text:span><text:span text:style-name="T365_101">general</text:span><text:span text:style-name="T365_102"><text:s/></text:span><text:span text:style-name="T365_103">public</text:span><text:span text:style-name="T365_104">.<text:s/></text:span><text:span text:style-name="T365_105">We</text:span><text:span text:style-name="T365_106"><text:s/></text:span><text:span text:style-name="T365_107">will</text:span><text:span text:style-name="T365_108"><text:s/></text:span><text:span text:style-name="T365_109">analyze</text:span><text:span text:style-name="T365_110"><text:s/></text:span><text:span text:style-name="T365_111">the</text:span><text:span text:style-name="T365_112"><text:s/></text:span><text:span text:style-name="T365_113">data</text:span><text:span text:style-name="T365_114"><text:s/></text:span><text:span text:style-name="T365_115">collected</text:span><text:span text:style-name="T365_116"><text:s/></text:span><text:span text:style-name="T365_117">to</text:span><text:span text:style-name="T365_118"><text:s/></text:span><text:span text:style-name="T365_119">calculate</text:span><text:span text:style-name="T365_120"><text:s/></text:span><text:span text:style-name="T365_121">e</text:span><text:span text:style-name="T365_122">.</text:span><text:span text:style-name="T365_123">g</text:span><text:span text:style-name="T365_124">.<text:s/></text:span><text:span text:style-name="T365_125">CO</text:span><text:span text:style-name="T365_126">2<text:s/></text:span><text:span text:style-name="T365_127">emissions</text:span><text:span text:style-name="T365_128">,<text:s/></text:span><text:span text:style-name="T365_129">improve</text:span><text:span text:style-name="T365_130"><text:s/></text:span><text:span text:style-name="T365_131">traffic</text:span><text:span text:style-name="T365_132"><text:s/></text:span><text:span text:style-name="T365_133">light</text:span><text:span text:style-name="T365_134"><text:s/></text:span><text:span text:style-name="T365_135">phasing</text:span><text:span text:style-name="T365_136">,<text:s/></text:span><text:span text:style-name="T365_137">and</text:span><text:span text:style-name="T365_138"><text:s/></text:span><text:span text:style-name="T365_139">eventually</text:span><text:span text:style-name="T365_140"><text:s/></text:span><text:span text:style-name="T365_141">reduce</text:span><text:span text:style-name="T365_142"><text:s/></text:span><text:span text:style-name="T365_143">our</text:span><text:span text:style-name="T365_144"><text:s/></text:span><text:span text:style-name="T365_145">fuel</text:span><text:span text:style-name="T365_146"><text:s/></text:span><text:span text:style-name="T365_147">consumption</text:span><text:span text:style-name="T365_148">.</text:span></text:p>
            <text:p text:style-name="P366"/>
            <text:p text:style-name="P367"/>
          </table:table-cell>
          <table:table-cell table:style-name="Cell119">
            <text:p text:style-name="P368"><text:span text:style-name="T368_1">30<text:s/></text:span><text:span text:style-name="T368_2">Sek</text:span></text:p>
          </table:table-cell>
          <table:table-cell table:style-name="Cell120">
            <text:p text:style-name="P369"><text:span text:style-name="T369_1">Rahmenbedingungen</text:span><text:span text:style-name="T369_2"><text:s/></text:span><text:span text:style-name="T369_3">klären</text:span><text:span text:style-name="T369_4"><text:s/></text:span><text:span text:style-name="T369_5">und</text:span><text:span text:style-name="T369_6"><text:s/></text:span><text:span text:style-name="T369_7">den</text:span><text:span text:style-name="T369_8"><text:s/></text:span><text:span text:style-name="T369_9">sachliche</text:span><text:span text:style-name="T369_10"><text:s/></text:span><text:span text:style-name="T369_11">Infos</text:span><text:span text:style-name="T369_12"><text:s/></text:span><text:span text:style-name="T369_13">über</text:span><text:span text:style-name="T369_14"><text:s/></text:span><text:span text:style-name="T369_15">das</text:span><text:span text:style-name="T369_16"><text:s/></text:span><text:span text:style-name="T369_17">Projekt</text:span><text:span text:style-name="T369_18"><text:s/></text:span><text:span text:style-name="T369_19">geben</text:span><text:span text:style-name="T369_20">.</text:span></text:p>
            <text:p text:style-name="P370"/>
            <text:p text:style-name="P371"><text:span text:style-name="T371_1">Kürzer</text:span><text:span text:style-name="T371_2"><text:s/></text:span><text:span text:style-name="T371_3">fassen</text:span><text:span text:style-name="T371_4"><text:s/>(</text:span><text:span text:style-name="T371_5">da</text:span><text:span text:style-name="T371_6"><text:s/></text:span><text:span text:style-name="T371_7">zu</text:span><text:span text:style-name="T371_8"><text:s/></text:span><text:span text:style-name="T371_9">wenig</text:span><text:span text:style-name="T371_10"><text:s/></text:span><text:span text:style-name="T371_11">Bilder</text:span><text:span text:style-name="T371_12">)!</text:span></text:p>
          </table:table-cell>
        </table:table-row>
        <table:table-row table:style-name="Row16">
          <table:table-cell table:style-name="Cell121">
            <text:p text:style-name="P372"><text:span text:style-name="T372_1">11</text:span></text:p>
          </table:table-cell>
          <table:table-cell table:style-name="Cell122">
            <text:p text:style-name="P373"><text:span text:style-name="T373_1">Nur</text:span><text:span text:style-name="T373_2"><text:s/></text:span><text:span text:style-name="T373_3">Animation</text:span></text:p>
          </table:table-cell>
          <table:table-cell table:style-name="Cell123">
            <text:p text:style-name="P374"/>
          </table:table-cell>
          <table:table-cell table:style-name="Cell124">
            <text:p text:style-name="P375"><text:span text:style-name="T375_1">Musik</text:span><text:span text:style-name="T375_2"><text:s/></text:span><text:span text:style-name="T375_3">setzt</text:span><text:span text:style-name="T375_4"><text:s/></text:span><text:span text:style-name="T375_5">ein</text:span><text:span text:style-name="T375_6">.</text:span></text:p>
          </table:table-cell>
          <table:table-cell table:style-name="Cell125">
            <text:p text:style-name="P376"/>
            <text:p text:style-name="P377"/>
            <text:p text:style-name="P378"/>
            <text:p text:style-name="P379"/>
            <text:p text:style-name="P380"/>
          </table:table-cell>
          <table:table-cell table:style-name="Cell126">
            <text:p text:style-name="P381"><text:span text:style-name="T381_1">Logo</text:span><text:span text:style-name="T381_2"><text:s/></text:span><text:span text:style-name="T381_3">und</text:span><text:span text:style-name="T381_4"><text:s/></text:span><text:span text:style-name="T381_5">Slogan</text:span><text:span text:style-name="T381_6"><text:s/></text:span><text:span text:style-name="T381_7">werden</text:span><text:span text:style-name="T381_8"><text:s/></text:span><text:span text:style-name="T381_9">langsam</text:span><text:span text:style-name="T381_10"><text:s/></text:span><text:span text:style-name="T381_11">mit</text:span><text:span text:style-name="T381_12"><text:s/></text:span><text:span text:style-name="T381_13">Musik</text:span><text:span text:style-name="T381_14"><text:s/></text:span><text:span text:style-name="T381_15">eingeblendet</text:span><text:span text:style-name="T381_16">;<text:s/></text:span></text:p>
            <text:p text:style-name="P382"><text:span text:style-name="T382_1">nach</text:span><text:span text:style-name="T382_2"><text:s/>0,5</text:span><text:span text:style-name="T382_3">s</text:span><text:span text:style-name="T382_4"><text:s/></text:span><text:span text:style-name="T382_5">Schwarzblende</text:span></text:p>
            <text:p text:style-name="P383"/>
            <text:p text:style-name="P384"><text:span text:style-name="T384_1">Logo</text:span><text:span text:style-name="T384_2">:</text:span></text:p>
            <text:list text:style-name="LS51" xml:id="list125">
              <text:list-item>
                <text:p text:style-name="P385"><text:span text:style-name="T385_1">Drei</text:span><text:span text:style-name="T385_2"><text:s/></text:span><text:span text:style-name="T385_3">Leute</text:span><text:span text:style-name="T385_4"><text:s/>(</text:span><text:span text:style-name="T385_5">welche</text:span><text:span text:style-name="T385_6"><text:s/></text:span><text:span text:style-name="T385_7">das</text:span><text:span text:style-name="T385_8"><text:s/>“</text:span><text:span text:style-name="T385_9">i</text:span><text:span text:style-name="T385_10">”<text:s/></text:span><text:span text:style-name="T385_11">symbolisieren</text:span><text:span text:style-name="T385_12"><text:s/>(</text:span><text:span text:style-name="T385_13">sprich</text:span><text:span text:style-name="T385_14"><text:s/></text:span><text:span text:style-name="T385_15">die</text:span><text:span text:style-name="T385_16"><text:s/></text:span><text:span text:style-name="T385_17">Community</text:span><text:span text:style-name="T385_18">))<text:s/></text:span><text:span text:style-name="T385_19">werden</text:span><text:span text:style-name="T385_20"><text:s/></text:span><text:span text:style-name="T385_21">eingeblendet</text:span><text:span text:style-name="T385_22">.<text:s/></text:span><text:span text:style-name="T385_23">Die</text:span><text:span text:style-name="T385_24"><text:s/></text:span><text:span text:style-name="T385_25">machen</text:span><text:span text:style-name="T385_26"><text:s/></text:span><text:span text:style-name="T385_27">irgendwas</text:span><text:span text:style-name="T385_28">.<text:s/></text:span><text:span text:style-name="T385_29">Das</text:span><text:span text:style-name="T385_30"><text:s/></text:span><text:span text:style-name="T385_31">Bild</text:span><text:span text:style-name="T385_32"><text:s/></text:span><text:span text:style-name="T385_33">ist</text:span><text:span text:style-name="T385_34"><text:s/></text:span><text:span text:style-name="T385_35">dreigeteilt</text:span><text:span text:style-name="T385_36"><text:s/></text:span><text:span text:style-name="T385_37">und</text:span><text:span text:style-name="T385_38"><text:s/></text:span><text:span text:style-name="T385_39">wird</text:span><text:span text:style-name="T385_40"><text:s/></text:span><text:span text:style-name="T385_41">dann</text:span><text:span text:style-name="T385_42"><text:s/></text:span><text:span text:style-name="T385_43">zu</text:span><text:span text:style-name="T385_44"><text:s/></text:span><text:span text:style-name="T385_45">einem</text:span><text:span text:style-name="T385_46">,<text:s/></text:span><text:span text:style-name="T385_47">wo</text:span><text:span text:style-name="T385_48"><text:s/></text:span><text:span text:style-name="T385_49">alle</text:span><text:span text:style-name="T385_50"><text:s/></text:span><text:span text:style-name="T385_51">drei</text:span><text:span text:style-name="T385_52"><text:s/></text:span><text:span text:style-name="T385_53">Leute</text:span><text:span text:style-name="T385_54"><text:s/></text:span><text:span text:style-name="T385_55">zusammen</text:span><text:span text:style-name="T385_56"><text:s/></text:span><text:span text:style-name="T385_57">stehen</text:span><text:span text:style-name="T385_58">.<text:s/></text:span><text:span text:style-name="T385_59">Danach</text:span><text:span text:style-name="T385_60"><text:s/></text:span><text:span text:style-name="T385_61">kommt</text:span><text:span text:style-name="T385_62"><text:s/>“</text:span><text:span text:style-name="T385_63">env</text:span><text:span text:style-name="T385_64">”<text:s/></text:span><text:span text:style-name="T385_65">und</text:span><text:span text:style-name="T385_66"><text:s/>“</text:span><text:span text:style-name="T385_67">roCar</text:span><text:span text:style-name="T385_68">”<text:s/></text:span><text:span text:style-name="T385_69">von</text:span><text:span text:style-name="T385_70"><text:s/></text:span><text:span text:style-name="T385_71">jeweils</text:span><text:span text:style-name="T385_72"><text:s/></text:span><text:span text:style-name="T385_73">einer</text:span><text:span text:style-name="T385_74"><text:s/></text:span><text:span text:style-name="T385_75">Seite</text:span><text:span text:style-name="T385_76">.<text:s/></text:span><text:span text:style-name="T385_77">Die</text:span><text:span text:style-name="T385_78"><text:s/>“</text:span><text:span text:style-name="T385_79">i</text:span><text:span text:style-name="T385_80">”</text:span><text:span text:style-name="T385_81">s</text:span><text:span text:style-name="T385_82"><text:s/></text:span><text:span text:style-name="T385_83">werden</text:span><text:span text:style-name="T385_84"><text:s/></text:span><text:span text:style-name="T385_85">digital</text:span><text:span text:style-name="T385_86"><text:s/></text:span><text:span text:style-name="T385_87">und</text:span><text:span text:style-name="T385_88"><text:s/></text:span><text:span text:style-name="T385_89">das</text:span><text:span text:style-name="T385_90"><text:s/></text:span><text:span text:style-name="T385_91">Logo</text:span><text:span text:style-name="T385_92"><text:s/></text:span><text:span text:style-name="T385_93">wird</text:span><text:span text:style-name="T385_94"><text:s/></text:span><text:span text:style-name="T385_95">so</text:span><text:span text:style-name="T385_96"><text:s/></text:span><text:span text:style-name="T385_97">dargestellt</text:span><text:span text:style-name="T385_98">,<text:s/></text:span><text:span text:style-name="T385_99">wie</text:span><text:span text:style-name="T385_100"><text:s/></text:span><text:span text:style-name="T385_101">oben</text:span><text:span text:style-name="T385_102"><text:s/></text:span><text:span text:style-name="T385_103">zu</text:span><text:span text:style-name="T385_104"><text:s/></text:span><text:span text:style-name="T385_105">sehen</text:span><text:span text:style-name="T385_106">.</text:span></text:p>
              </text:list-item>
            </text:list>
            <text:p text:style-name="P386"/>
            <text:p text:style-name="P387"><text:span text:style-name="T387_1">Schauen</text:span><text:span text:style-name="T387_2"><text:s/></text:span><text:span text:style-name="T387_3">ob</text:span><text:span text:style-name="T387_4"><text:s/></text:span><text:span text:style-name="T387_5">es</text:span><text:span text:style-name="T387_6"><text:s/></text:span><text:span text:style-name="T387_7">passt</text:span><text:span text:style-name="T387_8">:<text:s/></text:span><text:span text:style-name="T387_9">Daniel</text:span><text:span text:style-name="T387_10"><text:s/></text:span><text:span text:style-name="T387_11">spricht</text:span><text:span text:style-name="T387_12"><text:s/></text:span><text:span text:style-name="T387_13">Slogan</text:span><text:span text:style-name="T387_14"><text:s/></text:span><text:span text:style-name="T387_15">“</text:span><text:span text:style-name="T387_16">enviroCar</text:span><text:span text:style-name="T387_17"><text:s/>-<text:s/></text:span><text:span text:style-name="T387_18">Make</text:span><text:span text:style-name="T387_19"><text:s/></text:span><text:span text:style-name="T387_20">your</text:span><text:span text:style-name="T387_21"><text:s/></text:span><text:span text:style-name="T387_22">world</text:span><text:span text:style-name="T387_23"><text:s/></text:span><text:span text:style-name="T387_24">a</text:span><text:span text:style-name="T387_25"><text:s/></text:span><text:span text:style-name="T387_26">bit</text:span><text:span text:style-name="T387_27"><text:s/></text:span><text:span text:style-name="T387_28">smarter</text:span><text:span text:style-name="T387_29">”</text:span><text:span text:style-name="T387_30"><text:s text:c="2"/></text:span><text:span text:style-name="T387_31">oder</text:span><text:span text:style-name="T387_32"><text:s/></text:span><text:span text:style-name="T387_33">anderen</text:span><text:span text:style-name="T387_34"><text:s/></text:span><text:span text:style-name="T387_35">prägnanten</text:span><text:span text:style-name="T387_36"><text:s/></text:span><text:span text:style-name="T387_37">Satz</text:span></text:p>
            <text:list text:style-name="LS51" xml:id="list126">
              <text:list-item>
                <text:p text:style-name="P388"><text:span text:style-name="T388_1">Sollte</text:span><text:span text:style-name="T388_2"><text:s/></text:span><text:span text:style-name="T388_3">sichtbar</text:span><text:span text:style-name="T388_4"><text:s/></text:span><text:span text:style-name="T388_5">bleiben</text:span><text:span text:style-name="T388_6"><text:s/></text:span><text:span text:style-name="T388_7">für</text:span><text:span text:style-name="T388_8"><text:s/></text:span><text:span text:style-name="T388_9">ungefähr</text:span><text:span text:style-name="T388_10"><text:s/>~<text:s/>2<text:s/></text:span><text:span text:style-name="T388_11">Sekunden</text:span><text:span text:style-name="T388_12">.</text:span></text:p>
              </text:list-item>
              <text:list-item>
                <text:p text:style-name="P389"><text:span text:style-name="T389_1">Länge</text:span><text:span text:style-name="T389_2"><text:s/></text:span><text:span text:style-name="T389_3">insgesamt</text:span><text:span text:style-name="T389_4">:<text:s/></text:span><text:span text:style-name="T389_5">3<text:s/></text:span><text:span text:style-name="T389_6">Sekunden</text:span></text:p>
              </text:list-item>
            </text:list>
          </table:table-cell>
          <table:table-cell table:style-name="Cell127">
            <text:p text:style-name="P390"><text:span text:style-name="T390_1">5<text:s/></text:span><text:span text:style-name="T390_2">Sek</text:span></text:p>
          </table:table-cell>
          <table:table-cell table:style-name="Cell128">
            <text:p text:style-name="P391"><text:span text:style-name="T391_1">Vorstellen</text:span><text:span text:style-name="T391_2"><text:s/></text:span><text:span text:style-name="T391_3">des</text:span><text:span text:style-name="T391_4"><text:s/></text:span><text:span text:style-name="T391_5">Namen</text:span><text:span text:style-name="T391_6">s</text:span><text:span text:style-name="T391_7">,<text:s/></text:span><text:span text:style-name="T391_8">Abspann</text:span></text:p>
          </table:table-cell>
        </table:table-row>
      </table:table>
      <text:p text:style-name="P3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4">
      <text:list-level-style-bullet text:bullet-char="●" text:style-name="List3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5Level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5">
      <text:list-level-style-bullet text:bullet-char="●" text:style-name="List3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7">
      <text:list-level-style-bullet text:bullet-char="●" text:style-name="List3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8">
      <text:list-level-style-bullet text:bullet-char="●" text:style-name="List3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9">
      <text:list-level-style-bullet text:bullet-char="●" text:style-name="List3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4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40">
      <text:list-level-style-bullet text:bullet-char="●" text:style-name="List4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4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4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4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1Level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1">
      <text:list-level-style-bullet text:bullet-char="●" text:style-name="List4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2">
      <text:list-level-style-bullet text:bullet-char="●" text:style-name="List4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3">
      <text:list-level-style-bullet text:bullet-char="●" text:style-name="List4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4">
      <text:list-level-style-bullet text:bullet-char="●" text:style-name="List4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5">
      <text:list-level-style-bullet text:bullet-char="●" text:style-name="List4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6Level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6">
      <text:list-level-style-bullet text:bullet-char="●" text:style-name="List4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7Level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7">
      <text:list-level-style-bullet text:bullet-char="●" text:style-name="List4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8">
      <text:list-level-style-bullet text:bullet-char="●" text:style-name="List4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9">
      <text:list-level-style-bullet text:bullet-char="●" text:style-name="List4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0">
      <text:list-level-style-bullet text:bullet-char="●" text:style-name="List5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1">
      <text:list-level-style-bullet text:bullet-char="●" text:style-name="List5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42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